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teste HE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0.00134906" calcext:value-type="float">
            <text:p>0,00134906</text:p>
          </table:table-cell>
          <table:table-cell office:value-type="float" office:value="-0.000283436" calcext:value-type="float">
            <text:p>-0,000283436</text:p>
          </table:table-cell>
          <table:table-cell office:value-type="float" office:value="-0.00537368" calcext:value-type="float">
            <text:p>-0,00537368</text:p>
          </table:table-cell>
          <table:table-cell office:value-type="float" office:value="-0.0148339" calcext:value-type="float">
            <text:p>-0,0148339</text:p>
          </table:table-cell>
          <table:table-cell table:style-name="ce1" office:value-type="float" office:value="-0.0257696" calcext:value-type="float">
            <text:p>-2,58E-02</text:p>
          </table:table-cell>
          <table:table-cell table:style-name="ce1" office:value-type="float" office:value="-0.0326494" calcext:value-type="float">
            <text:p>-3,26E-02</text:p>
          </table:table-cell>
          <table:table-cell office:value-type="float" office:value="-0.0299428" calcext:value-type="float">
            <text:p>-0,0299428</text:p>
          </table:table-cell>
          <table:table-cell office:value-type="float" office:value="-0.0149873" calcext:value-type="float">
            <text:p>-0,0149873</text:p>
          </table:table-cell>
          <table:table-cell office:value-type="float" office:value="0.0102925" calcext:value-type="float">
            <text:p>0,0102925</text:p>
          </table:table-cell>
          <table:table-cell office:value-type="float" office:value="0.0396731" calcext:value-type="float">
            <text:p>0,0396731</text:p>
          </table:table-cell>
          <table:table-cell office:value-type="float" office:value="0.0648682" calcext:value-type="float">
            <text:p>0,0648682</text:p>
          </table:table-cell>
          <table:table-cell office:value-type="float" office:value="0.0787472" calcext:value-type="float">
            <text:p>0,0787472</text:p>
          </table:table-cell>
          <table:table-cell office:value-type="float" office:value="0.0781101" calcext:value-type="float">
            <text:p>0,0781101</text:p>
          </table:table-cell>
          <table:table-cell office:value-type="float" office:value="0.0647871" calcext:value-type="float">
            <text:p>0,0647871</text:p>
          </table:table-cell>
          <table:table-cell office:value-type="float" office:value="0.0445975" calcext:value-type="float">
            <text:p>0,0445975</text:p>
          </table:table-cell>
          <table:table-cell office:value-type="float" office:value="0.0246771" calcext:value-type="float">
            <text:p>0,0246771</text:p>
          </table:table-cell>
          <table:table-cell office:value-type="float" office:value="0.0104178" calcext:value-type="float">
            <text:p>0,0104178</text:p>
          </table:table-cell>
          <table:table-cell office:value-type="float" office:value="0.0034185" calcext:value-type="float">
            <text:p>0,0034185</text:p>
          </table:table-cell>
          <table:table-cell office:value-type="float" office:value="0.00134906" calcext:value-type="float">
            <text:p>0,00134906</text:p>
          </table:table-cell>
        </table:table-row>
        <table:table-row table:style-name="ro1">
          <table:table-cell office:value-type="float" office:value="0.00134906" calcext:value-type="float">
            <text:p>0,00134906</text:p>
          </table:table-cell>
          <table:table-cell office:value-type="float" office:value="0.00027265" calcext:value-type="float">
            <text:p>0,00027265</text:p>
          </table:table-cell>
          <table:table-cell office:value-type="float" office:value="-0.00429422" calcext:value-type="float">
            <text:p>-0,00429422</text:p>
          </table:table-cell>
          <table:table-cell office:value-type="float" office:value="-0.0151024" calcext:value-type="float">
            <text:p>-0,0151024</text:p>
          </table:table-cell>
          <table:table-cell office:value-type="float" office:value="-0.0317645" calcext:value-type="float">
            <text:p>-0,0317645</text:p>
          </table:table-cell>
          <table:table-cell table:style-name="ce1" office:value-type="float" office:value="-0.0503729" calcext:value-type="float">
            <text:p>-5,04E-02</text:p>
          </table:table-cell>
          <table:table-cell table:style-name="ce1" office:value-type="float" office:value="-0.064859" calcext:value-type="float">
            <text:p>-6,49E-02</text:p>
          </table:table-cell>
          <table:table-cell office:value-type="float" office:value="-0.0695148" calcext:value-type="float">
            <text:p>-0,0695148</text:p>
          </table:table-cell>
          <table:table-cell office:value-type="float" office:value="-0.0615344" calcext:value-type="float">
            <text:p>-0,0615344</text:p>
          </table:table-cell>
          <table:table-cell office:value-type="float" office:value="-0.0424029" calcext:value-type="float">
            <text:p>-0,0424029</text:p>
          </table:table-cell>
          <table:table-cell office:value-type="float" office:value="-0.0174722" calcext:value-type="float">
            <text:p>-0,0174722</text:p>
          </table:table-cell>
          <table:table-cell office:value-type="float" office:value="0.00610827" calcext:value-type="float">
            <text:p>0,00610827</text:p>
          </table:table-cell>
          <table:table-cell office:value-type="float" office:value="0.0221927" calcext:value-type="float">
            <text:p>0,0221927</text:p>
          </table:table-cell>
          <table:table-cell office:value-type="float" office:value="0.027925" calcext:value-type="float">
            <text:p>0,027925</text:p>
          </table:table-cell>
          <table:table-cell office:value-type="float" office:value="0.0245115" calcext:value-type="float">
            <text:p>0,0245115</text:p>
          </table:table-cell>
          <table:table-cell office:value-type="float" office:value="0.0161881" calcext:value-type="float">
            <text:p>0,0161881</text:p>
          </table:table-cell>
          <table:table-cell office:value-type="float" office:value="0.00791954" calcext:value-type="float">
            <text:p>0,00791954</text:p>
          </table:table-cell>
          <table:table-cell office:value-type="float" office:value="0.00294741" calcext:value-type="float">
            <text:p>0,00294741</text:p>
          </table:table-cell>
          <table:table-cell office:value-type="float" office:value="0.00134906" calcext:value-type="float">
            <text:p>0,00134906</text:p>
          </table:table-cell>
        </table:table-row>
        <table:table-row table:style-name="ro1">
          <table:table-cell office:value-type="float" office:value="0.00134906" calcext:value-type="float">
            <text:p>0,00134906</text:p>
          </table:table-cell>
          <table:table-cell office:value-type="float" office:value="0.00100747" calcext:value-type="float">
            <text:p>0,00100747</text:p>
          </table:table-cell>
          <table:table-cell office:value-type="float" office:value="-0.00172213" calcext:value-type="float">
            <text:p>-0,00172213</text:p>
          </table:table-cell>
          <table:table-cell office:value-type="float" office:value="-0.0105254" calcext:value-type="float">
            <text:p>-0,0105254</text:p>
          </table:table-cell>
          <table:table-cell office:value-type="float" office:value="-0.0275087" calcext:value-type="float">
            <text:p>-0,0275087</text:p>
          </table:table-cell>
          <table:table-cell office:value-type="float" office:value="-0.0514631" calcext:value-type="float">
            <text:p>-0,0514631</text:p>
          </table:table-cell>
          <table:table-cell office:value-type="float" office:value="-0.0776167" calcext:value-type="float">
            <text:p>-0,0776167</text:p>
          </table:table-cell>
          <table:table-cell office:value-type="float" office:value="-0.0990917" calcext:value-type="float">
            <text:p>-0,0990917</text:p>
          </table:table-cell>
          <table:table-cell office:value-type="float" office:value="-0.109476" calcext:value-type="float">
            <text:p>-0,109476</text:p>
          </table:table-cell>
          <table:table-cell office:value-type="float" office:value="-0.105384" calcext:value-type="float">
            <text:p>-0,105384</text:p>
          </table:table-cell>
          <table:table-cell office:value-type="float" office:value="-0.0878655" calcext:value-type="float">
            <text:p>-0,0878655</text:p>
          </table:table-cell>
          <table:table-cell office:value-type="float" office:value="-0.0620153" calcext:value-type="float">
            <text:p>-0,0620153</text:p>
          </table:table-cell>
          <table:table-cell office:value-type="float" office:value="-0.0349665" calcext:value-type="float">
            <text:p>-0,0349665</text:p>
          </table:table-cell>
          <table:table-cell office:value-type="float" office:value="-0.0131499" calcext:value-type="float">
            <text:p>-0,0131499</text:p>
          </table:table-cell>
          <table:table-cell table:style-name="ce1" office:value-type="float" office:value="-0.0000361117" calcext:value-type="float">
            <text:p>-3,61E-05</text:p>
          </table:table-cell>
          <table:table-cell office:value-type="float" office:value="0.00467551" calcext:value-type="float">
            <text:p>0,00467551</text:p>
          </table:table-cell>
          <table:table-cell office:value-type="float" office:value="0.00414007" calcext:value-type="float">
            <text:p>0,00414007</text:p>
          </table:table-cell>
          <table:table-cell office:value-type="float" office:value="0.00224423" calcext:value-type="float">
            <text:p>0,00224423</text:p>
          </table:table-cell>
          <table:table-cell office:value-type="float" office:value="0.00134906" calcext:value-type="float">
            <text:p>0,00134906</text:p>
          </table:table-cell>
        </table:table-row>
        <table:table-row table:style-name="ro1">
          <table:table-cell office:value-type="float" office:value="0.00134906" calcext:value-type="float">
            <text:p>0,00134906</text:p>
          </table:table-cell>
          <table:table-cell office:value-type="float" office:value="0.00183281" calcext:value-type="float">
            <text:p>0,00183281</text:p>
          </table:table-cell>
          <table:table-cell office:value-type="float" office:value="0.00200139" calcext:value-type="float">
            <text:p>0,00200139</text:p>
          </table:table-cell>
          <table:table-cell office:value-type="float" office:value="-0.00134421" calcext:value-type="float">
            <text:p>-0,00134421</text:p>
          </table:table-cell>
          <table:table-cell office:value-type="float" office:value="-0.0118464" calcext:value-type="float">
            <text:p>-0,0118464</text:p>
          </table:table-cell>
          <table:table-cell office:value-type="float" office:value="-0.0312584" calcext:value-type="float">
            <text:p>-0,0312584</text:p>
          </table:table-cell>
          <table:table-cell office:value-type="float" office:value="-0.05782" calcext:value-type="float">
            <text:p>-0,05782</text:p>
          </table:table-cell>
          <table:table-cell office:value-type="float" office:value="-0.0861974" calcext:value-type="float">
            <text:p>-0,0861974</text:p>
          </table:table-cell>
          <table:table-cell office:value-type="float" office:value="-0.109124" calcext:value-type="float">
            <text:p>-0,109124</text:p>
          </table:table-cell>
          <table:table-cell office:value-type="float" office:value="-0.120075" calcext:value-type="float">
            <text:p>-0,120075</text:p>
          </table:table-cell>
          <table:table-cell office:value-type="float" office:value="-0.115812" calcext:value-type="float">
            <text:p>-0,115812</text:p>
          </table:table-cell>
          <table:table-cell office:value-type="float" office:value="-0.0976755" calcext:value-type="float">
            <text:p>-0,0976755</text:p>
          </table:table-cell>
          <table:table-cell office:value-type="float" office:value="-0.0710304" calcext:value-type="float">
            <text:p>-0,0710304</text:p>
          </table:table-cell>
          <table:table-cell office:value-type="float" office:value="-0.0431367" calcext:value-type="float">
            <text:p>-0,0431367</text:p>
          </table:table-cell>
          <table:table-cell office:value-type="float" office:value="-0.0203788" calcext:value-type="float">
            <text:p>-0,0203788</text:p>
          </table:table-cell>
          <table:table-cell office:value-type="float" office:value="-0.00608261" calcext:value-type="float">
            <text:p>-0,00608261</text:p>
          </table:table-cell>
          <table:table-cell office:value-type="float" office:value="0.000157358" calcext:value-type="float">
            <text:p>0,000157358</text:p>
          </table:table-cell>
          <table:table-cell office:value-type="float" office:value="0.00143262" calcext:value-type="float">
            <text:p>0,00143262</text:p>
          </table:table-cell>
          <table:table-cell office:value-type="float" office:value="0.00134906" calcext:value-type="float">
            <text:p>0,00134906</text:p>
          </table:table-cell>
        </table:table-row>
        <table:table-row table:style-name="ro1">
          <table:table-cell office:value-type="float" office:value="0.00134906" calcext:value-type="float">
            <text:p>0,00134906</text:p>
          </table:table-cell>
          <table:table-cell office:value-type="float" office:value="0.00262184" calcext:value-type="float">
            <text:p>0,00262184</text:p>
          </table:table-cell>
          <table:table-cell office:value-type="float" office:value="0.00607308" calcext:value-type="float">
            <text:p>0,00607308</text:p>
          </table:table-cell>
          <table:table-cell office:value-type="float" office:value="0.0103287" calcext:value-type="float">
            <text:p>0,0103287</text:p>
          </table:table-cell>
          <table:table-cell office:value-type="float" office:value="0.0116465" calcext:value-type="float">
            <text:p>0,0116465</text:p>
          </table:table-cell>
          <table:table-cell office:value-type="float" office:value="0.00587852" calcext:value-type="float">
            <text:p>0,00587852</text:p>
          </table:table-cell>
          <table:table-cell office:value-type="float" office:value="-0.00916214" calcext:value-type="float">
            <text:p>-0,00916214</text:p>
          </table:table-cell>
          <table:table-cell office:value-type="float" office:value="-0.0320889" calcext:value-type="float">
            <text:p>-0,0320889</text:p>
          </table:table-cell>
          <table:table-cell office:value-type="float" office:value="-0.0579089" calcext:value-type="float">
            <text:p>-0,0579089</text:p>
          </table:table-cell>
          <table:table-cell office:value-type="float" office:value="-0.0796672" calcext:value-type="float">
            <text:p>-0,0796672</text:p>
          </table:table-cell>
          <table:table-cell office:value-type="float" office:value="-0.0910831" calcext:value-type="float">
            <text:p>-0,0910831</text:p>
          </table:table-cell>
          <table:table-cell office:value-type="float" office:value="-0.0890183" calcext:value-type="float">
            <text:p>-0,0890183</text:p>
          </table:table-cell>
          <table:table-cell table:style-name="ce1" office:value-type="float" office:value="-0.0746798" calcext:value-type="float">
            <text:p>-7,47E-02</text:p>
          </table:table-cell>
          <table:table-cell office:value-type="float" office:value="-0.0530258" calcext:value-type="float">
            <text:p>-0,0530258</text:p>
          </table:table-cell>
          <table:table-cell office:value-type="float" office:value="-0.0306571" calcext:value-type="float">
            <text:p>-0,0306571</text:p>
          </table:table-cell>
          <table:table-cell office:value-type="float" office:value="-0.0131544" calcext:value-type="float">
            <text:p>-0,0131544</text:p>
          </table:table-cell>
          <table:table-cell office:value-type="float" office:value="-0.00305627" calcext:value-type="float">
            <text:p>-0,00305627</text:p>
          </table:table-cell>
          <table:table-cell office:value-type="float" office:value="0.000646912" calcext:value-type="float">
            <text:p>0,000646912</text:p>
          </table:table-cell>
          <table:table-cell office:value-type="float" office:value="0.00134906" calcext:value-type="float">
            <text:p>0,00134906</text:p>
          </table:table-cell>
        </table:table-row>
        <table:table-row table:style-name="ro1">
          <table:table-cell office:value-type="float" office:value="0.00134906" calcext:value-type="float">
            <text:p>0,00134906</text:p>
          </table:table-cell>
          <table:table-cell office:value-type="float" office:value="0.00323881" calcext:value-type="float">
            <text:p>0,00323881</text:p>
          </table:table-cell>
          <table:table-cell office:value-type="float" office:value="0.00941863" calcext:value-type="float">
            <text:p>0,00941863</text:p>
          </table:table-cell>
          <table:table-cell office:value-type="float" office:value="0.0209846" calcext:value-type="float">
            <text:p>0,0209846</text:p>
          </table:table-cell>
          <table:table-cell office:value-type="float" office:value="0.035383" calcext:value-type="float">
            <text:p>0,035383</text:p>
          </table:table-cell>
          <table:table-cell office:value-type="float" office:value="0.0472602" calcext:value-type="float">
            <text:p>0,0472602</text:p>
          </table:table-cell>
          <table:table-cell office:value-type="float" office:value="0.0508013" calcext:value-type="float">
            <text:p>0,0508013</text:p>
          </table:table-cell>
          <table:table-cell office:value-type="float" office:value="0.0424814" calcext:value-type="float">
            <text:p>0,0424814</text:p>
          </table:table-cell>
          <table:table-cell office:value-type="float" office:value="0.0229408" calcext:value-type="float">
            <text:p>0,0229408</text:p>
          </table:table-cell>
          <table:table-cell office:value-type="float" office:value="-0.00292253" calcext:value-type="float">
            <text:p>-0,00292253</text:p>
          </table:table-cell>
          <table:table-cell office:value-type="float" office:value="-0.0277327" calcext:value-type="float">
            <text:p>-0,0277327</text:p>
          </table:table-cell>
          <table:table-cell office:value-type="float" office:value="-0.0445172" calcext:value-type="float">
            <text:p>-0,0445172</text:p>
          </table:table-cell>
          <table:table-cell office:value-type="float" office:value="-0.0494101" calcext:value-type="float">
            <text:p>-0,0494101</text:p>
          </table:table-cell>
          <table:table-cell table:style-name="ce1" office:value-type="float" office:value="-0.04298" calcext:value-type="float">
            <text:p>-4,30E-02</text:p>
          </table:table-cell>
          <table:table-cell office:value-type="float" office:value="-0.0296192" calcext:value-type="float">
            <text:p>-0,0296192</text:p>
          </table:table-cell>
          <table:table-cell office:value-type="float" office:value="-0.0153219" calcext:value-type="float">
            <text:p>-0,0153219</text:p>
          </table:table-cell>
          <table:table-cell office:value-type="float" office:value="-0.00491006" calcext:value-type="float">
            <text:p>-0,00491006</text:p>
          </table:table-cell>
          <table:table-cell table:style-name="ce1" office:value-type="float" office:value="-0.00000279176" calcext:value-type="float">
            <text:p>-2,79E-06</text:p>
          </table:table-cell>
          <table:table-cell office:value-type="float" office:value="0.00134906" calcext:value-type="float">
            <text:p>0,00134906</text:p>
          </table:table-cell>
        </table:table-row>
        <table:table-row table:style-name="ro1">
          <table:table-cell office:value-type="float" office:value="0.00134906" calcext:value-type="float">
            <text:p>0,00134906</text:p>
          </table:table-cell>
          <table:table-cell office:value-type="float" office:value="0.00357675" calcext:value-type="float">
            <text:p>0,00357675</text:p>
          </table:table-cell>
          <table:table-cell office:value-type="float" office:value="0.0110296" calcext:value-type="float">
            <text:p>0,0110296</text:p>
          </table:table-cell>
          <table:table-cell office:value-type="float" office:value="0.0268918" calcext:value-type="float">
            <text:p>0,0268918</text:p>
          </table:table-cell>
          <table:table-cell office:value-type="float" office:value="0.0504378" calcext:value-type="float">
            <text:p>0,0504378</text:p>
          </table:table-cell>
          <table:table-cell office:value-type="float" office:value="0.0765634" calcext:value-type="float">
            <text:p>0,0765634</text:p>
          </table:table-cell>
          <table:table-cell office:value-type="float" office:value="0.0974613" calcext:value-type="float">
            <text:p>0,0974613</text:p>
          </table:table-cell>
          <table:table-cell office:value-type="float" office:value="0.105741" calcext:value-type="float">
            <text:p>0,105741</text:p>
          </table:table-cell>
          <table:table-cell office:value-type="float" office:value="0.0976001" calcext:value-type="float">
            <text:p>0,0976001</text:p>
          </table:table-cell>
          <table:table-cell office:value-type="float" office:value="0.0745927" calcext:value-type="float">
            <text:p>0,0745927</text:p>
          </table:table-cell>
          <table:table-cell office:value-type="float" office:value="0.0431763" calcext:value-type="float">
            <text:p>0,0431763</text:p>
          </table:table-cell>
          <table:table-cell office:value-type="float" office:value="0.0122086" calcext:value-type="float">
            <text:p>0,0122086</text:p>
          </table:table-cell>
          <table:table-cell office:value-type="float" office:value="-0.0104917" calcext:value-type="float">
            <text:p>-0,0104917</text:p>
          </table:table-cell>
          <table:table-cell table:style-name="ce1" office:value-type="float" office:value="-0.0209994" calcext:value-type="float">
            <text:p>-2,10E-02</text:p>
          </table:table-cell>
          <table:table-cell table:style-name="ce1" office:value-type="float" office:value="-0.0203111" calcext:value-type="float">
            <text:p>-2,03E-02</text:p>
          </table:table-cell>
          <table:table-cell office:value-type="float" office:value="-0.013166" calcext:value-type="float">
            <text:p>-0,013166</text:p>
          </table:table-cell>
          <table:table-cell office:value-type="float" office:value="-0.00529547" calcext:value-type="float">
            <text:p>-0,00529547</text:p>
          </table:table-cell>
          <table:table-cell office:value-type="float" office:value="-0.000453423" calcext:value-type="float">
            <text:p>-0,000453423</text:p>
          </table:table-cell>
          <table:table-cell office:value-type="float" office:value="0.00134906" calcext:value-type="float">
            <text:p>0,00134906</text:p>
          </table:table-cell>
        </table:table-row>
        <table:table-row table:style-name="ro1">
          <table:table-cell office:value-type="float" office:value="0.00134906" calcext:value-type="float">
            <text:p>0,00134906</text:p>
          </table:table-cell>
          <table:table-cell office:value-type="float" office:value="0.00359155" calcext:value-type="float">
            <text:p>0,00359155</text:p>
          </table:table-cell>
          <table:table-cell office:value-type="float" office:value="0.0103313" calcext:value-type="float">
            <text:p>0,0103313</text:p>
          </table:table-cell>
          <table:table-cell office:value-type="float" office:value="0.0255425" calcext:value-type="float">
            <text:p>0,0255425</text:p>
          </table:table-cell>
          <table:table-cell office:value-type="float" office:value="0.0501551" calcext:value-type="float">
            <text:p>0,0501551</text:p>
          </table:table-cell>
          <table:table-cell office:value-type="float" office:value="0.0806491" calcext:value-type="float">
            <text:p>0,0806491</text:p>
          </table:table-cell>
          <table:table-cell office:value-type="float" office:value="0.109737" calcext:value-type="float">
            <text:p>0,109737</text:p>
          </table:table-cell>
          <table:table-cell office:value-type="float" office:value="0.128932" calcext:value-type="float">
            <text:p>0,128932</text:p>
          </table:table-cell>
          <table:table-cell office:value-type="float" office:value="0.1319" calcext:value-type="float">
            <text:p>0,1319</text:p>
          </table:table-cell>
          <table:table-cell office:value-type="float" office:value="0.117106" calcext:value-type="float">
            <text:p>0,117106</text:p>
          </table:table-cell>
          <table:table-cell office:value-type="float" office:value="0.0885484" calcext:value-type="float">
            <text:p>0,0885484</text:p>
          </table:table-cell>
          <table:table-cell office:value-type="float" office:value="0.0542408" calcext:value-type="float">
            <text:p>0,0542408</text:p>
          </table:table-cell>
          <table:table-cell office:value-type="float" office:value="0.0231085" calcext:value-type="float">
            <text:p>0,0231085</text:p>
          </table:table-cell>
          <table:table-cell office:value-type="float" office:value="0.00167117" calcext:value-type="float">
            <text:p>0,00167117</text:p>
          </table:table-cell>
          <table:table-cell table:style-name="ce1" office:value-type="float" office:value="-0.00803686" calcext:value-type="float">
            <text:p>-8,04E-03</text:p>
          </table:table-cell>
          <table:table-cell office:value-type="float" office:value="-0.00845413" calcext:value-type="float">
            <text:p>-0,00845413</text:p>
          </table:table-cell>
          <table:table-cell office:value-type="float" office:value="-0.00450893" calcext:value-type="float">
            <text:p>-0,00450893</text:p>
          </table:table-cell>
          <table:table-cell office:value-type="float" office:value="-0.000695317" calcext:value-type="float">
            <text:p>-0,000695317</text:p>
          </table:table-cell>
          <table:table-cell office:value-type="float" office:value="0.00134906" calcext:value-type="float">
            <text:p>0,00134906</text:p>
          </table:table-cell>
        </table:table-row>
        <table:table-row table:style-name="ro1">
          <table:table-cell office:value-type="float" office:value="0.00134906" calcext:value-type="float">
            <text:p>0,00134906</text:p>
          </table:table-cell>
          <table:table-cell office:value-type="float" office:value="0.00332004" calcext:value-type="float">
            <text:p>0,00332004</text:p>
          </table:table-cell>
          <table:table-cell office:value-type="float" office:value="0.00743835" calcext:value-type="float">
            <text:p>0,00743835</text:p>
          </table:table-cell>
          <table:table-cell office:value-type="float" office:value="0.0167786" calcext:value-type="float">
            <text:p>0,0167786</text:p>
          </table:table-cell>
          <table:table-cell office:value-type="float" office:value="0.0331589" calcext:value-type="float">
            <text:p>0,0331589</text:p>
          </table:table-cell>
          <table:table-cell office:value-type="float" office:value="0.0555439" calcext:value-type="float">
            <text:p>0,0555439</text:p>
          </table:table-cell>
          <table:table-cell office:value-type="float" office:value="0.0797295" calcext:value-type="float">
            <text:p>0,0797295</text:p>
          </table:table-cell>
          <table:table-cell office:value-type="float" office:value="0.0995538" calcext:value-type="float">
            <text:p>0,0995538</text:p>
          </table:table-cell>
          <table:table-cell office:value-type="float" office:value="0.109159" calcext:value-type="float">
            <text:p>0,109159</text:p>
          </table:table-cell>
          <table:table-cell office:value-type="float" office:value="0.105318" calcext:value-type="float">
            <text:p>0,105318</text:p>
          </table:table-cell>
          <table:table-cell office:value-type="float" office:value="0.0887958" calcext:value-type="float">
            <text:p>0,0887958</text:p>
          </table:table-cell>
          <table:table-cell office:value-type="float" office:value="0.0641111" calcext:value-type="float">
            <text:p>0,0641111</text:p>
          </table:table-cell>
          <table:table-cell office:value-type="float" office:value="0.0378127" calcext:value-type="float">
            <text:p>0,0378127</text:p>
          </table:table-cell>
          <table:table-cell office:value-type="float" office:value="0.0160174" calcext:value-type="float">
            <text:p>0,0160174</text:p>
          </table:table-cell>
          <table:table-cell office:value-type="float" office:value="0.00229432" calcext:value-type="float">
            <text:p>0,00229432</text:p>
          </table:table-cell>
          <table:table-cell table:style-name="ce1" office:value-type="float" office:value="-0.00320549" calcext:value-type="float">
            <text:p>-3,21E-03</text:p>
          </table:table-cell>
          <table:table-cell office:value-type="float" office:value="-0.00306341" calcext:value-type="float">
            <text:p>-0,00306341</text:p>
          </table:table-cell>
          <table:table-cell office:value-type="float" office:value="-0.000763703" calcext:value-type="float">
            <text:p>-0,000763703</text:p>
          </table:table-cell>
          <table:table-cell office:value-type="float" office:value="0.00134906" calcext:value-type="float">
            <text:p>0,00134906</text:p>
          </table:table-cell>
        </table:table-row>
        <table:table-row table:style-name="ro1">
          <table:table-cell office:value-type="float" office:value="0.00134906" calcext:value-type="float">
            <text:p>0,00134906</text:p>
          </table:table-cell>
          <table:table-cell office:value-type="float" office:value="0.00287419" calcext:value-type="float">
            <text:p>0,00287419</text:p>
          </table:table-cell>
          <table:table-cell office:value-type="float" office:value="0.00318147" calcext:value-type="float">
            <text:p>0,00318147</text:p>
          </table:table-cell>
          <table:table-cell office:value-type="float" office:value="0.00308468" calcext:value-type="float">
            <text:p>0,00308468</text:p>
          </table:table-cell>
          <table:table-cell office:value-type="float" office:value="0.00438807" calcext:value-type="float">
            <text:p>0,00438807</text:p>
          </table:table-cell>
          <table:table-cell office:value-type="float" office:value="0.00882997" calcext:value-type="float">
            <text:p>0,00882997</text:p>
          </table:table-cell>
          <table:table-cell office:value-type="float" office:value="0.0169862" calcext:value-type="float">
            <text:p>0,0169862</text:p>
          </table:table-cell>
          <table:table-cell office:value-type="float" office:value="0.0276804" calcext:value-type="float">
            <text:p>0,0276804</text:p>
          </table:table-cell>
          <table:table-cell office:value-type="float" office:value="0.0382162" calcext:value-type="float">
            <text:p>0,0382162</text:p>
          </table:table-cell>
          <table:table-cell office:value-type="float" office:value="0.0453605" calcext:value-type="float">
            <text:p>0,0453605</text:p>
          </table:table-cell>
          <table:table-cell office:value-type="float" office:value="0.0466514" calcext:value-type="float">
            <text:p>0,0466514</text:p>
          </table:table-cell>
          <table:table-cell office:value-type="float" office:value="0.0414443" calcext:value-type="float">
            <text:p>0,0414443</text:p>
          </table:table-cell>
          <table:table-cell office:value-type="float" office:value="0.031218" calcext:value-type="float">
            <text:p>0,031218</text:p>
          </table:table-cell>
          <table:table-cell office:value-type="float" office:value="0.0189987" calcext:value-type="float">
            <text:p>0,0189987</text:p>
          </table:table-cell>
          <table:table-cell office:value-type="float" office:value="0.00815557" calcext:value-type="float">
            <text:p>0,00815557</text:p>
          </table:table-cell>
          <table:table-cell table:style-name="ce1" office:value-type="float" office:value="0.00110812" calcext:value-type="float">
            <text:p>1,11E-03</text:p>
          </table:table-cell>
          <table:table-cell office:value-type="float" office:value="-0.00148619" calcext:value-type="float">
            <text:p>-0,00148619</text:p>
          </table:table-cell>
          <table:table-cell office:value-type="float" office:value="-0.000720977" calcext:value-type="float">
            <text:p>-0,000720977</text:p>
          </table:table-cell>
          <table:table-cell office:value-type="float" office:value="0.00134906" calcext:value-type="float">
            <text:p>0,00134906</text:p>
          </table:table-cell>
        </table:table-row>
        <table:table-row table:style-name="ro1">
          <table:table-cell office:value-type="float" office:value="0.00134906" calcext:value-type="float">
            <text:p>0,00134906</text:p>
          </table:table-cell>
          <table:table-cell office:value-type="float" office:value="0.00241089" calcext:value-type="float">
            <text:p>0,00241089</text:p>
          </table:table-cell>
          <table:table-cell office:value-type="float" office:value="-0.00112571" calcext:value-type="float">
            <text:p>-0,00112571</text:p>
          </table:table-cell>
          <table:table-cell office:value-type="float" office:value="-0.0111439" calcext:value-type="float">
            <text:p>-0,0111439</text:p>
          </table:table-cell>
          <table:table-cell office:value-type="float" office:value="-0.0264275" calcext:value-type="float">
            <text:p>-0,0264275</text:p>
          </table:table-cell>
          <table:table-cell office:value-type="float" office:value="-0.0428113" calcext:value-type="float">
            <text:p>-0,0428113</text:p>
          </table:table-cell>
          <table:table-cell office:value-type="float" office:value="-0.0547698" calcext:value-type="float">
            <text:p>-0,0547698</text:p>
          </table:table-cell>
          <table:table-cell office:value-type="float" office:value="-0.0577444" calcext:value-type="float">
            <text:p>-0,0577444</text:p>
          </table:table-cell>
          <table:table-cell office:value-type="float" office:value="-0.0501516" calcext:value-type="float">
            <text:p>-0,0501516</text:p>
          </table:table-cell>
          <table:table-cell office:value-type="float" office:value="-0.0341469" calcext:value-type="float">
            <text:p>-0,0341469</text:p>
          </table:table-cell>
          <table:table-cell office:value-type="float" office:value="-0.0147845" calcext:value-type="float">
            <text:p>-0,0147845</text:p>
          </table:table-cell>
          <table:table-cell office:value-type="float" office:value="0.0020534" calcext:value-type="float">
            <text:p>0,0020534</text:p>
          </table:table-cell>
          <table:table-cell office:value-type="float" office:value="0.0120263" calcext:value-type="float">
            <text:p>0,0120263</text:p>
          </table:table-cell>
          <table:table-cell office:value-type="float" office:value="0.0139391" calcext:value-type="float">
            <text:p>0,0139391</text:p>
          </table:table-cell>
          <table:table-cell office:value-type="float" office:value="0.00988292" calcext:value-type="float">
            <text:p>0,00988292</text:p>
          </table:table-cell>
          <table:table-cell office:value-type="float" office:value="0.00389639" calcext:value-type="float">
            <text:p>0,00389639</text:p>
          </table:table-cell>
          <table:table-cell office:value-type="float" office:value="-0.000182345" calcext:value-type="float">
            <text:p>-0,000182345</text:p>
          </table:table-cell>
          <table:table-cell office:value-type="float" office:value="-0.000636514" calcext:value-type="float">
            <text:p>-0,000636514</text:p>
          </table:table-cell>
          <table:table-cell office:value-type="float" office:value="0.00134906" calcext:value-type="float">
            <text:p>0,00134906</text:p>
          </table:table-cell>
        </table:table-row>
        <table:table-row table:style-name="ro1">
          <table:table-cell office:value-type="float" office:value="0.00134906" calcext:value-type="float">
            <text:p>0,00134906</text:p>
          </table:table-cell>
          <table:table-cell office:value-type="float" office:value="0.00208582" calcext:value-type="float">
            <text:p>0,00208582</text:p>
          </table:table-cell>
          <table:table-cell office:value-type="float" office:value="-0.00411104" calcext:value-type="float">
            <text:p>-0,00411104</text:p>
          </table:table-cell>
          <table:table-cell office:value-type="float" office:value="-0.0211267" calcext:value-type="float">
            <text:p>-0,0211267</text:p>
          </table:table-cell>
          <table:table-cell office:value-type="float" office:value="-0.0483431" calcext:value-type="float">
            <text:p>-0,0483431</text:p>
          </table:table-cell>
          <table:table-cell office:value-type="float" office:value="-0.0800426" calcext:value-type="float">
            <text:p>-0,0800426</text:p>
          </table:table-cell>
          <table:table-cell office:value-type="float" office:value="-0.107237" calcext:value-type="float">
            <text:p>-0,107237</text:p>
          </table:table-cell>
          <table:table-cell office:value-type="float" office:value="-0.121167" calcext:value-type="float">
            <text:p>-0,121167</text:p>
          </table:table-cell>
          <table:table-cell office:value-type="float" office:value="-0.116925" calcext:value-type="float">
            <text:p>-0,116925</text:p>
          </table:table-cell>
          <table:table-cell office:value-type="float" office:value="-0.0955555" calcext:value-type="float">
            <text:p>-0,0955555</text:p>
          </table:table-cell>
          <table:table-cell office:value-type="float" office:value="-0.0636792" calcext:value-type="float">
            <text:p>-0,0636792</text:p>
          </table:table-cell>
          <table:table-cell office:value-type="float" office:value="-0.0308044" calcext:value-type="float">
            <text:p>-0,0308044</text:p>
          </table:table-cell>
          <table:table-cell office:value-type="float" office:value="-0.00552869" calcext:value-type="float">
            <text:p>-0,00552869</text:p>
          </table:table-cell>
          <table:table-cell office:value-type="float" office:value="0.00766487" calcext:value-type="float">
            <text:p>0,00766487</text:p>
          </table:table-cell>
          <table:table-cell office:value-type="float" office:value="0.00962" calcext:value-type="float">
            <text:p>0,00962</text:p>
          </table:table-cell>
          <table:table-cell office:value-type="float" office:value="0.00526594" calcext:value-type="float">
            <text:p>0,00526594</text:p>
          </table:table-cell>
          <table:table-cell office:value-type="float" office:value="0.000606114" calcext:value-type="float">
            <text:p>0,000606114</text:p>
          </table:table-cell>
          <table:table-cell office:value-type="float" office:value="-0.000569282" calcext:value-type="float">
            <text:p>-0,000569282</text:p>
          </table:table-cell>
          <table:table-cell office:value-type="float" office:value="0.00134906" calcext:value-type="float">
            <text:p>0,00134906</text:p>
          </table:table-cell>
        </table:table-row>
        <table:table-row table:style-name="ro1">
          <table:table-cell office:value-type="float" office:value="0.00134906" calcext:value-type="float">
            <text:p>0,00134906</text:p>
          </table:table-cell>
          <table:table-cell office:value-type="float" office:value="0.00200591" calcext:value-type="float">
            <text:p>0,00200591</text:p>
          </table:table-cell>
          <table:table-cell office:value-type="float" office:value="-0.0048096" calcext:value-type="float">
            <text:p>-0,0048096</text:p>
          </table:table-cell>
          <table:table-cell office:value-type="float" office:value="-0.0234409" calcext:value-type="float">
            <text:p>-0,0234409</text:p>
          </table:table-cell>
          <table:table-cell office:value-type="float" office:value="-0.0534097" calcext:value-type="float">
            <text:p>-0,0534097</text:p>
          </table:table-cell>
          <table:table-cell office:value-type="float" office:value="-0.0886459" calcext:value-type="float">
            <text:p>-0,0886459</text:p>
          </table:table-cell>
          <table:table-cell office:value-type="float" office:value="-0.119369" calcext:value-type="float">
            <text:p>-0,119369</text:p>
          </table:table-cell>
          <table:table-cell office:value-type="float" office:value="-0.135854" calcext:value-type="float">
            <text:p>-0,135854</text:p>
          </table:table-cell>
          <table:table-cell office:value-type="float" office:value="-0.132425" calcext:value-type="float">
            <text:p>-0,132425</text:p>
          </table:table-cell>
          <table:table-cell office:value-type="float" office:value="-0.109858" calcext:value-type="float">
            <text:p>-0,109858</text:p>
          </table:table-cell>
          <table:table-cell office:value-type="float" office:value="-0.075127" calcext:value-type="float">
            <text:p>-0,075127</text:p>
          </table:table-cell>
          <table:table-cell office:value-type="float" office:value="-0.0385646" calcext:value-type="float">
            <text:p>-0,0385646</text:p>
          </table:table-cell>
          <table:table-cell office:value-type="float" office:value="-0.00974662" calcext:value-type="float">
            <text:p>-0,00974662</text:p>
          </table:table-cell>
          <table:table-cell office:value-type="float" office:value="0.00608212" calcext:value-type="float">
            <text:p>0,00608212</text:p>
          </table:table-cell>
          <table:table-cell office:value-type="float" office:value="0.00946786" calcext:value-type="float">
            <text:p>0,00946786</text:p>
          </table:table-cell>
          <table:table-cell office:value-type="float" office:value="0.00553299" calcext:value-type="float">
            <text:p>0,00553299</text:p>
          </table:table-cell>
          <table:table-cell office:value-type="float" office:value="0.000770382" calcext:value-type="float">
            <text:p>0,000770382</text:p>
          </table:table-cell>
          <table:table-cell office:value-type="float" office:value="-0.000555824" calcext:value-type="float">
            <text:p>-0,000555824</text:p>
          </table:table-cell>
          <table:table-cell office:value-type="float" office:value="0.00134906" calcext:value-type="float">
            <text:p>0,00134906</text:p>
          </table:table-cell>
        </table:table-row>
        <table:table-row table:style-name="ro1">
          <table:table-cell office:value-type="float" office:value="0.00134906" calcext:value-type="float">
            <text:p>0,00134906</text:p>
          </table:table-cell>
          <table:table-cell office:value-type="float" office:value="0.00219607" calcext:value-type="float">
            <text:p>0,00219607</text:p>
          </table:table-cell>
          <table:table-cell office:value-type="float" office:value="-0.00299842" calcext:value-type="float">
            <text:p>-0,00299842</text:p>
          </table:table-cell>
          <table:table-cell office:value-type="float" office:value="-0.0172962" calcext:value-type="float">
            <text:p>-0,0172962</text:p>
          </table:table-cell>
          <table:table-cell office:value-type="float" office:value="-0.0397901" calcext:value-type="float">
            <text:p>-0,0397901</text:p>
          </table:table-cell>
          <table:table-cell office:value-type="float" office:value="-0.065331" calcext:value-type="float">
            <text:p>-0,065331</text:p>
          </table:table-cell>
          <table:table-cell office:value-type="float" office:value="-0.0862888" calcext:value-type="float">
            <text:p>-0,0862888</text:p>
          </table:table-cell>
          <table:table-cell office:value-type="float" office:value="-0.0956013" calcext:value-type="float">
            <text:p>-0,0956013</text:p>
          </table:table-cell>
          <table:table-cell office:value-type="float" office:value="-0.089748" calcext:value-type="float">
            <text:p>-0,089748</text:p>
          </table:table-cell>
          <table:table-cell office:value-type="float" office:value="-0.070296" calcext:value-type="float">
            <text:p>-0,070296</text:p>
          </table:table-cell>
          <table:table-cell office:value-type="float" office:value="-0.0433085" calcext:value-type="float">
            <text:p>-0,0433085</text:p>
          </table:table-cell>
          <table:table-cell office:value-type="float" office:value="-0.0168739" calcext:value-type="float">
            <text:p>-0,0168739</text:p>
          </table:table-cell>
          <table:table-cell office:value-type="float" office:value="0.00213092" calcext:value-type="float">
            <text:p>0,00213092</text:p>
          </table:table-cell>
          <table:table-cell office:value-type="float" office:value="0.0105965" calcext:value-type="float">
            <text:p>0,0105965</text:p>
          </table:table-cell>
          <table:table-cell office:value-type="float" office:value="0.00993759" calcext:value-type="float">
            <text:p>0,00993759</text:p>
          </table:table-cell>
          <table:table-cell office:value-type="float" office:value="0.00478336" calcext:value-type="float">
            <text:p>0,00478336</text:p>
          </table:table-cell>
          <table:table-cell office:value-type="float" office:value="0.000289723" calcext:value-type="float">
            <text:p>0,000289723</text:p>
          </table:table-cell>
          <table:table-cell office:value-type="float" office:value="-0.000603888" calcext:value-type="float">
            <text:p>-0,000603888</text:p>
          </table:table-cell>
          <table:table-cell office:value-type="float" office:value="0.00134906" calcext:value-type="float">
            <text:p>0,00134906</text:p>
          </table:table-cell>
        </table:table-row>
        <table:table-row table:style-name="ro1">
          <table:table-cell office:value-type="float" office:value="0.00134906" calcext:value-type="float">
            <text:p>0,00134906</text:p>
          </table:table-cell>
          <table:table-cell office:value-type="float" office:value="0.00259155" calcext:value-type="float">
            <text:p>0,00259155</text:p>
          </table:table-cell>
          <table:table-cell office:value-type="float" office:value="0.000726228" calcext:value-type="float">
            <text:p>0,000726228</text:p>
          </table:table-cell>
          <table:table-cell office:value-type="float" office:value="-0.00482894" calcext:value-type="float">
            <text:p>-0,00482894</text:p>
          </table:table-cell>
          <table:table-cell office:value-type="float" office:value="-0.01248" calcext:value-type="float">
            <text:p>-0,01248</text:p>
          </table:table-cell>
          <table:table-cell office:value-type="float" office:value="-0.0190817" calcext:value-type="float">
            <text:p>-0,0190817</text:p>
          </table:table-cell>
          <table:table-cell office:value-type="float" office:value="-0.0213565" calcext:value-type="float">
            <text:p>-0,0213565</text:p>
          </table:table-cell>
          <table:table-cell office:value-type="float" office:value="-0.0174513" calcext:value-type="float">
            <text:p>-0,0174513</text:p>
          </table:table-cell>
          <table:table-cell office:value-type="float" office:value="-0.0078992" calcext:value-type="float">
            <text:p>-0,0078992</text:p>
          </table:table-cell>
          <table:table-cell office:value-type="float" office:value="0.00447345" calcext:value-type="float">
            <text:p>0,00447345</text:p>
          </table:table-cell>
          <table:table-cell office:value-type="float" office:value="0.0156716" calcext:value-type="float">
            <text:p>0,0156716</text:p>
          </table:table-cell>
          <table:table-cell office:value-type="float" office:value="0.0221842" calcext:value-type="float">
            <text:p>0,0221842</text:p>
          </table:table-cell>
          <table:table-cell office:value-type="float" office:value="0.0224189" calcext:value-type="float">
            <text:p>0,0224189</text:p>
          </table:table-cell>
          <table:table-cell office:value-type="float" office:value="0.0172712" calcext:value-type="float">
            <text:p>0,0172712</text:p>
          </table:table-cell>
          <table:table-cell office:value-type="float" office:value="0.00958441" calcext:value-type="float">
            <text:p>0,00958441</text:p>
          </table:table-cell>
          <table:table-cell table:style-name="ce1" office:value-type="float" office:value="0.00276693" calcext:value-type="float">
            <text:p>2,77E-03</text:p>
          </table:table-cell>
          <table:table-cell office:value-type="float" office:value="-0.000780116" calcext:value-type="float">
            <text:p>-0,000780116</text:p>
          </table:table-cell>
          <table:table-cell office:value-type="float" office:value="-0.000691112" calcext:value-type="float">
            <text:p>-0,000691112</text:p>
          </table:table-cell>
          <table:table-cell office:value-type="float" office:value="0.00134906" calcext:value-type="float">
            <text:p>0,00134906</text:p>
          </table:table-cell>
        </table:table-row>
        <table:table-row table:style-name="ro1">
          <table:table-cell office:value-type="float" office:value="0.00134906" calcext:value-type="float">
            <text:p>0,00134906</text:p>
          </table:table-cell>
          <table:table-cell office:value-type="float" office:value="0.00305842" calcext:value-type="float">
            <text:p>0,00305842</text:p>
          </table:table-cell>
          <table:table-cell office:value-type="float" office:value="0.00515828" calcext:value-type="float">
            <text:p>0,00515828</text:p>
          </table:table-cell>
          <table:table-cell office:value-type="float" office:value="0.00970079" calcext:value-type="float">
            <text:p>0,00970079</text:p>
          </table:table-cell>
          <table:table-cell office:value-type="float" office:value="0.0186652" calcext:value-type="float">
            <text:p>0,0186652</text:p>
          </table:table-cell>
          <table:table-cell office:value-type="float" office:value="0.0325367" calcext:value-type="float">
            <text:p>0,0325367</text:p>
          </table:table-cell>
          <table:table-cell office:value-type="float" office:value="0.0495149" calcext:value-type="float">
            <text:p>0,0495149</text:p>
          </table:table-cell>
          <table:table-cell office:value-type="float" office:value="0.0657906" calcext:value-type="float">
            <text:p>0,0657906</text:p>
          </table:table-cell>
          <table:table-cell office:value-type="float" office:value="0.0768293" calcext:value-type="float">
            <text:p>0,0768293</text:p>
          </table:table-cell>
          <table:table-cell office:value-type="float" office:value="0.0791214" calcext:value-type="float">
            <text:p>0,0791214</text:p>
          </table:table-cell>
          <table:table-cell office:value-type="float" office:value="0.0716248" calcext:value-type="float">
            <text:p>0,0716248</text:p>
          </table:table-cell>
          <table:table-cell office:value-type="float" office:value="0.0562486" calcext:value-type="float">
            <text:p>0,0562486</text:p>
          </table:table-cell>
          <table:table-cell office:value-type="float" office:value="0.0371527" calcext:value-type="float">
            <text:p>0,0371527</text:p>
          </table:table-cell>
          <table:table-cell office:value-type="float" office:value="0.0191677" calcext:value-type="float">
            <text:p>0,0191677</text:p>
          </table:table-cell>
          <table:table-cell office:value-type="float" office:value="0.00602912" calcext:value-type="float">
            <text:p>0,00602912</text:p>
          </table:table-cell>
          <table:table-cell table:style-name="ce1" office:value-type="float" office:value="-0.000805537" calcext:value-type="float">
            <text:p>-8,06E-04</text:p>
          </table:table-cell>
          <table:table-cell office:value-type="float" office:value="-0.00227333" calcext:value-type="float">
            <text:p>-0,00227333</text:p>
          </table:table-cell>
          <table:table-cell office:value-type="float" office:value="-0.000768584" calcext:value-type="float">
            <text:p>-0,000768584</text:p>
          </table:table-cell>
          <table:table-cell office:value-type="float" office:value="0.00134906" calcext:value-type="float">
            <text:p>0,00134906</text:p>
          </table:table-cell>
        </table:table-row>
        <table:table-row table:style-name="ro1">
          <table:table-cell office:value-type="float" office:value="0.00134906" calcext:value-type="float">
            <text:p>0,00134906</text:p>
          </table:table-cell>
          <table:table-cell office:value-type="float" office:value="0.00343518" calcext:value-type="float">
            <text:p>0,00343518</text:p>
          </table:table-cell>
          <table:table-cell office:value-type="float" office:value="0.0088982" calcext:value-type="float">
            <text:p>0,0088982</text:p>
          </table:table-cell>
          <table:table-cell office:value-type="float" office:value="0.0214865" calcext:value-type="float">
            <text:p>0,0214865</text:p>
          </table:table-cell>
          <table:table-cell office:value-type="float" office:value="0.042773" calcext:value-type="float">
            <text:p>0,042773</text:p>
          </table:table-cell>
          <table:table-cell office:value-type="float" office:value="0.0705187" calcext:value-type="float">
            <text:p>0,0705187</text:p>
          </table:table-cell>
          <table:table-cell office:value-type="float" office:value="0.0987895" calcext:value-type="float">
            <text:p>0,0987895</text:p>
          </table:table-cell>
          <table:table-cell office:value-type="float" office:value="0.119882" calcext:value-type="float">
            <text:p>0,119882</text:p>
          </table:table-cell>
          <table:table-cell office:value-type="float" office:value="0.127263" calcext:value-type="float">
            <text:p>0,127263</text:p>
          </table:table-cell>
          <table:table-cell office:value-type="float" office:value="0.118221" calcext:value-type="float">
            <text:p>0,118221</text:p>
          </table:table-cell>
          <table:table-cell office:value-type="float" office:value="0.0950509" calcext:value-type="float">
            <text:p>0,0950509</text:p>
          </table:table-cell>
          <table:table-cell office:value-type="float" office:value="0.064207" calcext:value-type="float">
            <text:p>0,064207</text:p>
          </table:table-cell>
          <table:table-cell office:value-type="float" office:value="0.0338174" calcext:value-type="float">
            <text:p>0,0338174</text:p>
          </table:table-cell>
          <table:table-cell office:value-type="float" office:value="0.0106386" calcext:value-type="float">
            <text:p>0,0106386</text:p>
          </table:table-cell>
          <table:table-cell table:style-name="ce1" office:value-type="float" office:value="-0.00220501" calcext:value-type="float">
            <text:p>-2,21E-03</text:p>
          </table:table-cell>
          <table:table-cell table:style-name="ce1" office:value-type="float" office:value="-0.00575207" calcext:value-type="float">
            <text:p>-5,75E-03</text:p>
          </table:table-cell>
          <table:table-cell office:value-type="float" office:value="-0.00386797" calcext:value-type="float">
            <text:p>-0,00386797</text:p>
          </table:table-cell>
          <table:table-cell office:value-type="float" office:value="-0.000769831" calcext:value-type="float">
            <text:p>-0,000769831</text:p>
          </table:table-cell>
          <table:table-cell office:value-type="float" office:value="0.00134906" calcext:value-type="float">
            <text:p>0,00134906</text:p>
          </table:table-cell>
        </table:table-row>
        <table:table-row table:style-name="ro1">
          <table:table-cell office:value-type="float" office:value="0.00134906" calcext:value-type="float">
            <text:p>0,00134906</text:p>
          </table:table-cell>
          <table:table-cell office:value-type="float" office:value="0.00358155" calcext:value-type="float">
            <text:p>0,00358155</text:p>
          </table:table-cell>
          <table:table-cell office:value-type="float" office:value="0.0108198" calcext:value-type="float">
            <text:p>0,0108198</text:p>
          </table:table-cell>
          <table:table-cell office:value-type="float" office:value="0.0268975" calcext:value-type="float">
            <text:p>0,0268975</text:p>
          </table:table-cell>
          <table:table-cell office:value-type="float" office:value="0.0520692" calcext:value-type="float">
            <text:p>0,0520692</text:p>
          </table:table-cell>
          <table:table-cell office:value-type="float" office:value="0.0819534" calcext:value-type="float">
            <text:p>0,0819534</text:p>
          </table:table-cell>
          <table:table-cell office:value-type="float" office:value="0.10869" calcext:value-type="float">
            <text:p>0,10869</text:p>
          </table:table-cell>
          <table:table-cell office:value-type="float" office:value="0.123881" calcext:value-type="float">
            <text:p>0,123881</text:p>
          </table:table-cell>
          <table:table-cell office:value-type="float" office:value="0.122022" calcext:value-type="float">
            <text:p>0,122022</text:p>
          </table:table-cell>
          <table:table-cell office:value-type="float" office:value="0.102885" calcext:value-type="float">
            <text:p>0,102885</text:p>
          </table:table-cell>
          <table:table-cell office:value-type="float" office:value="0.0717599" calcext:value-type="float">
            <text:p>0,0717599</text:p>
          </table:table-cell>
          <table:table-cell office:value-type="float" office:value="0.0374168" calcext:value-type="float">
            <text:p>0,0374168</text:p>
          </table:table-cell>
          <table:table-cell office:value-type="float" office:value="0.00870519" calcext:value-type="float">
            <text:p>0,00870519</text:p>
          </table:table-cell>
          <table:table-cell office:value-type="float" office:value="-0.00871812" calcext:value-type="float">
            <text:p>-0,00871812</text:p>
          </table:table-cell>
          <table:table-cell table:style-name="ce1" office:value-type="float" office:value="-0.0140971" calcext:value-type="float">
            <text:p>-1,41E-02</text:p>
          </table:table-cell>
          <table:table-cell office:value-type="float" office:value="-0.0110382" calcext:value-type="float">
            <text:p>-0,0110382</text:p>
          </table:table-cell>
          <table:table-cell office:value-type="float" office:value="-0.00508447" calcext:value-type="float">
            <text:p>-0,00508447</text:p>
          </table:table-cell>
          <table:table-cell office:value-type="float" office:value="-0.000625637" calcext:value-type="float">
            <text:p>-0,000625637</text:p>
          </table:table-cell>
          <table:table-cell office:value-type="float" office:value="0.00134906" calcext:value-type="float">
            <text:p>0,00134906</text:p>
          </table:table-cell>
        </table:table-row>
        <table:table-row table:style-name="ro1">
          <table:table-cell office:value-type="float" office:value="0.00134906" calcext:value-type="float">
            <text:p>0,00134906</text:p>
          </table:table-cell>
          <table:table-cell office:value-type="float" office:value="0.0034185" calcext:value-type="float">
            <text:p>0,0034185</text:p>
          </table:table-cell>
          <table:table-cell office:value-type="float" office:value="0.0104178" calcext:value-type="float">
            <text:p>0,0104178</text:p>
          </table:table-cell>
          <table:table-cell office:value-type="float" office:value="0.0246771" calcext:value-type="float">
            <text:p>0,0246771</text:p>
          </table:table-cell>
          <table:table-cell office:value-type="float" office:value="0.0445975" calcext:value-type="float">
            <text:p>0,0445975</text:p>
          </table:table-cell>
          <table:table-cell office:value-type="float" office:value="0.0647871" calcext:value-type="float">
            <text:p>0,0647871</text:p>
          </table:table-cell>
          <table:table-cell office:value-type="float" office:value="0.0781102" calcext:value-type="float">
            <text:p>0,0781102</text:p>
          </table:table-cell>
          <table:table-cell office:value-type="float" office:value="0.0787473" calcext:value-type="float">
            <text:p>0,0787473</text:p>
          </table:table-cell>
          <table:table-cell office:value-type="float" office:value="0.0648682" calcext:value-type="float">
            <text:p>0,0648682</text:p>
          </table:table-cell>
          <table:table-cell office:value-type="float" office:value="0.0396731" calcext:value-type="float">
            <text:p>0,0396731</text:p>
          </table:table-cell>
          <table:table-cell office:value-type="float" office:value="0.0102925" calcext:value-type="float">
            <text:p>0,0102925</text:p>
          </table:table-cell>
          <table:table-cell office:value-type="float" office:value="-0.0149873" calcext:value-type="float">
            <text:p>-0,0149873</text:p>
          </table:table-cell>
          <table:table-cell office:value-type="float" office:value="-0.0299428" calcext:value-type="float">
            <text:p>-0,0299428</text:p>
          </table:table-cell>
          <table:table-cell table:style-name="ce1" office:value-type="float" office:value="-0.0326494" calcext:value-type="float">
            <text:p>-3,26E-02</text:p>
          </table:table-cell>
          <table:table-cell table:style-name="ce1" office:value-type="float" office:value="-0.0257696" calcext:value-type="float">
            <text:p>-2,58E-02</text:p>
          </table:table-cell>
          <table:table-cell office:value-type="float" office:value="-0.0148339" calcext:value-type="float">
            <text:p>-0,0148339</text:p>
          </table:table-cell>
          <table:table-cell office:value-type="float" office:value="-0.00537368" calcext:value-type="float">
            <text:p>-0,00537368</text:p>
          </table:table-cell>
          <table:table-cell office:value-type="float" office:value="-0.000283437" calcext:value-type="float">
            <text:p>-0,000283437</text:p>
          </table:table-cell>
          <table:table-cell office:value-type="float" office:value="0.00134906" calcext:value-type="float">
            <text:p>0,00134906</text:p>
          </table:table-cell>
        </table:table-row>
        <table:table-row table:style-name="ro1">
          <table:table-cell office:value-type="float" office:value="0.00134906" calcext:value-type="float">
            <text:p>0,00134906</text:p>
          </table:table-cell>
          <table:table-cell office:value-type="float" office:value="0.00294741" calcext:value-type="float">
            <text:p>0,00294741</text:p>
          </table:table-cell>
          <table:table-cell office:value-type="float" office:value="0.00791954" calcext:value-type="float">
            <text:p>0,00791954</text:p>
          </table:table-cell>
          <table:table-cell office:value-type="float" office:value="0.0161881" calcext:value-type="float">
            <text:p>0,0161881</text:p>
          </table:table-cell>
          <table:table-cell office:value-type="float" office:value="0.0245115" calcext:value-type="float">
            <text:p>0,0245115</text:p>
          </table:table-cell>
          <table:table-cell office:value-type="float" office:value="0.027925" calcext:value-type="float">
            <text:p>0,027925</text:p>
          </table:table-cell>
          <table:table-cell office:value-type="float" office:value="0.0221928" calcext:value-type="float">
            <text:p>0,0221928</text:p>
          </table:table-cell>
          <table:table-cell office:value-type="float" office:value="0.0061083" calcext:value-type="float">
            <text:p>0,0061083</text:p>
          </table:table-cell>
          <table:table-cell office:value-type="float" office:value="-0.0174722" calcext:value-type="float">
            <text:p>-0,0174722</text:p>
          </table:table-cell>
          <table:table-cell office:value-type="float" office:value="-0.0424028" calcext:value-type="float">
            <text:p>-0,0424028</text:p>
          </table:table-cell>
          <table:table-cell office:value-type="float" office:value="-0.0615344" calcext:value-type="float">
            <text:p>-0,0615344</text:p>
          </table:table-cell>
          <table:table-cell office:value-type="float" office:value="-0.0695148" calcext:value-type="float">
            <text:p>-0,0695148</text:p>
          </table:table-cell>
          <table:table-cell table:style-name="ce1" office:value-type="float" office:value="-0.064859" calcext:value-type="float">
            <text:p>-6,49E-02</text:p>
          </table:table-cell>
          <table:table-cell table:style-name="ce1" office:value-type="float" office:value="-0.0503729" calcext:value-type="float">
            <text:p>-5,04E-02</text:p>
          </table:table-cell>
          <table:table-cell office:value-type="float" office:value="-0.0317645" calcext:value-type="float">
            <text:p>-0,0317645</text:p>
          </table:table-cell>
          <table:table-cell office:value-type="float" office:value="-0.0151024" calcext:value-type="float">
            <text:p>-0,0151024</text:p>
          </table:table-cell>
          <table:table-cell office:value-type="float" office:value="-0.00429423" calcext:value-type="float">
            <text:p>-0,00429423</text:p>
          </table:table-cell>
          <table:table-cell office:value-type="float" office:value="0.000272649" calcext:value-type="float">
            <text:p>0,000272649</text:p>
          </table:table-cell>
          <table:table-cell office:value-type="float" office:value="0.00134906" calcext:value-type="float">
            <text:p>0,00134906</text:p>
          </table:table-cell>
        </table:table-row>
        <table:table-row table:style-name="ro1">
          <table:table-cell office:value-type="float" office:value="0.00134906" calcext:value-type="float">
            <text:p>0,00134906</text:p>
          </table:table-cell>
          <table:table-cell office:value-type="float" office:value="0.00224423" calcext:value-type="float">
            <text:p>0,00224423</text:p>
          </table:table-cell>
          <table:table-cell office:value-type="float" office:value="0.00414007" calcext:value-type="float">
            <text:p>0,00414007</text:p>
          </table:table-cell>
          <table:table-cell office:value-type="float" office:value="0.00467551" calcext:value-type="float">
            <text:p>0,00467551</text:p>
          </table:table-cell>
          <table:table-cell table:style-name="ce1" office:value-type="float" office:value="-0.0000361018" calcext:value-type="float">
            <text:p>-3,61E-05</text:p>
          </table:table-cell>
          <table:table-cell office:value-type="float" office:value="-0.0131498" calcext:value-type="float">
            <text:p>-0,0131498</text:p>
          </table:table-cell>
          <table:table-cell office:value-type="float" office:value="-0.0349665" calcext:value-type="float">
            <text:p>-0,0349665</text:p>
          </table:table-cell>
          <table:table-cell office:value-type="float" office:value="-0.0620153" calcext:value-type="float">
            <text:p>-0,0620153</text:p>
          </table:table-cell>
          <table:table-cell office:value-type="float" office:value="-0.0878654" calcext:value-type="float">
            <text:p>-0,0878654</text:p>
          </table:table-cell>
          <table:table-cell office:value-type="float" office:value="-0.105384" calcext:value-type="float">
            <text:p>-0,105384</text:p>
          </table:table-cell>
          <table:table-cell office:value-type="float" office:value="-0.109476" calcext:value-type="float">
            <text:p>-0,109476</text:p>
          </table:table-cell>
          <table:table-cell office:value-type="float" office:value="-0.0990917" calcext:value-type="float">
            <text:p>-0,0990917</text:p>
          </table:table-cell>
          <table:table-cell office:value-type="float" office:value="-0.0776167" calcext:value-type="float">
            <text:p>-0,0776167</text:p>
          </table:table-cell>
          <table:table-cell office:value-type="float" office:value="-0.0514631" calcext:value-type="float">
            <text:p>-0,0514631</text:p>
          </table:table-cell>
          <table:table-cell office:value-type="float" office:value="-0.0275087" calcext:value-type="float">
            <text:p>-0,0275087</text:p>
          </table:table-cell>
          <table:table-cell office:value-type="float" office:value="-0.0105254" calcext:value-type="float">
            <text:p>-0,0105254</text:p>
          </table:table-cell>
          <table:table-cell office:value-type="float" office:value="-0.00172213" calcext:value-type="float">
            <text:p>-0,00172213</text:p>
          </table:table-cell>
          <table:table-cell office:value-type="float" office:value="0.00100747" calcext:value-type="float">
            <text:p>0,00100747</text:p>
          </table:table-cell>
          <table:table-cell office:value-type="float" office:value="0.00134906" calcext:value-type="float">
            <text:p>0,00134906</text:p>
          </table:table-cell>
        </table:table-row>
        <table:table-row table:style-name="ro1">
          <table:table-cell office:value-type="float" office:value="0.00134906" calcext:value-type="float">
            <text:p>0,00134906</text:p>
          </table:table-cell>
          <table:table-cell office:value-type="float" office:value="0.00143262" calcext:value-type="float">
            <text:p>0,00143262</text:p>
          </table:table-cell>
          <table:table-cell office:value-type="float" office:value="0.00015736" calcext:value-type="float">
            <text:p>0,00015736</text:p>
          </table:table-cell>
          <table:table-cell office:value-type="float" office:value="-0.00608261" calcext:value-type="float">
            <text:p>-0,00608261</text:p>
          </table:table-cell>
          <table:table-cell office:value-type="float" office:value="-0.0203788" calcext:value-type="float">
            <text:p>-0,0203788</text:p>
          </table:table-cell>
          <table:table-cell office:value-type="float" office:value="-0.0431367" calcext:value-type="float">
            <text:p>-0,0431367</text:p>
          </table:table-cell>
          <table:table-cell office:value-type="float" office:value="-0.0710304" calcext:value-type="float">
            <text:p>-0,0710304</text:p>
          </table:table-cell>
          <table:table-cell office:value-type="float" office:value="-0.0976755" calcext:value-type="float">
            <text:p>-0,0976755</text:p>
          </table:table-cell>
          <table:table-cell office:value-type="float" office:value="-0.115812" calcext:value-type="float">
            <text:p>-0,115812</text:p>
          </table:table-cell>
          <table:table-cell office:value-type="float" office:value="-0.120075" calcext:value-type="float">
            <text:p>-0,120075</text:p>
          </table:table-cell>
          <table:table-cell office:value-type="float" office:value="-0.109124" calcext:value-type="float">
            <text:p>-0,109124</text:p>
          </table:table-cell>
          <table:table-cell office:value-type="float" office:value="-0.0861975" calcext:value-type="float">
            <text:p>-0,0861975</text:p>
          </table:table-cell>
          <table:table-cell office:value-type="float" office:value="-0.05782" calcext:value-type="float">
            <text:p>-0,05782</text:p>
          </table:table-cell>
          <table:table-cell office:value-type="float" office:value="-0.0312585" calcext:value-type="float">
            <text:p>-0,0312585</text:p>
          </table:table-cell>
          <table:table-cell office:value-type="float" office:value="-0.0118464" calcext:value-type="float">
            <text:p>-0,0118464</text:p>
          </table:table-cell>
          <table:table-cell office:value-type="float" office:value="-0.00134422" calcext:value-type="float">
            <text:p>-0,00134422</text:p>
          </table:table-cell>
          <table:table-cell office:value-type="float" office:value="0.00200139" calcext:value-type="float">
            <text:p>0,00200139</text:p>
          </table:table-cell>
          <table:table-cell office:value-type="float" office:value="0.00183281" calcext:value-type="float">
            <text:p>0,00183281</text:p>
          </table:table-cell>
          <table:table-cell office:value-type="float" office:value="0.00134906" calcext:value-type="float">
            <text:p>0,00134906</text:p>
          </table:table-cell>
        </table:table-row>
        <table:table-row table:style-name="ro1">
          <table:table-cell office:value-type="float" office:value="0.00134906" calcext:value-type="float">
            <text:p>0,00134906</text:p>
          </table:table-cell>
          <table:table-cell office:value-type="float" office:value="0.000646912" calcext:value-type="float">
            <text:p>0,000646912</text:p>
          </table:table-cell>
          <table:table-cell office:value-type="float" office:value="-0.00305626" calcext:value-type="float">
            <text:p>-0,00305626</text:p>
          </table:table-cell>
          <table:table-cell office:value-type="float" office:value="-0.0131543" calcext:value-type="float">
            <text:p>-0,0131543</text:p>
          </table:table-cell>
          <table:table-cell office:value-type="float" office:value="-0.030657" calcext:value-type="float">
            <text:p>-0,030657</text:p>
          </table:table-cell>
          <table:table-cell office:value-type="float" office:value="-0.0530258" calcext:value-type="float">
            <text:p>-0,0530258</text:p>
          </table:table-cell>
          <table:table-cell table:style-name="ce1" office:value-type="float" office:value="-0.0746798" calcext:value-type="float">
            <text:p>-7,47E-02</text:p>
          </table:table-cell>
          <table:table-cell office:value-type="float" office:value="-0.0890183" calcext:value-type="float">
            <text:p>-0,0890183</text:p>
          </table:table-cell>
          <table:table-cell office:value-type="float" office:value="-0.0910831" calcext:value-type="float">
            <text:p>-0,0910831</text:p>
          </table:table-cell>
          <table:table-cell office:value-type="float" office:value="-0.0796672" calcext:value-type="float">
            <text:p>-0,0796672</text:p>
          </table:table-cell>
          <table:table-cell office:value-type="float" office:value="-0.0579089" calcext:value-type="float">
            <text:p>-0,0579089</text:p>
          </table:table-cell>
          <table:table-cell office:value-type="float" office:value="-0.032089" calcext:value-type="float">
            <text:p>-0,032089</text:p>
          </table:table-cell>
          <table:table-cell office:value-type="float" office:value="-0.00916216" calcext:value-type="float">
            <text:p>-0,00916216</text:p>
          </table:table-cell>
          <table:table-cell office:value-type="float" office:value="0.00587851" calcext:value-type="float">
            <text:p>0,00587851</text:p>
          </table:table-cell>
          <table:table-cell office:value-type="float" office:value="0.0116464" calcext:value-type="float">
            <text:p>0,0116464</text:p>
          </table:table-cell>
          <table:table-cell office:value-type="float" office:value="0.0103287" calcext:value-type="float">
            <text:p>0,0103287</text:p>
          </table:table-cell>
          <table:table-cell office:value-type="float" office:value="0.00607308" calcext:value-type="float">
            <text:p>0,00607308</text:p>
          </table:table-cell>
          <table:table-cell office:value-type="float" office:value="0.00262184" calcext:value-type="float">
            <text:p>0,00262184</text:p>
          </table:table-cell>
          <table:table-cell office:value-type="float" office:value="0.00134906" calcext:value-type="float">
            <text:p>0,00134906</text:p>
          </table:table-cell>
        </table:table-row>
        <table:table-row table:style-name="ro1">
          <table:table-cell office:value-type="float" office:value="0.00134906" calcext:value-type="float">
            <text:p>0,00134906</text:p>
          </table:table-cell>
          <table:table-cell table:style-name="ce1" office:value-type="float" office:value="-0.0000027908" calcext:value-type="float">
            <text:p>-2,79E-06</text:p>
          </table:table-cell>
          <table:table-cell office:value-type="float" office:value="-0.00491005" calcext:value-type="float">
            <text:p>-0,00491005</text:p>
          </table:table-cell>
          <table:table-cell office:value-type="float" office:value="-0.0153219" calcext:value-type="float">
            <text:p>-0,0153219</text:p>
          </table:table-cell>
          <table:table-cell office:value-type="float" office:value="-0.0296192" calcext:value-type="float">
            <text:p>-0,0296192</text:p>
          </table:table-cell>
          <table:table-cell table:style-name="ce1" office:value-type="float" office:value="-0.04298" calcext:value-type="float">
            <text:p>-4,30E-02</text:p>
          </table:table-cell>
          <table:table-cell office:value-type="float" office:value="-0.0494101" calcext:value-type="float">
            <text:p>-0,0494101</text:p>
          </table:table-cell>
          <table:table-cell office:value-type="float" office:value="-0.0445173" calcext:value-type="float">
            <text:p>-0,0445173</text:p>
          </table:table-cell>
          <table:table-cell office:value-type="float" office:value="-0.0277328" calcext:value-type="float">
            <text:p>-0,0277328</text:p>
          </table:table-cell>
          <table:table-cell office:value-type="float" office:value="-0.00292256" calcext:value-type="float">
            <text:p>-0,00292256</text:p>
          </table:table-cell>
          <table:table-cell office:value-type="float" office:value="0.0229408" calcext:value-type="float">
            <text:p>0,0229408</text:p>
          </table:table-cell>
          <table:table-cell office:value-type="float" office:value="0.0424814" calcext:value-type="float">
            <text:p>0,0424814</text:p>
          </table:table-cell>
          <table:table-cell office:value-type="float" office:value="0.0508013" calcext:value-type="float">
            <text:p>0,0508013</text:p>
          </table:table-cell>
          <table:table-cell office:value-type="float" office:value="0.0472602" calcext:value-type="float">
            <text:p>0,0472602</text:p>
          </table:table-cell>
          <table:table-cell office:value-type="float" office:value="0.035383" calcext:value-type="float">
            <text:p>0,035383</text:p>
          </table:table-cell>
          <table:table-cell office:value-type="float" office:value="0.0209846" calcext:value-type="float">
            <text:p>0,0209846</text:p>
          </table:table-cell>
          <table:table-cell office:value-type="float" office:value="0.00941863" calcext:value-type="float">
            <text:p>0,00941863</text:p>
          </table:table-cell>
          <table:table-cell office:value-type="float" office:value="0.00323881" calcext:value-type="float">
            <text:p>0,00323881</text:p>
          </table:table-cell>
          <table:table-cell office:value-type="float" office:value="0.00134906" calcext:value-type="float">
            <text:p>0,00134906</text:p>
          </table:table-cell>
        </table:table-row>
        <table:table-row table:style-name="ro1">
          <table:table-cell office:value-type="float" office:value="0.00134906" calcext:value-type="float">
            <text:p>0,00134906</text:p>
          </table:table-cell>
          <table:table-cell office:value-type="float" office:value="-0.000453422" calcext:value-type="float">
            <text:p>-0,000453422</text:p>
          </table:table-cell>
          <table:table-cell office:value-type="float" office:value="-0.00529547" calcext:value-type="float">
            <text:p>-0,00529547</text:p>
          </table:table-cell>
          <table:table-cell office:value-type="float" office:value="-0.013166" calcext:value-type="float">
            <text:p>-0,013166</text:p>
          </table:table-cell>
          <table:table-cell table:style-name="ce1" office:value-type="float" office:value="-0.0203111" calcext:value-type="float">
            <text:p>-2,03E-02</text:p>
          </table:table-cell>
          <table:table-cell table:style-name="ce1" office:value-type="float" office:value="-0.0209994" calcext:value-type="float">
            <text:p>-2,10E-02</text:p>
          </table:table-cell>
          <table:table-cell office:value-type="float" office:value="-0.0104917" calcext:value-type="float">
            <text:p>-0,0104917</text:p>
          </table:table-cell>
          <table:table-cell office:value-type="float" office:value="0.0122086" calcext:value-type="float">
            <text:p>0,0122086</text:p>
          </table:table-cell>
          <table:table-cell office:value-type="float" office:value="0.0431762" calcext:value-type="float">
            <text:p>0,0431762</text:p>
          </table:table-cell>
          <table:table-cell office:value-type="float" office:value="0.0745927" calcext:value-type="float">
            <text:p>0,0745927</text:p>
          </table:table-cell>
          <table:table-cell office:value-type="float" office:value="0.0976001" calcext:value-type="float">
            <text:p>0,0976001</text:p>
          </table:table-cell>
          <table:table-cell office:value-type="float" office:value="0.105741" calcext:value-type="float">
            <text:p>0,105741</text:p>
          </table:table-cell>
          <table:table-cell office:value-type="float" office:value="0.0974613" calcext:value-type="float">
            <text:p>0,0974613</text:p>
          </table:table-cell>
          <table:table-cell office:value-type="float" office:value="0.0765634" calcext:value-type="float">
            <text:p>0,0765634</text:p>
          </table:table-cell>
          <table:table-cell office:value-type="float" office:value="0.0504378" calcext:value-type="float">
            <text:p>0,0504378</text:p>
          </table:table-cell>
          <table:table-cell office:value-type="float" office:value="0.0268918" calcext:value-type="float">
            <text:p>0,0268918</text:p>
          </table:table-cell>
          <table:table-cell office:value-type="float" office:value="0.0110296" calcext:value-type="float">
            <text:p>0,0110296</text:p>
          </table:table-cell>
          <table:table-cell office:value-type="float" office:value="0.00357676" calcext:value-type="float">
            <text:p>0,00357676</text:p>
          </table:table-cell>
          <table:table-cell office:value-type="float" office:value="0.00134906" calcext:value-type="float">
            <text:p>0,00134906</text:p>
          </table:table-cell>
        </table:table-row>
        <table:table-row table:style-name="ro1">
          <table:table-cell office:value-type="float" office:value="0.00134906" calcext:value-type="float">
            <text:p>0,00134906</text:p>
          </table:table-cell>
          <table:table-cell office:value-type="float" office:value="-0.000695316" calcext:value-type="float">
            <text:p>-0,000695316</text:p>
          </table:table-cell>
          <table:table-cell office:value-type="float" office:value="-0.00450893" calcext:value-type="float">
            <text:p>-0,00450893</text:p>
          </table:table-cell>
          <table:table-cell office:value-type="float" office:value="-0.00845413" calcext:value-type="float">
            <text:p>-0,00845413</text:p>
          </table:table-cell>
          <table:table-cell table:style-name="ce1" office:value-type="float" office:value="-0.00803686" calcext:value-type="float">
            <text:p>-8,04E-03</text:p>
          </table:table-cell>
          <table:table-cell office:value-type="float" office:value="0.00167116" calcext:value-type="float">
            <text:p>0,00167116</text:p>
          </table:table-cell>
          <table:table-cell office:value-type="float" office:value="0.0231084" calcext:value-type="float">
            <text:p>0,0231084</text:p>
          </table:table-cell>
          <table:table-cell office:value-type="float" office:value="0.0542407" calcext:value-type="float">
            <text:p>0,0542407</text:p>
          </table:table-cell>
          <table:table-cell office:value-type="float" office:value="0.0885484" calcext:value-type="float">
            <text:p>0,0885484</text:p>
          </table:table-cell>
          <table:table-cell office:value-type="float" office:value="0.117106" calcext:value-type="float">
            <text:p>0,117106</text:p>
          </table:table-cell>
          <table:table-cell office:value-type="float" office:value="0.1319" calcext:value-type="float">
            <text:p>0,1319</text:p>
          </table:table-cell>
          <table:table-cell office:value-type="float" office:value="0.128932" calcext:value-type="float">
            <text:p>0,128932</text:p>
          </table:table-cell>
          <table:table-cell office:value-type="float" office:value="0.109737" calcext:value-type="float">
            <text:p>0,109737</text:p>
          </table:table-cell>
          <table:table-cell office:value-type="float" office:value="0.0806491" calcext:value-type="float">
            <text:p>0,0806491</text:p>
          </table:table-cell>
          <table:table-cell office:value-type="float" office:value="0.0501551" calcext:value-type="float">
            <text:p>0,0501551</text:p>
          </table:table-cell>
          <table:table-cell office:value-type="float" office:value="0.0255425" calcext:value-type="float">
            <text:p>0,0255425</text:p>
          </table:table-cell>
          <table:table-cell office:value-type="float" office:value="0.0103313" calcext:value-type="float">
            <text:p>0,0103313</text:p>
          </table:table-cell>
          <table:table-cell office:value-type="float" office:value="0.00359155" calcext:value-type="float">
            <text:p>0,00359155</text:p>
          </table:table-cell>
          <table:table-cell office:value-type="float" office:value="0.00134906" calcext:value-type="float">
            <text:p>0,00134906</text:p>
          </table:table-cell>
        </table:table-row>
        <table:table-row table:style-name="ro1">
          <table:table-cell office:value-type="float" office:value="0.00134906" calcext:value-type="float">
            <text:p>0,00134906</text:p>
          </table:table-cell>
          <table:table-cell office:value-type="float" office:value="-0.000763702" calcext:value-type="float">
            <text:p>-0,000763702</text:p>
          </table:table-cell>
          <table:table-cell office:value-type="float" office:value="-0.00306341" calcext:value-type="float">
            <text:p>-0,00306341</text:p>
          </table:table-cell>
          <table:table-cell table:style-name="ce1" office:value-type="float" office:value="-0.00320549" calcext:value-type="float">
            <text:p>-3,21E-03</text:p>
          </table:table-cell>
          <table:table-cell office:value-type="float" office:value="0.00229431" calcext:value-type="float">
            <text:p>0,00229431</text:p>
          </table:table-cell>
          <table:table-cell office:value-type="float" office:value="0.0160174" calcext:value-type="float">
            <text:p>0,0160174</text:p>
          </table:table-cell>
          <table:table-cell office:value-type="float" office:value="0.0378127" calcext:value-type="float">
            <text:p>0,0378127</text:p>
          </table:table-cell>
          <table:table-cell office:value-type="float" office:value="0.0641111" calcext:value-type="float">
            <text:p>0,0641111</text:p>
          </table:table-cell>
          <table:table-cell office:value-type="float" office:value="0.0887958" calcext:value-type="float">
            <text:p>0,0887958</text:p>
          </table:table-cell>
          <table:table-cell office:value-type="float" office:value="0.105318" calcext:value-type="float">
            <text:p>0,105318</text:p>
          </table:table-cell>
          <table:table-cell office:value-type="float" office:value="0.109159" calcext:value-type="float">
            <text:p>0,109159</text:p>
          </table:table-cell>
          <table:table-cell office:value-type="float" office:value="0.0995538" calcext:value-type="float">
            <text:p>0,0995538</text:p>
          </table:table-cell>
          <table:table-cell office:value-type="float" office:value="0.0797295" calcext:value-type="float">
            <text:p>0,0797295</text:p>
          </table:table-cell>
          <table:table-cell office:value-type="float" office:value="0.0555439" calcext:value-type="float">
            <text:p>0,0555439</text:p>
          </table:table-cell>
          <table:table-cell office:value-type="float" office:value="0.0331589" calcext:value-type="float">
            <text:p>0,0331589</text:p>
          </table:table-cell>
          <table:table-cell office:value-type="float" office:value="0.0167786" calcext:value-type="float">
            <text:p>0,0167786</text:p>
          </table:table-cell>
          <table:table-cell office:value-type="float" office:value="0.00743835" calcext:value-type="float">
            <text:p>0,00743835</text:p>
          </table:table-cell>
          <table:table-cell office:value-type="float" office:value="0.00332004" calcext:value-type="float">
            <text:p>0,00332004</text:p>
          </table:table-cell>
          <table:table-cell office:value-type="float" office:value="0.00134906" calcext:value-type="float">
            <text:p>0,00134906</text:p>
          </table:table-cell>
        </table:table-row>
        <table:table-row table:style-name="ro1">
          <table:table-cell office:value-type="float" office:value="0.00134906" calcext:value-type="float">
            <text:p>0,00134906</text:p>
          </table:table-cell>
          <table:table-cell office:value-type="float" office:value="-0.000720976" calcext:value-type="float">
            <text:p>-0,000720976</text:p>
          </table:table-cell>
          <table:table-cell office:value-type="float" office:value="-0.00148619" calcext:value-type="float">
            <text:p>-0,00148619</text:p>
          </table:table-cell>
          <table:table-cell table:style-name="ce1" office:value-type="float" office:value="0.00110812" calcext:value-type="float">
            <text:p>1,11E-03</text:p>
          </table:table-cell>
          <table:table-cell office:value-type="float" office:value="0.00815557" calcext:value-type="float">
            <text:p>0,00815557</text:p>
          </table:table-cell>
          <table:table-cell office:value-type="float" office:value="0.0189987" calcext:value-type="float">
            <text:p>0,0189987</text:p>
          </table:table-cell>
          <table:table-cell office:value-type="float" office:value="0.031218" calcext:value-type="float">
            <text:p>0,031218</text:p>
          </table:table-cell>
          <table:table-cell office:value-type="float" office:value="0.0414443" calcext:value-type="float">
            <text:p>0,0414443</text:p>
          </table:table-cell>
          <table:table-cell office:value-type="float" office:value="0.0466514" calcext:value-type="float">
            <text:p>0,0466514</text:p>
          </table:table-cell>
          <table:table-cell office:value-type="float" office:value="0.0453605" calcext:value-type="float">
            <text:p>0,0453605</text:p>
          </table:table-cell>
          <table:table-cell office:value-type="float" office:value="0.0382163" calcext:value-type="float">
            <text:p>0,0382163</text:p>
          </table:table-cell>
          <table:table-cell office:value-type="float" office:value="0.0276804" calcext:value-type="float">
            <text:p>0,0276804</text:p>
          </table:table-cell>
          <table:table-cell office:value-type="float" office:value="0.0169862" calcext:value-type="float">
            <text:p>0,0169862</text:p>
          </table:table-cell>
          <table:table-cell office:value-type="float" office:value="0.00882999" calcext:value-type="float">
            <text:p>0,00882999</text:p>
          </table:table-cell>
          <table:table-cell office:value-type="float" office:value="0.00438808" calcext:value-type="float">
            <text:p>0,00438808</text:p>
          </table:table-cell>
          <table:table-cell office:value-type="float" office:value="0.00308469" calcext:value-type="float">
            <text:p>0,00308469</text:p>
          </table:table-cell>
          <table:table-cell office:value-type="float" office:value="0.00318147" calcext:value-type="float">
            <text:p>0,00318147</text:p>
          </table:table-cell>
          <table:table-cell office:value-type="float" office:value="0.00287419" calcext:value-type="float">
            <text:p>0,00287419</text:p>
          </table:table-cell>
          <table:table-cell office:value-type="float" office:value="0.00134906" calcext:value-type="float">
            <text:p>0,00134906</text:p>
          </table:table-cell>
        </table:table-row>
        <table:table-row table:style-name="ro1">
          <table:table-cell office:value-type="float" office:value="0.00134906" calcext:value-type="float">
            <text:p>0,00134906</text:p>
          </table:table-cell>
          <table:table-cell office:value-type="float" office:value="-0.000636513" calcext:value-type="float">
            <text:p>-0,000636513</text:p>
          </table:table-cell>
          <table:table-cell office:value-type="float" office:value="-0.000182346" calcext:value-type="float">
            <text:p>-0,000182346</text:p>
          </table:table-cell>
          <table:table-cell office:value-type="float" office:value="0.00389638" calcext:value-type="float">
            <text:p>0,00389638</text:p>
          </table:table-cell>
          <table:table-cell office:value-type="float" office:value="0.00988291" calcext:value-type="float">
            <text:p>0,00988291</text:p>
          </table:table-cell>
          <table:table-cell office:value-type="float" office:value="0.0139391" calcext:value-type="float">
            <text:p>0,0139391</text:p>
          </table:table-cell>
          <table:table-cell office:value-type="float" office:value="0.0120263" calcext:value-type="float">
            <text:p>0,0120263</text:p>
          </table:table-cell>
          <table:table-cell office:value-type="float" office:value="0.00205341" calcext:value-type="float">
            <text:p>0,00205341</text:p>
          </table:table-cell>
          <table:table-cell office:value-type="float" office:value="-0.0147845" calcext:value-type="float">
            <text:p>-0,0147845</text:p>
          </table:table-cell>
          <table:table-cell office:value-type="float" office:value="-0.0341469" calcext:value-type="float">
            <text:p>-0,0341469</text:p>
          </table:table-cell>
          <table:table-cell office:value-type="float" office:value="-0.0501516" calcext:value-type="float">
            <text:p>-0,0501516</text:p>
          </table:table-cell>
          <table:table-cell office:value-type="float" office:value="-0.0577444" calcext:value-type="float">
            <text:p>-0,0577444</text:p>
          </table:table-cell>
          <table:table-cell office:value-type="float" office:value="-0.0547697" calcext:value-type="float">
            <text:p>-0,0547697</text:p>
          </table:table-cell>
          <table:table-cell office:value-type="float" office:value="-0.0428113" calcext:value-type="float">
            <text:p>-0,0428113</text:p>
          </table:table-cell>
          <table:table-cell office:value-type="float" office:value="-0.0264275" calcext:value-type="float">
            <text:p>-0,0264275</text:p>
          </table:table-cell>
          <table:table-cell office:value-type="float" office:value="-0.0111439" calcext:value-type="float">
            <text:p>-0,0111439</text:p>
          </table:table-cell>
          <table:table-cell office:value-type="float" office:value="-0.00112571" calcext:value-type="float">
            <text:p>-0,00112571</text:p>
          </table:table-cell>
          <table:table-cell office:value-type="float" office:value="0.00241089" calcext:value-type="float">
            <text:p>0,00241089</text:p>
          </table:table-cell>
          <table:table-cell office:value-type="float" office:value="0.00134906" calcext:value-type="float">
            <text:p>0,00134906</text:p>
          </table:table-cell>
        </table:table-row>
        <table:table-row table:style-name="ro1">
          <table:table-cell office:value-type="float" office:value="0.00134906" calcext:value-type="float">
            <text:p>0,00134906</text:p>
          </table:table-cell>
          <table:table-cell office:value-type="float" office:value="-0.000569282" calcext:value-type="float">
            <text:p>-0,000569282</text:p>
          </table:table-cell>
          <table:table-cell office:value-type="float" office:value="0.000606113" calcext:value-type="float">
            <text:p>0,000606113</text:p>
          </table:table-cell>
          <table:table-cell office:value-type="float" office:value="0.00526593" calcext:value-type="float">
            <text:p>0,00526593</text:p>
          </table:table-cell>
          <table:table-cell office:value-type="float" office:value="0.00962" calcext:value-type="float">
            <text:p>0,00962</text:p>
          </table:table-cell>
          <table:table-cell office:value-type="float" office:value="0.00766487" calcext:value-type="float">
            <text:p>0,00766487</text:p>
          </table:table-cell>
          <table:table-cell office:value-type="float" office:value="-0.00552868" calcext:value-type="float">
            <text:p>-0,00552868</text:p>
          </table:table-cell>
          <table:table-cell office:value-type="float" office:value="-0.0308044" calcext:value-type="float">
            <text:p>-0,0308044</text:p>
          </table:table-cell>
          <table:table-cell office:value-type="float" office:value="-0.0636792" calcext:value-type="float">
            <text:p>-0,0636792</text:p>
          </table:table-cell>
          <table:table-cell office:value-type="float" office:value="-0.0955555" calcext:value-type="float">
            <text:p>-0,0955555</text:p>
          </table:table-cell>
          <table:table-cell office:value-type="float" office:value="-0.116925" calcext:value-type="float">
            <text:p>-0,116925</text:p>
          </table:table-cell>
          <table:table-cell office:value-type="float" office:value="-0.121167" calcext:value-type="float">
            <text:p>-0,121167</text:p>
          </table:table-cell>
          <table:table-cell office:value-type="float" office:value="-0.107237" calcext:value-type="float">
            <text:p>-0,107237</text:p>
          </table:table-cell>
          <table:table-cell office:value-type="float" office:value="-0.0800426" calcext:value-type="float">
            <text:p>-0,0800426</text:p>
          </table:table-cell>
          <table:table-cell office:value-type="float" office:value="-0.0483431" calcext:value-type="float">
            <text:p>-0,0483431</text:p>
          </table:table-cell>
          <table:table-cell office:value-type="float" office:value="-0.0211267" calcext:value-type="float">
            <text:p>-0,0211267</text:p>
          </table:table-cell>
          <table:table-cell office:value-type="float" office:value="-0.00411104" calcext:value-type="float">
            <text:p>-0,00411104</text:p>
          </table:table-cell>
          <table:table-cell office:value-type="float" office:value="0.00208582" calcext:value-type="float">
            <text:p>0,00208582</text:p>
          </table:table-cell>
          <table:table-cell office:value-type="float" office:value="0.00134906" calcext:value-type="float">
            <text:p>0,00134906</text:p>
          </table:table-cell>
        </table:table-row>
        <table:table-row table:style-name="ro1">
          <table:table-cell office:value-type="float" office:value="0.00134906" calcext:value-type="float">
            <text:p>0,00134906</text:p>
          </table:table-cell>
          <table:table-cell office:value-type="float" office:value="-0.000555824" calcext:value-type="float">
            <text:p>-0,000555824</text:p>
          </table:table-cell>
          <table:table-cell office:value-type="float" office:value="0.000770381" calcext:value-type="float">
            <text:p>0,000770381</text:p>
          </table:table-cell>
          <table:table-cell office:value-type="float" office:value="0.00553299" calcext:value-type="float">
            <text:p>0,00553299</text:p>
          </table:table-cell>
          <table:table-cell office:value-type="float" office:value="0.00946786" calcext:value-type="float">
            <text:p>0,00946786</text:p>
          </table:table-cell>
          <table:table-cell office:value-type="float" office:value="0.00608212" calcext:value-type="float">
            <text:p>0,00608212</text:p>
          </table:table-cell>
          <table:table-cell office:value-type="float" office:value="-0.00974662" calcext:value-type="float">
            <text:p>-0,00974662</text:p>
          </table:table-cell>
          <table:table-cell office:value-type="float" office:value="-0.0385646" calcext:value-type="float">
            <text:p>-0,0385646</text:p>
          </table:table-cell>
          <table:table-cell office:value-type="float" office:value="-0.075127" calcext:value-type="float">
            <text:p>-0,075127</text:p>
          </table:table-cell>
          <table:table-cell office:value-type="float" office:value="-0.109858" calcext:value-type="float">
            <text:p>-0,109858</text:p>
          </table:table-cell>
          <table:table-cell office:value-type="float" office:value="-0.132425" calcext:value-type="float">
            <text:p>-0,132425</text:p>
          </table:table-cell>
          <table:table-cell office:value-type="float" office:value="-0.135854" calcext:value-type="float">
            <text:p>-0,135854</text:p>
          </table:table-cell>
          <table:table-cell office:value-type="float" office:value="-0.119369" calcext:value-type="float">
            <text:p>-0,119369</text:p>
          </table:table-cell>
          <table:table-cell office:value-type="float" office:value="-0.088646" calcext:value-type="float">
            <text:p>-0,088646</text:p>
          </table:table-cell>
          <table:table-cell office:value-type="float" office:value="-0.0534097" calcext:value-type="float">
            <text:p>-0,0534097</text:p>
          </table:table-cell>
          <table:table-cell office:value-type="float" office:value="-0.0234409" calcext:value-type="float">
            <text:p>-0,0234409</text:p>
          </table:table-cell>
          <table:table-cell office:value-type="float" office:value="-0.0048096" calcext:value-type="float">
            <text:p>-0,0048096</text:p>
          </table:table-cell>
          <table:table-cell office:value-type="float" office:value="0.00200591" calcext:value-type="float">
            <text:p>0,00200591</text:p>
          </table:table-cell>
          <table:table-cell office:value-type="float" office:value="0.00134906" calcext:value-type="float">
            <text:p>0,00134906</text:p>
          </table:table-cell>
        </table:table-row>
        <table:table-row table:style-name="ro1">
          <table:table-cell office:value-type="float" office:value="0.00134906" calcext:value-type="float">
            <text:p>0,00134906</text:p>
          </table:table-cell>
          <table:table-cell office:value-type="float" office:value="-0.000603888" calcext:value-type="float">
            <text:p>-0,000603888</text:p>
          </table:table-cell>
          <table:table-cell office:value-type="float" office:value="0.000289722" calcext:value-type="float">
            <text:p>0,000289722</text:p>
          </table:table-cell>
          <table:table-cell office:value-type="float" office:value="0.00478335" calcext:value-type="float">
            <text:p>0,00478335</text:p>
          </table:table-cell>
          <table:table-cell office:value-type="float" office:value="0.00993759" calcext:value-type="float">
            <text:p>0,00993759</text:p>
          </table:table-cell>
          <table:table-cell office:value-type="float" office:value="0.0105964" calcext:value-type="float">
            <text:p>0,0105964</text:p>
          </table:table-cell>
          <table:table-cell office:value-type="float" office:value="0.00213092" calcext:value-type="float">
            <text:p>0,00213092</text:p>
          </table:table-cell>
          <table:table-cell office:value-type="float" office:value="-0.0168739" calcext:value-type="float">
            <text:p>-0,0168739</text:p>
          </table:table-cell>
          <table:table-cell office:value-type="float" office:value="-0.0433085" calcext:value-type="float">
            <text:p>-0,0433085</text:p>
          </table:table-cell>
          <table:table-cell office:value-type="float" office:value="-0.070296" calcext:value-type="float">
            <text:p>-0,070296</text:p>
          </table:table-cell>
          <table:table-cell office:value-type="float" office:value="-0.089748" calcext:value-type="float">
            <text:p>-0,089748</text:p>
          </table:table-cell>
          <table:table-cell office:value-type="float" office:value="-0.0956013" calcext:value-type="float">
            <text:p>-0,0956013</text:p>
          </table:table-cell>
          <table:table-cell office:value-type="float" office:value="-0.0862888" calcext:value-type="float">
            <text:p>-0,0862888</text:p>
          </table:table-cell>
          <table:table-cell office:value-type="float" office:value="-0.065331" calcext:value-type="float">
            <text:p>-0,065331</text:p>
          </table:table-cell>
          <table:table-cell office:value-type="float" office:value="-0.0397901" calcext:value-type="float">
            <text:p>-0,0397901</text:p>
          </table:table-cell>
          <table:table-cell office:value-type="float" office:value="-0.0172962" calcext:value-type="float">
            <text:p>-0,0172962</text:p>
          </table:table-cell>
          <table:table-cell office:value-type="float" office:value="-0.00299842" calcext:value-type="float">
            <text:p>-0,00299842</text:p>
          </table:table-cell>
          <table:table-cell office:value-type="float" office:value="0.00219607" calcext:value-type="float">
            <text:p>0,00219607</text:p>
          </table:table-cell>
          <table:table-cell office:value-type="float" office:value="0.00134906" calcext:value-type="float">
            <text:p>0,00134906</text:p>
          </table:table-cell>
        </table:table-row>
        <table:table-row table:style-name="ro1">
          <table:table-cell office:value-type="float" office:value="0.00134906" calcext:value-type="float">
            <text:p>0,00134906</text:p>
          </table:table-cell>
          <table:table-cell office:value-type="float" office:value="-0.000691112" calcext:value-type="float">
            <text:p>-0,000691112</text:p>
          </table:table-cell>
          <table:table-cell office:value-type="float" office:value="-0.000780116" calcext:value-type="float">
            <text:p>-0,000780116</text:p>
          </table:table-cell>
          <table:table-cell table:style-name="ce1" office:value-type="float" office:value="0.00276693" calcext:value-type="float">
            <text:p>2,77E-03</text:p>
          </table:table-cell>
          <table:table-cell office:value-type="float" office:value="0.00958441" calcext:value-type="float">
            <text:p>0,00958441</text:p>
          </table:table-cell>
          <table:table-cell office:value-type="float" office:value="0.0172712" calcext:value-type="float">
            <text:p>0,0172712</text:p>
          </table:table-cell>
          <table:table-cell office:value-type="float" office:value="0.0224189" calcext:value-type="float">
            <text:p>0,0224189</text:p>
          </table:table-cell>
          <table:table-cell office:value-type="float" office:value="0.0221842" calcext:value-type="float">
            <text:p>0,0221842</text:p>
          </table:table-cell>
          <table:table-cell office:value-type="float" office:value="0.0156716" calcext:value-type="float">
            <text:p>0,0156716</text:p>
          </table:table-cell>
          <table:table-cell office:value-type="float" office:value="0.00447342" calcext:value-type="float">
            <text:p>0,00447342</text:p>
          </table:table-cell>
          <table:table-cell office:value-type="float" office:value="-0.00789922" calcext:value-type="float">
            <text:p>-0,00789922</text:p>
          </table:table-cell>
          <table:table-cell office:value-type="float" office:value="-0.0174513" calcext:value-type="float">
            <text:p>-0,0174513</text:p>
          </table:table-cell>
          <table:table-cell office:value-type="float" office:value="-0.0213565" calcext:value-type="float">
            <text:p>-0,0213565</text:p>
          </table:table-cell>
          <table:table-cell office:value-type="float" office:value="-0.0190817" calcext:value-type="float">
            <text:p>-0,0190817</text:p>
          </table:table-cell>
          <table:table-cell office:value-type="float" office:value="-0.01248" calcext:value-type="float">
            <text:p>-0,01248</text:p>
          </table:table-cell>
          <table:table-cell office:value-type="float" office:value="-0.00482894" calcext:value-type="float">
            <text:p>-0,00482894</text:p>
          </table:table-cell>
          <table:table-cell office:value-type="float" office:value="0.000726226" calcext:value-type="float">
            <text:p>0,000726226</text:p>
          </table:table-cell>
          <table:table-cell office:value-type="float" office:value="0.00259155" calcext:value-type="float">
            <text:p>0,00259155</text:p>
          </table:table-cell>
          <table:table-cell office:value-type="float" office:value="0.00134906" calcext:value-type="float">
            <text:p>0,00134906</text:p>
          </table:table-cell>
        </table:table-row>
        <table:table-row table:style-name="ro1">
          <table:table-cell office:value-type="float" office:value="0.00134906" calcext:value-type="float">
            <text:p>0,00134906</text:p>
          </table:table-cell>
          <table:table-cell office:value-type="float" office:value="-0.000768583" calcext:value-type="float">
            <text:p>-0,000768583</text:p>
          </table:table-cell>
          <table:table-cell office:value-type="float" office:value="-0.00227333" calcext:value-type="float">
            <text:p>-0,00227333</text:p>
          </table:table-cell>
          <table:table-cell table:style-name="ce1" office:value-type="float" office:value="-0.000805536" calcext:value-type="float">
            <text:p>-8,06E-04</text:p>
          </table:table-cell>
          <table:table-cell office:value-type="float" office:value="0.00602911" calcext:value-type="float">
            <text:p>0,00602911</text:p>
          </table:table-cell>
          <table:table-cell office:value-type="float" office:value="0.0191677" calcext:value-type="float">
            <text:p>0,0191677</text:p>
          </table:table-cell>
          <table:table-cell office:value-type="float" office:value="0.0371527" calcext:value-type="float">
            <text:p>0,0371527</text:p>
          </table:table-cell>
          <table:table-cell office:value-type="float" office:value="0.0562485" calcext:value-type="float">
            <text:p>0,0562485</text:p>
          </table:table-cell>
          <table:table-cell office:value-type="float" office:value="0.0716248" calcext:value-type="float">
            <text:p>0,0716248</text:p>
          </table:table-cell>
          <table:table-cell office:value-type="float" office:value="0.0791214" calcext:value-type="float">
            <text:p>0,0791214</text:p>
          </table:table-cell>
          <table:table-cell office:value-type="float" office:value="0.0768292" calcext:value-type="float">
            <text:p>0,0768292</text:p>
          </table:table-cell>
          <table:table-cell office:value-type="float" office:value="0.0657906" calcext:value-type="float">
            <text:p>0,0657906</text:p>
          </table:table-cell>
          <table:table-cell office:value-type="float" office:value="0.0495149" calcext:value-type="float">
            <text:p>0,0495149</text:p>
          </table:table-cell>
          <table:table-cell office:value-type="float" office:value="0.0325367" calcext:value-type="float">
            <text:p>0,0325367</text:p>
          </table:table-cell>
          <table:table-cell office:value-type="float" office:value="0.0186652" calcext:value-type="float">
            <text:p>0,0186652</text:p>
          </table:table-cell>
          <table:table-cell office:value-type="float" office:value="0.00970078" calcext:value-type="float">
            <text:p>0,00970078</text:p>
          </table:table-cell>
          <table:table-cell office:value-type="float" office:value="0.00515828" calcext:value-type="float">
            <text:p>0,00515828</text:p>
          </table:table-cell>
          <table:table-cell office:value-type="float" office:value="0.00305842" calcext:value-type="float">
            <text:p>0,00305842</text:p>
          </table:table-cell>
          <table:table-cell office:value-type="float" office:value="0.00134906" calcext:value-type="float">
            <text:p>0,00134906</text:p>
          </table:table-cell>
        </table:table-row>
        <table:table-row table:style-name="ro1">
          <table:table-cell office:value-type="float" office:value="0.00134906" calcext:value-type="float">
            <text:p>0,00134906</text:p>
          </table:table-cell>
          <table:table-cell office:value-type="float" office:value="-0.00076983" calcext:value-type="float">
            <text:p>-0,00076983</text:p>
          </table:table-cell>
          <table:table-cell office:value-type="float" office:value="-0.00386797" calcext:value-type="float">
            <text:p>-0,00386797</text:p>
          </table:table-cell>
          <table:table-cell table:style-name="ce1" office:value-type="float" office:value="-0.00575207" calcext:value-type="float">
            <text:p>-5,75E-03</text:p>
          </table:table-cell>
          <table:table-cell table:style-name="ce1" office:value-type="float" office:value="-0.00220501" calcext:value-type="float">
            <text:p>-2,21E-03</text:p>
          </table:table-cell>
          <table:table-cell office:value-type="float" office:value="0.0106386" calcext:value-type="float">
            <text:p>0,0106386</text:p>
          </table:table-cell>
          <table:table-cell office:value-type="float" office:value="0.0338174" calcext:value-type="float">
            <text:p>0,0338174</text:p>
          </table:table-cell>
          <table:table-cell office:value-type="float" office:value="0.064207" calcext:value-type="float">
            <text:p>0,064207</text:p>
          </table:table-cell>
          <table:table-cell office:value-type="float" office:value="0.0950508" calcext:value-type="float">
            <text:p>0,0950508</text:p>
          </table:table-cell>
          <table:table-cell office:value-type="float" office:value="0.118221" calcext:value-type="float">
            <text:p>0,118221</text:p>
          </table:table-cell>
          <table:table-cell office:value-type="float" office:value="0.127263" calcext:value-type="float">
            <text:p>0,127263</text:p>
          </table:table-cell>
          <table:table-cell office:value-type="float" office:value="0.119882" calcext:value-type="float">
            <text:p>0,119882</text:p>
          </table:table-cell>
          <table:table-cell office:value-type="float" office:value="0.0987895" calcext:value-type="float">
            <text:p>0,0987895</text:p>
          </table:table-cell>
          <table:table-cell office:value-type="float" office:value="0.0705187" calcext:value-type="float">
            <text:p>0,0705187</text:p>
          </table:table-cell>
          <table:table-cell office:value-type="float" office:value="0.042773" calcext:value-type="float">
            <text:p>0,042773</text:p>
          </table:table-cell>
          <table:table-cell office:value-type="float" office:value="0.0214865" calcext:value-type="float">
            <text:p>0,0214865</text:p>
          </table:table-cell>
          <table:table-cell office:value-type="float" office:value="0.0088982" calcext:value-type="float">
            <text:p>0,0088982</text:p>
          </table:table-cell>
          <table:table-cell office:value-type="float" office:value="0.00343518" calcext:value-type="float">
            <text:p>0,00343518</text:p>
          </table:table-cell>
          <table:table-cell office:value-type="float" office:value="0.00134906" calcext:value-type="float">
            <text:p>0,00134906</text:p>
          </table:table-cell>
        </table:table-row>
        <table:table-row table:style-name="ro1">
          <table:table-cell office:value-type="float" office:value="0.00134906" calcext:value-type="float">
            <text:p>0,00134906</text:p>
          </table:table-cell>
          <table:table-cell office:value-type="float" office:value="-0.000625636" calcext:value-type="float">
            <text:p>-0,000625636</text:p>
          </table:table-cell>
          <table:table-cell office:value-type="float" office:value="-0.00508447" calcext:value-type="float">
            <text:p>-0,00508447</text:p>
          </table:table-cell>
          <table:table-cell office:value-type="float" office:value="-0.0110382" calcext:value-type="float">
            <text:p>-0,0110382</text:p>
          </table:table-cell>
          <table:table-cell table:style-name="ce1" office:value-type="float" office:value="-0.0140971" calcext:value-type="float">
            <text:p>-1,41E-02</text:p>
          </table:table-cell>
          <table:table-cell office:value-type="float" office:value="-0.00871811" calcext:value-type="float">
            <text:p>-0,00871811</text:p>
          </table:table-cell>
          <table:table-cell office:value-type="float" office:value="0.0087052" calcext:value-type="float">
            <text:p>0,0087052</text:p>
          </table:table-cell>
          <table:table-cell office:value-type="float" office:value="0.0374168" calcext:value-type="float">
            <text:p>0,0374168</text:p>
          </table:table-cell>
          <table:table-cell office:value-type="float" office:value="0.0717599" calcext:value-type="float">
            <text:p>0,0717599</text:p>
          </table:table-cell>
          <table:table-cell office:value-type="float" office:value="0.102885" calcext:value-type="float">
            <text:p>0,102885</text:p>
          </table:table-cell>
          <table:table-cell office:value-type="float" office:value="0.122022" calcext:value-type="float">
            <text:p>0,122022</text:p>
          </table:table-cell>
          <table:table-cell office:value-type="float" office:value="0.123881" calcext:value-type="float">
            <text:p>0,123881</text:p>
          </table:table-cell>
          <table:table-cell office:value-type="float" office:value="0.10869" calcext:value-type="float">
            <text:p>0,10869</text:p>
          </table:table-cell>
          <table:table-cell office:value-type="float" office:value="0.0819534" calcext:value-type="float">
            <text:p>0,0819534</text:p>
          </table:table-cell>
          <table:table-cell office:value-type="float" office:value="0.0520692" calcext:value-type="float">
            <text:p>0,0520692</text:p>
          </table:table-cell>
          <table:table-cell office:value-type="float" office:value="0.0268975" calcext:value-type="float">
            <text:p>0,0268975</text:p>
          </table:table-cell>
          <table:table-cell office:value-type="float" office:value="0.0108198" calcext:value-type="float">
            <text:p>0,0108198</text:p>
          </table:table-cell>
          <table:table-cell office:value-type="float" office:value="0.00358156" calcext:value-type="float">
            <text:p>0,00358156</text:p>
          </table:table-cell>
          <table:table-cell office:value-type="float" office:value="0.00134906" calcext:value-type="float">
            <text:p>0,00134906</text:p>
          </table:table-cell>
        </table:table-row>
        <table:table-row table:style-name="ro1">
          <table:table-cell office:value-type="float" office:value="0.00134906" calcext:value-type="float">
            <text:p>0,00134906</text:p>
          </table:table-cell>
          <table:table-cell office:value-type="float" office:value="-0.000283437" calcext:value-type="float">
            <text:p>-0,000283437</text:p>
          </table:table-cell>
          <table:table-cell office:value-type="float" office:value="-0.00537368" calcext:value-type="float">
            <text:p>-0,00537368</text:p>
          </table:table-cell>
          <table:table-cell office:value-type="float" office:value="-0.0148339" calcext:value-type="float">
            <text:p>-0,0148339</text:p>
          </table:table-cell>
          <table:table-cell table:style-name="ce1" office:value-type="float" office:value="-0.0257696" calcext:value-type="float">
            <text:p>-2,58E-02</text:p>
          </table:table-cell>
          <table:table-cell table:style-name="ce1" office:value-type="float" office:value="-0.0326494" calcext:value-type="float">
            <text:p>-3,26E-02</text:p>
          </table:table-cell>
          <table:table-cell office:value-type="float" office:value="-0.0299428" calcext:value-type="float">
            <text:p>-0,0299428</text:p>
          </table:table-cell>
          <table:table-cell office:value-type="float" office:value="-0.0149873" calcext:value-type="float">
            <text:p>-0,0149873</text:p>
          </table:table-cell>
          <table:table-cell office:value-type="float" office:value="0.0102926" calcext:value-type="float">
            <text:p>0,0102926</text:p>
          </table:table-cell>
          <table:table-cell office:value-type="float" office:value="0.0396731" calcext:value-type="float">
            <text:p>0,0396731</text:p>
          </table:table-cell>
          <table:table-cell office:value-type="float" office:value="0.0648682" calcext:value-type="float">
            <text:p>0,0648682</text:p>
          </table:table-cell>
          <table:table-cell office:value-type="float" office:value="0.0787473" calcext:value-type="float">
            <text:p>0,0787473</text:p>
          </table:table-cell>
          <table:table-cell office:value-type="float" office:value="0.0781102" calcext:value-type="float">
            <text:p>0,0781102</text:p>
          </table:table-cell>
          <table:table-cell office:value-type="float" office:value="0.0647871" calcext:value-type="float">
            <text:p>0,0647871</text:p>
          </table:table-cell>
          <table:table-cell office:value-type="float" office:value="0.0445975" calcext:value-type="float">
            <text:p>0,0445975</text:p>
          </table:table-cell>
          <table:table-cell office:value-type="float" office:value="0.0246772" calcext:value-type="float">
            <text:p>0,0246772</text:p>
          </table:table-cell>
          <table:table-cell office:value-type="float" office:value="0.0104178" calcext:value-type="float">
            <text:p>0,0104178</text:p>
          </table:table-cell>
          <table:table-cell office:value-type="float" office:value="0.0034185" calcext:value-type="float">
            <text:p>0,0034185</text:p>
          </table:table-cell>
          <table:table-cell office:value-type="float" office:value="0.00134906" calcext:value-type="float">
            <text:p>0,00134906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formula="of:=SUM([.A3:.S39])" office:value-type="float" office:value="1.07194955194" calcext:value-type="float">
            <text:p>1,07194955194</text:p>
          </table:table-cell>
          <table:table-cell table:number-columns-repeated="3"/>
          <table:table-cell table:formula="of:=SUM([.A3:.R39])" office:value-type="float" office:value="1.02203433194" calcext:value-type="float">
            <text:p>1,02203433194</text:p>
          </table:table-cell>
          <table:table-cell/>
          <table:table-cell table:formula="of:=SUM([.B3:.R39])" office:value-type="float" office:value="0.97211911194" calcext:value-type="float">
            <text:p>0,97211911194</text:p>
          </table:table-cell>
          <table:table-cell table:number-columns-repeated="12"/>
        </table:table-row>
        <table:table-row table:style-name="ro1">
          <table:table-cell table:formula="of:=1/[.A41]" office:value-type="float" office:value="0.932879721988981" calcext:value-type="float">
            <text:p>0,932879721988981</text:p>
          </table:table-cell>
          <table:table-cell table:number-columns-repeated="3"/>
          <table:table-cell table:formula="of:=1/[.E41]" office:value-type="float" office:value="0.978440712555933" calcext:value-type="float">
            <text:p>0,978440712555933</text:p>
          </table:table-cell>
          <table:table-cell/>
          <table:table-cell table:formula="of:=1/[.G41]" office:value-type="float" office:value="1.02868052661197" calcext:value-type="float">
            <text:p>1,02868052661197</text:p>
          </table:table-cell>
          <table:table-cell table:number-columns-repeated="12"/>
        </table:table-row>
      </table:table>
      <table:table table:name="Planilha2" table:style-name="ta1">
        <table:table-column table:style-name="co1" table:number-columns-repeated="19" table:default-cell-style-name="Default"/>
        <table:table-row table:style-name="ro1" table:number-rows-repeated="2">
          <table:table-cell table:number-columns-repeated="19"/>
        </table:table-row>
        <table:table-row table:style-name="ro1">
          <table:table-cell office:value-type="float" office:value="0.00411789" calcext:value-type="float">
            <text:p>0,00411789</text:p>
          </table:table-cell>
          <table:table-cell office:value-type="float" office:value="0.00337538" calcext:value-type="float">
            <text:p>0,00337538</text:p>
          </table:table-cell>
          <table:table-cell office:value-type="float" office:value="0.00259815" calcext:value-type="float">
            <text:p>0,00259815</text:p>
          </table:table-cell>
          <table:table-cell office:value-type="float" office:value="0.00191328" calcext:value-type="float">
            <text:p>0,00191328</text:p>
          </table:table-cell>
          <table:table-cell office:value-type="float" office:value="0.00146119" calcext:value-type="float">
            <text:p>0,00146119</text:p>
          </table:table-cell>
          <table:table-cell office:value-type="float" office:value="0.00135158" calcext:value-type="float">
            <text:p>0,00135158</text:p>
          </table:table-cell>
          <table:table-cell office:value-type="float" office:value="0.00162444" calcext:value-type="float">
            <text:p>0,00162444</text:p>
          </table:table-cell>
          <table:table-cell office:value-type="float" office:value="0.00223267" calcext:value-type="float">
            <text:p>0,00223267</text:p>
          </table:table-cell>
          <table:table-cell office:value-type="float" office:value="0.00305443" calcext:value-type="float">
            <text:p>0,00305443</text:p>
          </table:table-cell>
          <table:table-cell office:value-type="float" office:value="0.00393046" calcext:value-type="float">
            <text:p>0,00393046</text:p>
          </table:table-cell>
          <table:table-cell office:value-type="float" office:value="0.00471152" calcext:value-type="float">
            <text:p>0,00471152</text:p>
          </table:table-cell>
          <table:table-cell office:value-type="float" office:value="0.00529669" calcext:value-type="float">
            <text:p>0,00529669</text:p>
          </table:table-cell>
          <table:table-cell office:value-type="float" office:value="0.00564875" calcext:value-type="float">
            <text:p>0,00564875</text:p>
          </table:table-cell>
          <table:table-cell office:value-type="float" office:value="0.00578302" calcext:value-type="float">
            <text:p>0,00578302</text:p>
          </table:table-cell>
          <table:table-cell office:value-type="float" office:value="0.0057385" calcext:value-type="float">
            <text:p>0,0057385</text:p>
          </table:table-cell>
          <table:table-cell office:value-type="float" office:value="0.00554733" calcext:value-type="float">
            <text:p>0,00554733</text:p>
          </table:table-cell>
          <table:table-cell office:value-type="float" office:value="0.00521837" calcext:value-type="float">
            <text:p>0,00521837</text:p>
          </table:table-cell>
          <table:table-cell office:value-type="float" office:value="0.00474281" calcext:value-type="float">
            <text:p>0,00474281</text:p>
          </table:table-cell>
          <table:table-cell office:value-type="float" office:value="0.00411789" calcext:value-type="float">
            <text:p>0,00411789</text:p>
          </table:table-cell>
        </table:table-row>
        <table:table-row table:style-name="ro1">
          <table:table-cell office:value-type="float" office:value="0.00411789" calcext:value-type="float">
            <text:p>0,00411789</text:p>
          </table:table-cell>
          <table:table-cell office:value-type="float" office:value="0.00338839" calcext:value-type="float">
            <text:p>0,00338839</text:p>
          </table:table-cell>
          <table:table-cell office:value-type="float" office:value="0.00263958" calcext:value-type="float">
            <text:p>0,00263958</text:p>
          </table:table-cell>
          <table:table-cell office:value-type="float" office:value="0.0020044" calcext:value-type="float">
            <text:p>0,0020044</text:p>
          </table:table-cell>
          <table:table-cell office:value-type="float" office:value="0.00161298" calcext:value-type="float">
            <text:p>0,00161298</text:p>
          </table:table-cell>
          <table:table-cell office:value-type="float" office:value="0.00155183" calcext:value-type="float">
            <text:p>0,00155183</text:p>
          </table:table-cell>
          <table:table-cell office:value-type="float" office:value="0.00183507" calcext:value-type="float">
            <text:p>0,00183507</text:p>
          </table:table-cell>
          <table:table-cell office:value-type="float" office:value="0.00239954" calcext:value-type="float">
            <text:p>0,00239954</text:p>
          </table:table-cell>
          <table:table-cell office:value-type="float" office:value="0.00312599" calcext:value-type="float">
            <text:p>0,00312599</text:p>
          </table:table-cell>
          <table:table-cell office:value-type="float" office:value="0.00387743" calcext:value-type="float">
            <text:p>0,00387743</text:p>
          </table:table-cell>
          <table:table-cell office:value-type="float" office:value="0.00453872" calcext:value-type="float">
            <text:p>0,00453872</text:p>
          </table:table-cell>
          <table:table-cell office:value-type="float" office:value="0.00504195" calcext:value-type="float">
            <text:p>0,00504195</text:p>
          </table:table-cell>
          <table:table-cell office:value-type="float" office:value="0.00536905" calcext:value-type="float">
            <text:p>0,00536905</text:p>
          </table:table-cell>
          <table:table-cell office:value-type="float" office:value="0.00553408" calcext:value-type="float">
            <text:p>0,00553408</text:p>
          </table:table-cell>
          <table:table-cell office:value-type="float" office:value="0.00555644" calcext:value-type="float">
            <text:p>0,00555644</text:p>
          </table:table-cell>
          <table:table-cell office:value-type="float" office:value="0.00544017" calcext:value-type="float">
            <text:p>0,00544017</text:p>
          </table:table-cell>
          <table:table-cell office:value-type="float" office:value="0.00517031" calcext:value-type="float">
            <text:p>0,00517031</text:p>
          </table:table-cell>
          <table:table-cell office:value-type="float" office:value="0.00472823" calcext:value-type="float">
            <text:p>0,00472823</text:p>
          </table:table-cell>
          <table:table-cell office:value-type="float" office:value="0.00411789" calcext:value-type="float">
            <text:p>0,00411789</text:p>
          </table:table-cell>
        </table:table-row>
        <table:table-row table:style-name="ro1">
          <table:table-cell office:value-type="float" office:value="0.00411789" calcext:value-type="float">
            <text:p>0,00411789</text:p>
          </table:table-cell>
          <table:table-cell office:value-type="float" office:value="0.00342623" calcext:value-type="float">
            <text:p>0,00342623</text:p>
          </table:table-cell>
          <table:table-cell office:value-type="float" office:value="0.00275679" calcext:value-type="float">
            <text:p>0,00275679</text:p>
          </table:table-cell>
          <table:table-cell office:value-type="float" office:value="0.00225901" calcext:value-type="float">
            <text:p>0,00225901</text:p>
          </table:table-cell>
          <table:table-cell office:value-type="float" office:value="0.0020358" calcext:value-type="float">
            <text:p>0,0020358</text:p>
          </table:table-cell>
          <table:table-cell office:value-type="float" office:value="0.00211107" calcext:value-type="float">
            <text:p>0,00211107</text:p>
          </table:table-cell>
          <table:table-cell office:value-type="float" office:value="0.00242827" calcext:value-type="float">
            <text:p>0,00242827</text:p>
          </table:table-cell>
          <table:table-cell office:value-type="float" office:value="0.00287939" calcext:value-type="float">
            <text:p>0,00287939</text:p>
          </table:table-cell>
          <table:table-cell office:value-type="float" office:value="0.00335065" calcext:value-type="float">
            <text:p>0,00335065</text:p>
          </table:table-cell>
          <table:table-cell office:value-type="float" office:value="0.003764" calcext:value-type="float">
            <text:p>0,003764</text:p>
          </table:table-cell>
          <table:table-cell office:value-type="float" office:value="0.00409645" calcext:value-type="float">
            <text:p>0,00409645</text:p>
          </table:table-cell>
          <table:table-cell office:value-type="float" office:value="0.00437028" calcext:value-type="float">
            <text:p>0,00437028</text:p>
          </table:table-cell>
          <table:table-cell office:value-type="float" office:value="0.00462116" calcext:value-type="float">
            <text:p>0,00462116</text:p>
          </table:table-cell>
          <table:table-cell office:value-type="float" office:value="0.0048617" calcext:value-type="float">
            <text:p>0,0048617</text:p>
          </table:table-cell>
          <table:table-cell office:value-type="float" office:value="0.00505988" calcext:value-type="float">
            <text:p>0,00505988</text:p>
          </table:table-cell>
          <table:table-cell office:value-type="float" office:value="0.00514431" calcext:value-type="float">
            <text:p>0,00514431</text:p>
          </table:table-cell>
          <table:table-cell office:value-type="float" office:value="0.00503507" calcext:value-type="float">
            <text:p>0,00503507</text:p>
          </table:table-cell>
          <table:table-cell office:value-type="float" office:value="0.00468597" calcext:value-type="float">
            <text:p>0,00468597</text:p>
          </table:table-cell>
          <table:table-cell office:value-type="float" office:value="0.00411789" calcext:value-type="float">
            <text:p>0,00411789</text:p>
          </table:table-cell>
        </table:table-row>
        <table:table-row table:style-name="ro1">
          <table:table-cell office:value-type="float" office:value="0.00411789" calcext:value-type="float">
            <text:p>0,00411789</text:p>
          </table:table-cell>
          <table:table-cell office:value-type="float" office:value="0.00348554" calcext:value-type="float">
            <text:p>0,00348554</text:p>
          </table:table-cell>
          <table:table-cell office:value-type="float" office:value="0.00293021" calcext:value-type="float">
            <text:p>0,00293021</text:p>
          </table:table-cell>
          <table:table-cell office:value-type="float" office:value="0.00262506" calcext:value-type="float">
            <text:p>0,00262506</text:p>
          </table:table-cell>
          <table:table-cell office:value-type="float" office:value="0.00263867" calcext:value-type="float">
            <text:p>0,00263867</text:p>
          </table:table-cell>
          <table:table-cell office:value-type="float" office:value="0.00291186" calcext:value-type="float">
            <text:p>0,00291186</text:p>
          </table:table-cell>
          <table:table-cell office:value-type="float" office:value="0.0032918" calcext:value-type="float">
            <text:p>0,0032918</text:p>
          </table:table-cell>
          <table:table-cell office:value-type="float" office:value="0.00360651" calcext:value-type="float">
            <text:p>0,00360651</text:p>
          </table:table-cell>
          <table:table-cell office:value-type="float" office:value="0.00374464" calcext:value-type="float">
            <text:p>0,00374464</text:p>
          </table:table-cell>
          <table:table-cell office:value-type="float" office:value="0.00370323" calcext:value-type="float">
            <text:p>0,00370323</text:p>
          </table:table-cell>
          <table:table-cell office:value-type="float" office:value="0.00358166" calcext:value-type="float">
            <text:p>0,00358166</text:p>
          </table:table-cell>
          <table:table-cell office:value-type="float" office:value="0.00352553" calcext:value-type="float">
            <text:p>0,00352553</text:p>
          </table:table-cell>
          <table:table-cell office:value-type="float" office:value="0.00364778" calcext:value-type="float">
            <text:p>0,00364778</text:p>
          </table:table-cell>
          <table:table-cell office:value-type="float" office:value="0.00396542" calcext:value-type="float">
            <text:p>0,00396542</text:p>
          </table:table-cell>
          <table:table-cell office:value-type="float" office:value="0.00438262" calcext:value-type="float">
            <text:p>0,00438262</text:p>
          </table:table-cell>
          <table:table-cell office:value-type="float" office:value="0.00472918" calcext:value-type="float">
            <text:p>0,00472918</text:p>
          </table:table-cell>
          <table:table-cell office:value-type="float" office:value="0.00483714" calcext:value-type="float">
            <text:p>0,00483714</text:p>
          </table:table-cell>
          <table:table-cell office:value-type="float" office:value="0.00462008" calcext:value-type="float">
            <text:p>0,00462008</text:p>
          </table:table-cell>
          <table:table-cell office:value-type="float" office:value="0.00411789" calcext:value-type="float">
            <text:p>0,00411789</text:p>
          </table:table-cell>
        </table:table-row>
        <table:table-row table:style-name="ro1">
          <table:table-cell office:value-type="float" office:value="0.00411789" calcext:value-type="float">
            <text:p>0,00411789</text:p>
          </table:table-cell>
          <table:table-cell office:value-type="float" office:value="0.0035615" calcext:value-type="float">
            <text:p>0,0035615</text:p>
          </table:table-cell>
          <table:table-cell office:value-type="float" office:value="0.00313238" calcext:value-type="float">
            <text:p>0,00313238</text:p>
          </table:table-cell>
          <table:table-cell office:value-type="float" office:value="0.0030292" calcext:value-type="float">
            <text:p>0,0030292</text:p>
          </table:table-cell>
          <table:table-cell office:value-type="float" office:value="0.00329149" calcext:value-type="float">
            <text:p>0,00329149</text:p>
          </table:table-cell>
          <table:table-cell office:value-type="float" office:value="0.00378215" calcext:value-type="float">
            <text:p>0,00378215</text:p>
          </table:table-cell>
          <table:table-cell office:value-type="float" office:value="0.00425336" calcext:value-type="float">
            <text:p>0,00425336</text:p>
          </table:table-cell>
          <table:table-cell office:value-type="float" office:value="0.00446472" calcext:value-type="float">
            <text:p>0,00446472</text:p>
          </table:table-cell>
          <table:table-cell office:value-type="float" office:value="0.00429816" calcext:value-type="float">
            <text:p>0,00429816</text:p>
          </table:table-cell>
          <table:table-cell office:value-type="float" office:value="0.00381548" calcext:value-type="float">
            <text:p>0,00381548</text:p>
          </table:table-cell>
          <table:table-cell office:value-type="float" office:value="0.00323137" calcext:value-type="float">
            <text:p>0,00323137</text:p>
          </table:table-cell>
          <table:table-cell office:value-type="float" office:value="0.00281433" calcext:value-type="float">
            <text:p>0,00281433</text:p>
          </table:table-cell>
          <table:table-cell office:value-type="float" office:value="0.00276161" calcext:value-type="float">
            <text:p>0,00276161</text:p>
          </table:table-cell>
          <table:table-cell office:value-type="float" office:value="0.00310663" calcext:value-type="float">
            <text:p>0,00310663</text:p>
          </table:table-cell>
          <table:table-cell office:value-type="float" office:value="0.00370232" calcext:value-type="float">
            <text:p>0,00370232</text:p>
          </table:table-cell>
          <table:table-cell office:value-type="float" office:value="0.00428818" calcext:value-type="float">
            <text:p>0,00428818</text:p>
          </table:table-cell>
          <table:table-cell office:value-type="float" office:value="0.00461001" calcext:value-type="float">
            <text:p>0,00461001</text:p>
          </table:table-cell>
          <table:table-cell office:value-type="float" office:value="0.00453638" calcext:value-type="float">
            <text:p>0,00453638</text:p>
          </table:table-cell>
          <table:table-cell office:value-type="float" office:value="0.00411789" calcext:value-type="float">
            <text:p>0,00411789</text:p>
          </table:table-cell>
        </table:table-row>
        <table:table-row table:style-name="ro1">
          <table:table-cell office:value-type="float" office:value="0.00411789" calcext:value-type="float">
            <text:p>0,00411789</text:p>
          </table:table-cell>
          <table:table-cell office:value-type="float" office:value="0.00364883" calcext:value-type="float">
            <text:p>0,00364883</text:p>
          </table:table-cell>
          <table:table-cell office:value-type="float" office:value="0.00333444" calcext:value-type="float">
            <text:p>0,00333444</text:p>
          </table:table-cell>
          <table:table-cell office:value-type="float" office:value="0.00339387" calcext:value-type="float">
            <text:p>0,00339387</text:p>
          </table:table-cell>
          <table:table-cell office:value-type="float" office:value="0.00385382" calcext:value-type="float">
            <text:p>0,00385382</text:p>
          </table:table-cell>
          <table:table-cell office:value-type="float" office:value="0.00452945" calcext:value-type="float">
            <text:p>0,00452945</text:p>
          </table:table-cell>
          <table:table-cell office:value-type="float" office:value="0.00510723" calcext:value-type="float">
            <text:p>0,00510723</text:p>
          </table:table-cell>
          <table:table-cell office:value-type="float" office:value="0.00529131" calcext:value-type="float">
            <text:p>0,00529131</text:p>
          </table:table-cell>
          <table:table-cell office:value-type="float" office:value="0.00494503" calcext:value-type="float">
            <text:p>0,00494503</text:p>
          </table:table-cell>
          <table:table-cell office:value-type="float" office:value="0.00416098" calcext:value-type="float">
            <text:p>0,00416098</text:p>
          </table:table-cell>
          <table:table-cell office:value-type="float" office:value="0.00322601" calcext:value-type="float">
            <text:p>0,00322601</text:p>
          </table:table-cell>
          <table:table-cell office:value-type="float" office:value="0.00249671" calcext:value-type="float">
            <text:p>0,00249671</text:p>
          </table:table-cell>
          <table:table-cell office:value-type="float" office:value="0.00224227" calcext:value-type="float">
            <text:p>0,00224227</text:p>
          </table:table-cell>
          <table:table-cell office:value-type="float" office:value="0.00252725" calcext:value-type="float">
            <text:p>0,00252725</text:p>
          </table:table-cell>
          <table:table-cell office:value-type="float" office:value="0.00318792" calcext:value-type="float">
            <text:p>0,00318792</text:p>
          </table:table-cell>
          <table:table-cell office:value-type="float" office:value="0.00391254" calcext:value-type="float">
            <text:p>0,00391254</text:p>
          </table:table-cell>
          <table:table-cell office:value-type="float" office:value="0.00438756" calcext:value-type="float">
            <text:p>0,00438756</text:p>
          </table:table-cell>
          <table:table-cell office:value-type="float" office:value="0.00444123" calcext:value-type="float">
            <text:p>0,00444123</text:p>
          </table:table-cell>
          <table:table-cell office:value-type="float" office:value="0.00411789" calcext:value-type="float">
            <text:p>0,00411789</text:p>
          </table:table-cell>
        </table:table-row>
        <table:table-row table:style-name="ro1">
          <table:table-cell office:value-type="float" office:value="0.00411789" calcext:value-type="float">
            <text:p>0,00411789</text:p>
          </table:table-cell>
          <table:table-cell office:value-type="float" office:value="0.00374272" calcext:value-type="float">
            <text:p>0,00374272</text:p>
          </table:table-cell>
          <table:table-cell office:value-type="float" office:value="0.003513" calcext:value-type="float">
            <text:p>0,003513</text:p>
          </table:table-cell>
          <table:table-cell office:value-type="float" office:value="0.00365614" calcext:value-type="float">
            <text:p>0,00365614</text:p>
          </table:table-cell>
          <table:table-cell office:value-type="float" office:value="0.004208" calcext:value-type="float">
            <text:p>0,004208</text:p>
          </table:table-cell>
          <table:table-cell office:value-type="float" office:value="0.00498371" calcext:value-type="float">
            <text:p>0,00498371</text:p>
          </table:table-cell>
          <table:table-cell office:value-type="float" office:value="0.00565529" calcext:value-type="float">
            <text:p>0,00565529</text:p>
          </table:table-cell>
          <table:table-cell office:value-type="float" office:value="0.00590091" calcext:value-type="float">
            <text:p>0,00590091</text:p>
          </table:table-cell>
          <table:table-cell office:value-type="float" office:value="0.00555642" calcext:value-type="float">
            <text:p>0,00555642</text:p>
          </table:table-cell>
          <table:table-cell office:value-type="float" office:value="0.00469807" calcext:value-type="float">
            <text:p>0,00469807</text:p>
          </table:table-cell>
          <table:table-cell office:value-type="float" office:value="0.00361705" calcext:value-type="float">
            <text:p>0,00361705</text:p>
          </table:table-cell>
          <table:table-cell office:value-type="float" office:value="0.00269664" calcext:value-type="float">
            <text:p>0,00269664</text:p>
          </table:table-cell>
          <table:table-cell office:value-type="float" office:value="0.00224755" calcext:value-type="float">
            <text:p>0,00224755</text:p>
          </table:table-cell>
          <table:table-cell office:value-type="float" office:value="0.00237709" calcext:value-type="float">
            <text:p>0,00237709</text:p>
          </table:table-cell>
          <table:table-cell office:value-type="float" office:value="0.00295131" calcext:value-type="float">
            <text:p>0,00295131</text:p>
          </table:table-cell>
          <table:table-cell office:value-type="float" office:value="0.00366653" calcext:value-type="float">
            <text:p>0,00366653</text:p>
          </table:table-cell>
          <table:table-cell office:value-type="float" office:value="0.00419567" calcext:value-type="float">
            <text:p>0,00419567</text:p>
          </table:table-cell>
          <table:table-cell office:value-type="float" office:value="0.00434038" calcext:value-type="float">
            <text:p>0,00434038</text:p>
          </table:table-cell>
          <table:table-cell office:value-type="float" office:value="0.00411789" calcext:value-type="float">
            <text:p>0,00411789</text:p>
          </table:table-cell>
        </table:table-row>
        <table:table-row table:style-name="ro1">
          <table:table-cell office:value-type="float" office:value="0.00411789" calcext:value-type="float">
            <text:p>0,00411789</text:p>
          </table:table-cell>
          <table:table-cell office:value-type="float" office:value="0.00383966" calcext:value-type="float">
            <text:p>0,00383966</text:p>
          </table:table-cell>
          <table:table-cell office:value-type="float" office:value="0.00365556" calcext:value-type="float">
            <text:p>0,00365556</text:p>
          </table:table-cell>
          <table:table-cell office:value-type="float" office:value="0.00378351" calcext:value-type="float">
            <text:p>0,00378351</text:p>
          </table:table-cell>
          <table:table-cell office:value-type="float" office:value="0.00428936" calcext:value-type="float">
            <text:p>0,00428936</text:p>
          </table:table-cell>
          <table:table-cell office:value-type="float" office:value="0.00504084" calcext:value-type="float">
            <text:p>0,00504084</text:p>
          </table:table-cell>
          <table:table-cell office:value-type="float" office:value="0.00575691" calcext:value-type="float">
            <text:p>0,00575691</text:p>
          </table:table-cell>
          <table:table-cell office:value-type="float" office:value="0.00613071" calcext:value-type="float">
            <text:p>0,00613071</text:p>
          </table:table-cell>
          <table:table-cell office:value-type="float" office:value="0.00596978" calcext:value-type="float">
            <text:p>0,00596978</text:p>
          </table:table-cell>
          <table:table-cell office:value-type="float" office:value="0.00528818" calcext:value-type="float">
            <text:p>0,00528818</text:p>
          </table:table-cell>
          <table:table-cell office:value-type="float" office:value="0.00430736" calcext:value-type="float">
            <text:p>0,00430736</text:p>
          </table:table-cell>
          <table:table-cell office:value-type="float" office:value="0.00336424" calcext:value-type="float">
            <text:p>0,00336424</text:p>
          </table:table-cell>
          <table:table-cell office:value-type="float" office:value="0.00276832" calcext:value-type="float">
            <text:p>0,00276832</text:p>
          </table:table-cell>
          <table:table-cell office:value-type="float" office:value="0.00267274" calcext:value-type="float">
            <text:p>0,00267274</text:p>
          </table:table-cell>
          <table:table-cell office:value-type="float" office:value="0.00301779" calcext:value-type="float">
            <text:p>0,00301779</text:p>
          </table:table-cell>
          <table:table-cell office:value-type="float" office:value="0.00357143" calcext:value-type="float">
            <text:p>0,00357143</text:p>
          </table:table-cell>
          <table:table-cell office:value-type="float" office:value="0.00404641" calcext:value-type="float">
            <text:p>0,00404641</text:p>
          </table:table-cell>
          <table:table-cell office:value-type="float" office:value="0.00423804" calcext:value-type="float">
            <text:p>0,00423804</text:p>
          </table:table-cell>
          <table:table-cell office:value-type="float" office:value="0.00411789" calcext:value-type="float">
            <text:p>0,00411789</text:p>
          </table:table-cell>
        </table:table-row>
        <table:table-row table:style-name="ro1">
          <table:table-cell office:value-type="float" office:value="0.00411789" calcext:value-type="float">
            <text:p>0,00411789</text:p>
          </table:table-cell>
          <table:table-cell office:value-type="float" office:value="0.00393776" calcext:value-type="float">
            <text:p>0,00393776</text:p>
          </table:table-cell>
          <table:table-cell office:value-type="float" office:value="0.0037632" calcext:value-type="float">
            <text:p>0,0037632</text:p>
          </table:table-cell>
          <table:table-cell office:value-type="float" office:value="0.00378277" calcext:value-type="float">
            <text:p>0,00378277</text:p>
          </table:table-cell>
          <table:table-cell office:value-type="float" office:value="0.00410547" calcext:value-type="float">
            <text:p>0,00410547</text:p>
          </table:table-cell>
          <table:table-cell office:value-type="float" office:value="0.00469543" calcext:value-type="float">
            <text:p>0,00469543</text:p>
          </table:table-cell>
          <table:table-cell office:value-type="float" office:value="0.00537486" calcext:value-type="float">
            <text:p>0,00537486</text:p>
          </table:table-cell>
          <table:table-cell office:value-type="float" office:value="0.00589537" calcext:value-type="float">
            <text:p>0,00589537</text:p>
          </table:table-cell>
          <table:table-cell office:value-type="float" office:value="0.00604579" calcext:value-type="float">
            <text:p>0,00604579</text:p>
          </table:table-cell>
          <table:table-cell office:value-type="float" office:value="0.00574712" calcext:value-type="float">
            <text:p>0,00574712</text:p>
          </table:table-cell>
          <table:table-cell office:value-type="float" office:value="0.00509048" calcext:value-type="float">
            <text:p>0,00509048</text:p>
          </table:table-cell>
          <table:table-cell office:value-type="float" office:value="0.00430037" calcext:value-type="float">
            <text:p>0,00430037</text:p>
          </table:table-cell>
          <table:table-cell office:value-type="float" office:value="0.00363961" calcext:value-type="float">
            <text:p>0,00363961</text:p>
          </table:table-cell>
          <table:table-cell office:value-type="float" office:value="0.00329923" calcext:value-type="float">
            <text:p>0,00329923</text:p>
          </table:table-cell>
          <table:table-cell office:value-type="float" office:value="0.00332336" calcext:value-type="float">
            <text:p>0,00332336</text:p>
          </table:table-cell>
          <table:table-cell office:value-type="float" office:value="0.00360246" calcext:value-type="float">
            <text:p>0,00360246</text:p>
          </table:table-cell>
          <table:table-cell office:value-type="float" office:value="0.00393641" calcext:value-type="float">
            <text:p>0,00393641</text:p>
          </table:table-cell>
          <table:table-cell office:value-type="float" office:value="0.00413656" calcext:value-type="float">
            <text:p>0,00413656</text:p>
          </table:table-cell>
          <table:table-cell office:value-type="float" office:value="0.00411789" calcext:value-type="float">
            <text:p>0,00411789</text:p>
          </table:table-cell>
        </table:table-row>
        <table:table-row table:style-name="ro1">
          <table:table-cell office:value-type="float" office:value="0.00411789" calcext:value-type="float">
            <text:p>0,00411789</text:p>
          </table:table-cell>
          <table:table-cell office:value-type="float" office:value="0.00403658" calcext:value-type="float">
            <text:p>0,00403658</text:p>
          </table:table-cell>
          <table:table-cell office:value-type="float" office:value="0.00384958" calcext:value-type="float">
            <text:p>0,00384958</text:p>
          </table:table-cell>
          <table:table-cell office:value-type="float" office:value="0.00369873" calcext:value-type="float">
            <text:p>0,00369873</text:p>
          </table:table-cell>
          <table:table-cell office:value-type="float" office:value="0.00373787" calcext:value-type="float">
            <text:p>0,00373787</text:p>
          </table:table-cell>
          <table:table-cell office:value-type="float" office:value="0.00405083" calcext:value-type="float">
            <text:p>0,00405083</text:p>
          </table:table-cell>
          <table:table-cell office:value-type="float" office:value="0.00459985" calcext:value-type="float">
            <text:p>0,00459985</text:p>
          </table:table-cell>
          <table:table-cell office:value-type="float" office:value="0.00523019" calcext:value-type="float">
            <text:p>0,00523019</text:p>
          </table:table-cell>
          <table:table-cell office:value-type="float" office:value="0.00573015" calcext:value-type="float">
            <text:p>0,00573015</text:p>
          </table:table-cell>
          <table:table-cell office:value-type="float" office:value="0.00592014" calcext:value-type="float">
            <text:p>0,00592014</text:p>
          </table:table-cell>
          <table:table-cell office:value-type="float" office:value="0.00573015" calcext:value-type="float">
            <text:p>0,00573015</text:p>
          </table:table-cell>
          <table:table-cell office:value-type="float" office:value="0.00523019" calcext:value-type="float">
            <text:p>0,00523019</text:p>
          </table:table-cell>
          <table:table-cell office:value-type="float" office:value="0.00459985" calcext:value-type="float">
            <text:p>0,00459985</text:p>
          </table:table-cell>
          <table:table-cell office:value-type="float" office:value="0.00405083" calcext:value-type="float">
            <text:p>0,00405083</text:p>
          </table:table-cell>
          <table:table-cell office:value-type="float" office:value="0.00373787" calcext:value-type="float">
            <text:p>0,00373787</text:p>
          </table:table-cell>
          <table:table-cell office:value-type="float" office:value="0.00369873" calcext:value-type="float">
            <text:p>0,00369873</text:p>
          </table:table-cell>
          <table:table-cell office:value-type="float" office:value="0.00384958" calcext:value-type="float">
            <text:p>0,00384958</text:p>
          </table:table-cell>
          <table:table-cell office:value-type="float" office:value="0.00403658" calcext:value-type="float">
            <text:p>0,00403658</text:p>
          </table:table-cell>
          <table:table-cell office:value-type="float" office:value="0.00411789" calcext:value-type="float">
            <text:p>0,00411789</text:p>
          </table:table-cell>
        </table:table-row>
        <table:table-row table:style-name="ro1">
          <table:table-cell office:value-type="float" office:value="0.00411789" calcext:value-type="float">
            <text:p>0,00411789</text:p>
          </table:table-cell>
          <table:table-cell office:value-type="float" office:value="0.00413656" calcext:value-type="float">
            <text:p>0,00413656</text:p>
          </table:table-cell>
          <table:table-cell office:value-type="float" office:value="0.00393641" calcext:value-type="float">
            <text:p>0,00393641</text:p>
          </table:table-cell>
          <table:table-cell office:value-type="float" office:value="0.00360246" calcext:value-type="float">
            <text:p>0,00360246</text:p>
          </table:table-cell>
          <table:table-cell office:value-type="float" office:value="0.00332336" calcext:value-type="float">
            <text:p>0,00332336</text:p>
          </table:table-cell>
          <table:table-cell office:value-type="float" office:value="0.00329923" calcext:value-type="float">
            <text:p>0,00329923</text:p>
          </table:table-cell>
          <table:table-cell office:value-type="float" office:value="0.00363961" calcext:value-type="float">
            <text:p>0,00363961</text:p>
          </table:table-cell>
          <table:table-cell office:value-type="float" office:value="0.00430037" calcext:value-type="float">
            <text:p>0,00430037</text:p>
          </table:table-cell>
          <table:table-cell office:value-type="float" office:value="0.00509048" calcext:value-type="float">
            <text:p>0,00509048</text:p>
          </table:table-cell>
          <table:table-cell office:value-type="float" office:value="0.00574712" calcext:value-type="float">
            <text:p>0,00574712</text:p>
          </table:table-cell>
          <table:table-cell office:value-type="float" office:value="0.00604579" calcext:value-type="float">
            <text:p>0,00604579</text:p>
          </table:table-cell>
          <table:table-cell office:value-type="float" office:value="0.00589537" calcext:value-type="float">
            <text:p>0,00589537</text:p>
          </table:table-cell>
          <table:table-cell office:value-type="float" office:value="0.00537486" calcext:value-type="float">
            <text:p>0,00537486</text:p>
          </table:table-cell>
          <table:table-cell office:value-type="float" office:value="0.00469543" calcext:value-type="float">
            <text:p>0,00469543</text:p>
          </table:table-cell>
          <table:table-cell office:value-type="float" office:value="0.00410547" calcext:value-type="float">
            <text:p>0,00410547</text:p>
          </table:table-cell>
          <table:table-cell office:value-type="float" office:value="0.00378277" calcext:value-type="float">
            <text:p>0,00378277</text:p>
          </table:table-cell>
          <table:table-cell office:value-type="float" office:value="0.0037632" calcext:value-type="float">
            <text:p>0,0037632</text:p>
          </table:table-cell>
          <table:table-cell office:value-type="float" office:value="0.00393776" calcext:value-type="float">
            <text:p>0,00393776</text:p>
          </table:table-cell>
          <table:table-cell office:value-type="float" office:value="0.00411789" calcext:value-type="float">
            <text:p>0,00411789</text:p>
          </table:table-cell>
        </table:table-row>
        <table:table-row table:style-name="ro1">
          <table:table-cell office:value-type="float" office:value="0.00411789" calcext:value-type="float">
            <text:p>0,00411789</text:p>
          </table:table-cell>
          <table:table-cell office:value-type="float" office:value="0.00423804" calcext:value-type="float">
            <text:p>0,00423804</text:p>
          </table:table-cell>
          <table:table-cell office:value-type="float" office:value="0.00404641" calcext:value-type="float">
            <text:p>0,00404641</text:p>
          </table:table-cell>
          <table:table-cell office:value-type="float" office:value="0.00357143" calcext:value-type="float">
            <text:p>0,00357143</text:p>
          </table:table-cell>
          <table:table-cell office:value-type="float" office:value="0.00301779" calcext:value-type="float">
            <text:p>0,00301779</text:p>
          </table:table-cell>
          <table:table-cell office:value-type="float" office:value="0.00267274" calcext:value-type="float">
            <text:p>0,00267274</text:p>
          </table:table-cell>
          <table:table-cell office:value-type="float" office:value="0.00276832" calcext:value-type="float">
            <text:p>0,00276832</text:p>
          </table:table-cell>
          <table:table-cell office:value-type="float" office:value="0.00336424" calcext:value-type="float">
            <text:p>0,00336424</text:p>
          </table:table-cell>
          <table:table-cell office:value-type="float" office:value="0.00430736" calcext:value-type="float">
            <text:p>0,00430736</text:p>
          </table:table-cell>
          <table:table-cell office:value-type="float" office:value="0.00528818" calcext:value-type="float">
            <text:p>0,00528818</text:p>
          </table:table-cell>
          <table:table-cell office:value-type="float" office:value="0.00596978" calcext:value-type="float">
            <text:p>0,00596978</text:p>
          </table:table-cell>
          <table:table-cell office:value-type="float" office:value="0.00613071" calcext:value-type="float">
            <text:p>0,00613071</text:p>
          </table:table-cell>
          <table:table-cell office:value-type="float" office:value="0.00575691" calcext:value-type="float">
            <text:p>0,00575691</text:p>
          </table:table-cell>
          <table:table-cell office:value-type="float" office:value="0.00504084" calcext:value-type="float">
            <text:p>0,00504084</text:p>
          </table:table-cell>
          <table:table-cell office:value-type="float" office:value="0.00428936" calcext:value-type="float">
            <text:p>0,00428936</text:p>
          </table:table-cell>
          <table:table-cell office:value-type="float" office:value="0.00378351" calcext:value-type="float">
            <text:p>0,00378351</text:p>
          </table:table-cell>
          <table:table-cell office:value-type="float" office:value="0.00365556" calcext:value-type="float">
            <text:p>0,00365556</text:p>
          </table:table-cell>
          <table:table-cell office:value-type="float" office:value="0.00383966" calcext:value-type="float">
            <text:p>0,00383966</text:p>
          </table:table-cell>
          <table:table-cell office:value-type="float" office:value="0.00411789" calcext:value-type="float">
            <text:p>0,00411789</text:p>
          </table:table-cell>
        </table:table-row>
        <table:table-row table:style-name="ro1">
          <table:table-cell office:value-type="float" office:value="0.00411789" calcext:value-type="float">
            <text:p>0,00411789</text:p>
          </table:table-cell>
          <table:table-cell office:value-type="float" office:value="0.00434038" calcext:value-type="float">
            <text:p>0,00434038</text:p>
          </table:table-cell>
          <table:table-cell office:value-type="float" office:value="0.00419567" calcext:value-type="float">
            <text:p>0,00419567</text:p>
          </table:table-cell>
          <table:table-cell office:value-type="float" office:value="0.00366653" calcext:value-type="float">
            <text:p>0,00366653</text:p>
          </table:table-cell>
          <table:table-cell office:value-type="float" office:value="0.00295131" calcext:value-type="float">
            <text:p>0,00295131</text:p>
          </table:table-cell>
          <table:table-cell office:value-type="float" office:value="0.00237709" calcext:value-type="float">
            <text:p>0,00237709</text:p>
          </table:table-cell>
          <table:table-cell office:value-type="float" office:value="0.00224755" calcext:value-type="float">
            <text:p>0,00224755</text:p>
          </table:table-cell>
          <table:table-cell office:value-type="float" office:value="0.00269664" calcext:value-type="float">
            <text:p>0,00269664</text:p>
          </table:table-cell>
          <table:table-cell office:value-type="float" office:value="0.00361705" calcext:value-type="float">
            <text:p>0,00361705</text:p>
          </table:table-cell>
          <table:table-cell office:value-type="float" office:value="0.00469806" calcext:value-type="float">
            <text:p>0,00469806</text:p>
          </table:table-cell>
          <table:table-cell office:value-type="float" office:value="0.00555642" calcext:value-type="float">
            <text:p>0,00555642</text:p>
          </table:table-cell>
          <table:table-cell office:value-type="float" office:value="0.00590091" calcext:value-type="float">
            <text:p>0,00590091</text:p>
          </table:table-cell>
          <table:table-cell office:value-type="float" office:value="0.00565529" calcext:value-type="float">
            <text:p>0,00565529</text:p>
          </table:table-cell>
          <table:table-cell office:value-type="float" office:value="0.00498371" calcext:value-type="float">
            <text:p>0,00498371</text:p>
          </table:table-cell>
          <table:table-cell office:value-type="float" office:value="0.004208" calcext:value-type="float">
            <text:p>0,004208</text:p>
          </table:table-cell>
          <table:table-cell office:value-type="float" office:value="0.00365614" calcext:value-type="float">
            <text:p>0,00365614</text:p>
          </table:table-cell>
          <table:table-cell office:value-type="float" office:value="0.003513" calcext:value-type="float">
            <text:p>0,003513</text:p>
          </table:table-cell>
          <table:table-cell office:value-type="float" office:value="0.00374272" calcext:value-type="float">
            <text:p>0,00374272</text:p>
          </table:table-cell>
          <table:table-cell office:value-type="float" office:value="0.00411789" calcext:value-type="float">
            <text:p>0,00411789</text:p>
          </table:table-cell>
        </table:table-row>
        <table:table-row table:style-name="ro1">
          <table:table-cell office:value-type="float" office:value="0.00411789" calcext:value-type="float">
            <text:p>0,00411789</text:p>
          </table:table-cell>
          <table:table-cell office:value-type="float" office:value="0.00444123" calcext:value-type="float">
            <text:p>0,00444123</text:p>
          </table:table-cell>
          <table:table-cell office:value-type="float" office:value="0.00438756" calcext:value-type="float">
            <text:p>0,00438756</text:p>
          </table:table-cell>
          <table:table-cell office:value-type="float" office:value="0.00391254" calcext:value-type="float">
            <text:p>0,00391254</text:p>
          </table:table-cell>
          <table:table-cell office:value-type="float" office:value="0.00318792" calcext:value-type="float">
            <text:p>0,00318792</text:p>
          </table:table-cell>
          <table:table-cell office:value-type="float" office:value="0.00252725" calcext:value-type="float">
            <text:p>0,00252725</text:p>
          </table:table-cell>
          <table:table-cell office:value-type="float" office:value="0.00224227" calcext:value-type="float">
            <text:p>0,00224227</text:p>
          </table:table-cell>
          <table:table-cell office:value-type="float" office:value="0.00249671" calcext:value-type="float">
            <text:p>0,00249671</text:p>
          </table:table-cell>
          <table:table-cell office:value-type="float" office:value="0.00322601" calcext:value-type="float">
            <text:p>0,00322601</text:p>
          </table:table-cell>
          <table:table-cell office:value-type="float" office:value="0.00416098" calcext:value-type="float">
            <text:p>0,00416098</text:p>
          </table:table-cell>
          <table:table-cell office:value-type="float" office:value="0.00494503" calcext:value-type="float">
            <text:p>0,00494503</text:p>
          </table:table-cell>
          <table:table-cell office:value-type="float" office:value="0.00529131" calcext:value-type="float">
            <text:p>0,00529131</text:p>
          </table:table-cell>
          <table:table-cell office:value-type="float" office:value="0.00510723" calcext:value-type="float">
            <text:p>0,00510723</text:p>
          </table:table-cell>
          <table:table-cell office:value-type="float" office:value="0.00452945" calcext:value-type="float">
            <text:p>0,00452945</text:p>
          </table:table-cell>
          <table:table-cell office:value-type="float" office:value="0.00385382" calcext:value-type="float">
            <text:p>0,00385382</text:p>
          </table:table-cell>
          <table:table-cell office:value-type="float" office:value="0.00339387" calcext:value-type="float">
            <text:p>0,00339387</text:p>
          </table:table-cell>
          <table:table-cell office:value-type="float" office:value="0.00333444" calcext:value-type="float">
            <text:p>0,00333444</text:p>
          </table:table-cell>
          <table:table-cell office:value-type="float" office:value="0.00364883" calcext:value-type="float">
            <text:p>0,00364883</text:p>
          </table:table-cell>
          <table:table-cell office:value-type="float" office:value="0.00411789" calcext:value-type="float">
            <text:p>0,00411789</text:p>
          </table:table-cell>
        </table:table-row>
        <table:table-row table:style-name="ro1">
          <table:table-cell office:value-type="float" office:value="0.00411789" calcext:value-type="float">
            <text:p>0,00411789</text:p>
          </table:table-cell>
          <table:table-cell office:value-type="float" office:value="0.00453638" calcext:value-type="float">
            <text:p>0,00453638</text:p>
          </table:table-cell>
          <table:table-cell office:value-type="float" office:value="0.00461001" calcext:value-type="float">
            <text:p>0,00461001</text:p>
          </table:table-cell>
          <table:table-cell office:value-type="float" office:value="0.00428818" calcext:value-type="float">
            <text:p>0,00428818</text:p>
          </table:table-cell>
          <table:table-cell office:value-type="float" office:value="0.00370232" calcext:value-type="float">
            <text:p>0,00370232</text:p>
          </table:table-cell>
          <table:table-cell office:value-type="float" office:value="0.00310663" calcext:value-type="float">
            <text:p>0,00310663</text:p>
          </table:table-cell>
          <table:table-cell office:value-type="float" office:value="0.00276161" calcext:value-type="float">
            <text:p>0,00276161</text:p>
          </table:table-cell>
          <table:table-cell office:value-type="float" office:value="0.00281433" calcext:value-type="float">
            <text:p>0,00281433</text:p>
          </table:table-cell>
          <table:table-cell office:value-type="float" office:value="0.00323137" calcext:value-type="float">
            <text:p>0,00323137</text:p>
          </table:table-cell>
          <table:table-cell office:value-type="float" office:value="0.00381548" calcext:value-type="float">
            <text:p>0,00381548</text:p>
          </table:table-cell>
          <table:table-cell office:value-type="float" office:value="0.00429816" calcext:value-type="float">
            <text:p>0,00429816</text:p>
          </table:table-cell>
          <table:table-cell office:value-type="float" office:value="0.00446472" calcext:value-type="float">
            <text:p>0,00446472</text:p>
          </table:table-cell>
          <table:table-cell office:value-type="float" office:value="0.00425336" calcext:value-type="float">
            <text:p>0,00425336</text:p>
          </table:table-cell>
          <table:table-cell office:value-type="float" office:value="0.00378215" calcext:value-type="float">
            <text:p>0,00378215</text:p>
          </table:table-cell>
          <table:table-cell office:value-type="float" office:value="0.00329149" calcext:value-type="float">
            <text:p>0,00329149</text:p>
          </table:table-cell>
          <table:table-cell office:value-type="float" office:value="0.0030292" calcext:value-type="float">
            <text:p>0,0030292</text:p>
          </table:table-cell>
          <table:table-cell office:value-type="float" office:value="0.00313238" calcext:value-type="float">
            <text:p>0,00313238</text:p>
          </table:table-cell>
          <table:table-cell office:value-type="float" office:value="0.0035615" calcext:value-type="float">
            <text:p>0,0035615</text:p>
          </table:table-cell>
          <table:table-cell office:value-type="float" office:value="0.00411789" calcext:value-type="float">
            <text:p>0,00411789</text:p>
          </table:table-cell>
        </table:table-row>
        <table:table-row table:style-name="ro1">
          <table:table-cell office:value-type="float" office:value="0.00411789" calcext:value-type="float">
            <text:p>0,00411789</text:p>
          </table:table-cell>
          <table:table-cell office:value-type="float" office:value="0.00462008" calcext:value-type="float">
            <text:p>0,00462008</text:p>
          </table:table-cell>
          <table:table-cell office:value-type="float" office:value="0.00483714" calcext:value-type="float">
            <text:p>0,00483714</text:p>
          </table:table-cell>
          <table:table-cell office:value-type="float" office:value="0.00472918" calcext:value-type="float">
            <text:p>0,00472918</text:p>
          </table:table-cell>
          <table:table-cell office:value-type="float" office:value="0.00438262" calcext:value-type="float">
            <text:p>0,00438262</text:p>
          </table:table-cell>
          <table:table-cell office:value-type="float" office:value="0.00396542" calcext:value-type="float">
            <text:p>0,00396542</text:p>
          </table:table-cell>
          <table:table-cell office:value-type="float" office:value="0.00364778" calcext:value-type="float">
            <text:p>0,00364778</text:p>
          </table:table-cell>
          <table:table-cell office:value-type="float" office:value="0.00352553" calcext:value-type="float">
            <text:p>0,00352553</text:p>
          </table:table-cell>
          <table:table-cell office:value-type="float" office:value="0.00358166" calcext:value-type="float">
            <text:p>0,00358166</text:p>
          </table:table-cell>
          <table:table-cell office:value-type="float" office:value="0.00370323" calcext:value-type="float">
            <text:p>0,00370323</text:p>
          </table:table-cell>
          <table:table-cell office:value-type="float" office:value="0.00374464" calcext:value-type="float">
            <text:p>0,00374464</text:p>
          </table:table-cell>
          <table:table-cell office:value-type="float" office:value="0.00360651" calcext:value-type="float">
            <text:p>0,00360651</text:p>
          </table:table-cell>
          <table:table-cell office:value-type="float" office:value="0.0032918" calcext:value-type="float">
            <text:p>0,0032918</text:p>
          </table:table-cell>
          <table:table-cell office:value-type="float" office:value="0.00291186" calcext:value-type="float">
            <text:p>0,00291186</text:p>
          </table:table-cell>
          <table:table-cell office:value-type="float" office:value="0.00263867" calcext:value-type="float">
            <text:p>0,00263867</text:p>
          </table:table-cell>
          <table:table-cell office:value-type="float" office:value="0.00262506" calcext:value-type="float">
            <text:p>0,00262506</text:p>
          </table:table-cell>
          <table:table-cell office:value-type="float" office:value="0.00293021" calcext:value-type="float">
            <text:p>0,00293021</text:p>
          </table:table-cell>
          <table:table-cell office:value-type="float" office:value="0.00348554" calcext:value-type="float">
            <text:p>0,00348554</text:p>
          </table:table-cell>
          <table:table-cell office:value-type="float" office:value="0.00411789" calcext:value-type="float">
            <text:p>0,00411789</text:p>
          </table:table-cell>
        </table:table-row>
        <table:table-row table:style-name="ro1">
          <table:table-cell office:value-type="float" office:value="0.00411789" calcext:value-type="float">
            <text:p>0,00411789</text:p>
          </table:table-cell>
          <table:table-cell office:value-type="float" office:value="0.00468597" calcext:value-type="float">
            <text:p>0,00468597</text:p>
          </table:table-cell>
          <table:table-cell office:value-type="float" office:value="0.00503507" calcext:value-type="float">
            <text:p>0,00503507</text:p>
          </table:table-cell>
          <table:table-cell office:value-type="float" office:value="0.00514431" calcext:value-type="float">
            <text:p>0,00514431</text:p>
          </table:table-cell>
          <table:table-cell office:value-type="float" office:value="0.00505988" calcext:value-type="float">
            <text:p>0,00505988</text:p>
          </table:table-cell>
          <table:table-cell office:value-type="float" office:value="0.0048617" calcext:value-type="float">
            <text:p>0,0048617</text:p>
          </table:table-cell>
          <table:table-cell office:value-type="float" office:value="0.00462116" calcext:value-type="float">
            <text:p>0,00462116</text:p>
          </table:table-cell>
          <table:table-cell office:value-type="float" office:value="0.00437028" calcext:value-type="float">
            <text:p>0,00437028</text:p>
          </table:table-cell>
          <table:table-cell office:value-type="float" office:value="0.00409645" calcext:value-type="float">
            <text:p>0,00409645</text:p>
          </table:table-cell>
          <table:table-cell office:value-type="float" office:value="0.003764" calcext:value-type="float">
            <text:p>0,003764</text:p>
          </table:table-cell>
          <table:table-cell office:value-type="float" office:value="0.00335065" calcext:value-type="float">
            <text:p>0,00335065</text:p>
          </table:table-cell>
          <table:table-cell office:value-type="float" office:value="0.00287939" calcext:value-type="float">
            <text:p>0,00287939</text:p>
          </table:table-cell>
          <table:table-cell office:value-type="float" office:value="0.00242827" calcext:value-type="float">
            <text:p>0,00242827</text:p>
          </table:table-cell>
          <table:table-cell office:value-type="float" office:value="0.00211107" calcext:value-type="float">
            <text:p>0,00211107</text:p>
          </table:table-cell>
          <table:table-cell office:value-type="float" office:value="0.0020358" calcext:value-type="float">
            <text:p>0,0020358</text:p>
          </table:table-cell>
          <table:table-cell office:value-type="float" office:value="0.00225901" calcext:value-type="float">
            <text:p>0,00225901</text:p>
          </table:table-cell>
          <table:table-cell office:value-type="float" office:value="0.00275679" calcext:value-type="float">
            <text:p>0,00275679</text:p>
          </table:table-cell>
          <table:table-cell office:value-type="float" office:value="0.00342623" calcext:value-type="float">
            <text:p>0,00342623</text:p>
          </table:table-cell>
          <table:table-cell office:value-type="float" office:value="0.00411789" calcext:value-type="float">
            <text:p>0,00411789</text:p>
          </table:table-cell>
        </table:table-row>
        <table:table-row table:style-name="ro1">
          <table:table-cell office:value-type="float" office:value="0.00411789" calcext:value-type="float">
            <text:p>0,00411789</text:p>
          </table:table-cell>
          <table:table-cell office:value-type="float" office:value="0.00472823" calcext:value-type="float">
            <text:p>0,00472823</text:p>
          </table:table-cell>
          <table:table-cell office:value-type="float" office:value="0.00517031" calcext:value-type="float">
            <text:p>0,00517031</text:p>
          </table:table-cell>
          <table:table-cell office:value-type="float" office:value="0.00544017" calcext:value-type="float">
            <text:p>0,00544017</text:p>
          </table:table-cell>
          <table:table-cell office:value-type="float" office:value="0.00555644" calcext:value-type="float">
            <text:p>0,00555644</text:p>
          </table:table-cell>
          <table:table-cell office:value-type="float" office:value="0.00553408" calcext:value-type="float">
            <text:p>0,00553408</text:p>
          </table:table-cell>
          <table:table-cell office:value-type="float" office:value="0.00536905" calcext:value-type="float">
            <text:p>0,00536905</text:p>
          </table:table-cell>
          <table:table-cell office:value-type="float" office:value="0.00504195" calcext:value-type="float">
            <text:p>0,00504195</text:p>
          </table:table-cell>
          <table:table-cell office:value-type="float" office:value="0.00453872" calcext:value-type="float">
            <text:p>0,00453872</text:p>
          </table:table-cell>
          <table:table-cell office:value-type="float" office:value="0.00387744" calcext:value-type="float">
            <text:p>0,00387744</text:p>
          </table:table-cell>
          <table:table-cell office:value-type="float" office:value="0.00312599" calcext:value-type="float">
            <text:p>0,00312599</text:p>
          </table:table-cell>
          <table:table-cell office:value-type="float" office:value="0.00239954" calcext:value-type="float">
            <text:p>0,00239954</text:p>
          </table:table-cell>
          <table:table-cell office:value-type="float" office:value="0.00183507" calcext:value-type="float">
            <text:p>0,00183507</text:p>
          </table:table-cell>
          <table:table-cell office:value-type="float" office:value="0.00155183" calcext:value-type="float">
            <text:p>0,00155183</text:p>
          </table:table-cell>
          <table:table-cell office:value-type="float" office:value="0.00161298" calcext:value-type="float">
            <text:p>0,00161298</text:p>
          </table:table-cell>
          <table:table-cell office:value-type="float" office:value="0.0020044" calcext:value-type="float">
            <text:p>0,0020044</text:p>
          </table:table-cell>
          <table:table-cell office:value-type="float" office:value="0.00263958" calcext:value-type="float">
            <text:p>0,00263958</text:p>
          </table:table-cell>
          <table:table-cell office:value-type="float" office:value="0.00338839" calcext:value-type="float">
            <text:p>0,00338839</text:p>
          </table:table-cell>
          <table:table-cell office:value-type="float" office:value="0.00411789" calcext:value-type="float">
            <text:p>0,00411789</text:p>
          </table:table-cell>
        </table:table-row>
        <table:table-row table:style-name="ro1">
          <table:table-cell office:value-type="float" office:value="0.00411789" calcext:value-type="float">
            <text:p>0,00411789</text:p>
          </table:table-cell>
          <table:table-cell office:value-type="float" office:value="0.00474281" calcext:value-type="float">
            <text:p>0,00474281</text:p>
          </table:table-cell>
          <table:table-cell office:value-type="float" office:value="0.00521837" calcext:value-type="float">
            <text:p>0,00521837</text:p>
          </table:table-cell>
          <table:table-cell office:value-type="float" office:value="0.00554733" calcext:value-type="float">
            <text:p>0,00554733</text:p>
          </table:table-cell>
          <table:table-cell office:value-type="float" office:value="0.0057385" calcext:value-type="float">
            <text:p>0,0057385</text:p>
          </table:table-cell>
          <table:table-cell office:value-type="float" office:value="0.00578302" calcext:value-type="float">
            <text:p>0,00578302</text:p>
          </table:table-cell>
          <table:table-cell office:value-type="float" office:value="0.00564875" calcext:value-type="float">
            <text:p>0,00564875</text:p>
          </table:table-cell>
          <table:table-cell office:value-type="float" office:value="0.00529669" calcext:value-type="float">
            <text:p>0,00529669</text:p>
          </table:table-cell>
          <table:table-cell office:value-type="float" office:value="0.00471152" calcext:value-type="float">
            <text:p>0,00471152</text:p>
          </table:table-cell>
          <table:table-cell office:value-type="float" office:value="0.00393046" calcext:value-type="float">
            <text:p>0,00393046</text:p>
          </table:table-cell>
          <table:table-cell office:value-type="float" office:value="0.00305443" calcext:value-type="float">
            <text:p>0,00305443</text:p>
          </table:table-cell>
          <table:table-cell office:value-type="float" office:value="0.00223267" calcext:value-type="float">
            <text:p>0,00223267</text:p>
          </table:table-cell>
          <table:table-cell office:value-type="float" office:value="0.00162444" calcext:value-type="float">
            <text:p>0,00162444</text:p>
          </table:table-cell>
          <table:table-cell office:value-type="float" office:value="0.00135158" calcext:value-type="float">
            <text:p>0,00135158</text:p>
          </table:table-cell>
          <table:table-cell office:value-type="float" office:value="0.00146119" calcext:value-type="float">
            <text:p>0,00146119</text:p>
          </table:table-cell>
          <table:table-cell office:value-type="float" office:value="0.00191328" calcext:value-type="float">
            <text:p>0,00191328</text:p>
          </table:table-cell>
          <table:table-cell office:value-type="float" office:value="0.00259815" calcext:value-type="float">
            <text:p>0,00259815</text:p>
          </table:table-cell>
          <table:table-cell office:value-type="float" office:value="0.00337538" calcext:value-type="float">
            <text:p>0,00337538</text:p>
          </table:table-cell>
          <table:table-cell office:value-type="float" office:value="0.00411789" calcext:value-type="float">
            <text:p>0,00411789</text:p>
          </table:table-cell>
        </table:table-row>
        <table:table-row table:style-name="ro1">
          <table:table-cell office:value-type="float" office:value="0.00411789" calcext:value-type="float">
            <text:p>0,00411789</text:p>
          </table:table-cell>
          <table:table-cell office:value-type="float" office:value="0.00472823" calcext:value-type="float">
            <text:p>0,00472823</text:p>
          </table:table-cell>
          <table:table-cell office:value-type="float" office:value="0.00517031" calcext:value-type="float">
            <text:p>0,00517031</text:p>
          </table:table-cell>
          <table:table-cell office:value-type="float" office:value="0.00544017" calcext:value-type="float">
            <text:p>0,00544017</text:p>
          </table:table-cell>
          <table:table-cell office:value-type="float" office:value="0.00555644" calcext:value-type="float">
            <text:p>0,00555644</text:p>
          </table:table-cell>
          <table:table-cell office:value-type="float" office:value="0.00553408" calcext:value-type="float">
            <text:p>0,00553408</text:p>
          </table:table-cell>
          <table:table-cell office:value-type="float" office:value="0.00536905" calcext:value-type="float">
            <text:p>0,00536905</text:p>
          </table:table-cell>
          <table:table-cell office:value-type="float" office:value="0.00504195" calcext:value-type="float">
            <text:p>0,00504195</text:p>
          </table:table-cell>
          <table:table-cell office:value-type="float" office:value="0.00453872" calcext:value-type="float">
            <text:p>0,00453872</text:p>
          </table:table-cell>
          <table:table-cell office:value-type="float" office:value="0.00387744" calcext:value-type="float">
            <text:p>0,00387744</text:p>
          </table:table-cell>
          <table:table-cell office:value-type="float" office:value="0.00312599" calcext:value-type="float">
            <text:p>0,00312599</text:p>
          </table:table-cell>
          <table:table-cell office:value-type="float" office:value="0.00239954" calcext:value-type="float">
            <text:p>0,00239954</text:p>
          </table:table-cell>
          <table:table-cell office:value-type="float" office:value="0.00183507" calcext:value-type="float">
            <text:p>0,00183507</text:p>
          </table:table-cell>
          <table:table-cell office:value-type="float" office:value="0.00155183" calcext:value-type="float">
            <text:p>0,00155183</text:p>
          </table:table-cell>
          <table:table-cell office:value-type="float" office:value="0.00161298" calcext:value-type="float">
            <text:p>0,00161298</text:p>
          </table:table-cell>
          <table:table-cell office:value-type="float" office:value="0.0020044" calcext:value-type="float">
            <text:p>0,0020044</text:p>
          </table:table-cell>
          <table:table-cell office:value-type="float" office:value="0.00263958" calcext:value-type="float">
            <text:p>0,00263958</text:p>
          </table:table-cell>
          <table:table-cell office:value-type="float" office:value="0.00338839" calcext:value-type="float">
            <text:p>0,00338839</text:p>
          </table:table-cell>
          <table:table-cell office:value-type="float" office:value="0.00411789" calcext:value-type="float">
            <text:p>0,00411789</text:p>
          </table:table-cell>
        </table:table-row>
        <table:table-row table:style-name="ro1">
          <table:table-cell office:value-type="float" office:value="0.00411789" calcext:value-type="float">
            <text:p>0,00411789</text:p>
          </table:table-cell>
          <table:table-cell office:value-type="float" office:value="0.00468597" calcext:value-type="float">
            <text:p>0,00468597</text:p>
          </table:table-cell>
          <table:table-cell office:value-type="float" office:value="0.00503507" calcext:value-type="float">
            <text:p>0,00503507</text:p>
          </table:table-cell>
          <table:table-cell office:value-type="float" office:value="0.00514431" calcext:value-type="float">
            <text:p>0,00514431</text:p>
          </table:table-cell>
          <table:table-cell office:value-type="float" office:value="0.00505988" calcext:value-type="float">
            <text:p>0,00505988</text:p>
          </table:table-cell>
          <table:table-cell office:value-type="float" office:value="0.0048617" calcext:value-type="float">
            <text:p>0,0048617</text:p>
          </table:table-cell>
          <table:table-cell office:value-type="float" office:value="0.00462116" calcext:value-type="float">
            <text:p>0,00462116</text:p>
          </table:table-cell>
          <table:table-cell office:value-type="float" office:value="0.00437028" calcext:value-type="float">
            <text:p>0,00437028</text:p>
          </table:table-cell>
          <table:table-cell office:value-type="float" office:value="0.00409645" calcext:value-type="float">
            <text:p>0,00409645</text:p>
          </table:table-cell>
          <table:table-cell office:value-type="float" office:value="0.003764" calcext:value-type="float">
            <text:p>0,003764</text:p>
          </table:table-cell>
          <table:table-cell office:value-type="float" office:value="0.00335065" calcext:value-type="float">
            <text:p>0,00335065</text:p>
          </table:table-cell>
          <table:table-cell office:value-type="float" office:value="0.00287939" calcext:value-type="float">
            <text:p>0,00287939</text:p>
          </table:table-cell>
          <table:table-cell office:value-type="float" office:value="0.00242827" calcext:value-type="float">
            <text:p>0,00242827</text:p>
          </table:table-cell>
          <table:table-cell office:value-type="float" office:value="0.00211107" calcext:value-type="float">
            <text:p>0,00211107</text:p>
          </table:table-cell>
          <table:table-cell office:value-type="float" office:value="0.0020358" calcext:value-type="float">
            <text:p>0,0020358</text:p>
          </table:table-cell>
          <table:table-cell office:value-type="float" office:value="0.00225901" calcext:value-type="float">
            <text:p>0,00225901</text:p>
          </table:table-cell>
          <table:table-cell office:value-type="float" office:value="0.00275679" calcext:value-type="float">
            <text:p>0,00275679</text:p>
          </table:table-cell>
          <table:table-cell office:value-type="float" office:value="0.00342623" calcext:value-type="float">
            <text:p>0,00342623</text:p>
          </table:table-cell>
          <table:table-cell office:value-type="float" office:value="0.00411789" calcext:value-type="float">
            <text:p>0,00411789</text:p>
          </table:table-cell>
        </table:table-row>
        <table:table-row table:style-name="ro1">
          <table:table-cell office:value-type="float" office:value="0.00411789" calcext:value-type="float">
            <text:p>0,00411789</text:p>
          </table:table-cell>
          <table:table-cell office:value-type="float" office:value="0.00462008" calcext:value-type="float">
            <text:p>0,00462008</text:p>
          </table:table-cell>
          <table:table-cell office:value-type="float" office:value="0.00483714" calcext:value-type="float">
            <text:p>0,00483714</text:p>
          </table:table-cell>
          <table:table-cell office:value-type="float" office:value="0.00472918" calcext:value-type="float">
            <text:p>0,00472918</text:p>
          </table:table-cell>
          <table:table-cell office:value-type="float" office:value="0.00438262" calcext:value-type="float">
            <text:p>0,00438262</text:p>
          </table:table-cell>
          <table:table-cell office:value-type="float" office:value="0.00396542" calcext:value-type="float">
            <text:p>0,00396542</text:p>
          </table:table-cell>
          <table:table-cell office:value-type="float" office:value="0.00364778" calcext:value-type="float">
            <text:p>0,00364778</text:p>
          </table:table-cell>
          <table:table-cell office:value-type="float" office:value="0.00352553" calcext:value-type="float">
            <text:p>0,00352553</text:p>
          </table:table-cell>
          <table:table-cell office:value-type="float" office:value="0.00358166" calcext:value-type="float">
            <text:p>0,00358166</text:p>
          </table:table-cell>
          <table:table-cell office:value-type="float" office:value="0.00370323" calcext:value-type="float">
            <text:p>0,00370323</text:p>
          </table:table-cell>
          <table:table-cell office:value-type="float" office:value="0.00374464" calcext:value-type="float">
            <text:p>0,00374464</text:p>
          </table:table-cell>
          <table:table-cell office:value-type="float" office:value="0.00360651" calcext:value-type="float">
            <text:p>0,00360651</text:p>
          </table:table-cell>
          <table:table-cell office:value-type="float" office:value="0.0032918" calcext:value-type="float">
            <text:p>0,0032918</text:p>
          </table:table-cell>
          <table:table-cell office:value-type="float" office:value="0.00291186" calcext:value-type="float">
            <text:p>0,00291186</text:p>
          </table:table-cell>
          <table:table-cell office:value-type="float" office:value="0.00263866" calcext:value-type="float">
            <text:p>0,00263866</text:p>
          </table:table-cell>
          <table:table-cell office:value-type="float" office:value="0.00262506" calcext:value-type="float">
            <text:p>0,00262506</text:p>
          </table:table-cell>
          <table:table-cell office:value-type="float" office:value="0.00293021" calcext:value-type="float">
            <text:p>0,00293021</text:p>
          </table:table-cell>
          <table:table-cell office:value-type="float" office:value="0.00348554" calcext:value-type="float">
            <text:p>0,00348554</text:p>
          </table:table-cell>
          <table:table-cell office:value-type="float" office:value="0.00411789" calcext:value-type="float">
            <text:p>0,00411789</text:p>
          </table:table-cell>
        </table:table-row>
        <table:table-row table:style-name="ro1">
          <table:table-cell office:value-type="float" office:value="0.00411789" calcext:value-type="float">
            <text:p>0,00411789</text:p>
          </table:table-cell>
          <table:table-cell office:value-type="float" office:value="0.00453638" calcext:value-type="float">
            <text:p>0,00453638</text:p>
          </table:table-cell>
          <table:table-cell office:value-type="float" office:value="0.00461001" calcext:value-type="float">
            <text:p>0,00461001</text:p>
          </table:table-cell>
          <table:table-cell office:value-type="float" office:value="0.00428819" calcext:value-type="float">
            <text:p>0,00428819</text:p>
          </table:table-cell>
          <table:table-cell office:value-type="float" office:value="0.00370232" calcext:value-type="float">
            <text:p>0,00370232</text:p>
          </table:table-cell>
          <table:table-cell office:value-type="float" office:value="0.00310663" calcext:value-type="float">
            <text:p>0,00310663</text:p>
          </table:table-cell>
          <table:table-cell office:value-type="float" office:value="0.00276161" calcext:value-type="float">
            <text:p>0,00276161</text:p>
          </table:table-cell>
          <table:table-cell office:value-type="float" office:value="0.00281433" calcext:value-type="float">
            <text:p>0,00281433</text:p>
          </table:table-cell>
          <table:table-cell office:value-type="float" office:value="0.00323137" calcext:value-type="float">
            <text:p>0,00323137</text:p>
          </table:table-cell>
          <table:table-cell office:value-type="float" office:value="0.00381548" calcext:value-type="float">
            <text:p>0,00381548</text:p>
          </table:table-cell>
          <table:table-cell office:value-type="float" office:value="0.00429816" calcext:value-type="float">
            <text:p>0,00429816</text:p>
          </table:table-cell>
          <table:table-cell office:value-type="float" office:value="0.00446472" calcext:value-type="float">
            <text:p>0,00446472</text:p>
          </table:table-cell>
          <table:table-cell office:value-type="float" office:value="0.00425336" calcext:value-type="float">
            <text:p>0,00425336</text:p>
          </table:table-cell>
          <table:table-cell office:value-type="float" office:value="0.00378215" calcext:value-type="float">
            <text:p>0,00378215</text:p>
          </table:table-cell>
          <table:table-cell office:value-type="float" office:value="0.00329149" calcext:value-type="float">
            <text:p>0,00329149</text:p>
          </table:table-cell>
          <table:table-cell office:value-type="float" office:value="0.0030292" calcext:value-type="float">
            <text:p>0,0030292</text:p>
          </table:table-cell>
          <table:table-cell office:value-type="float" office:value="0.00313238" calcext:value-type="float">
            <text:p>0,00313238</text:p>
          </table:table-cell>
          <table:table-cell office:value-type="float" office:value="0.0035615" calcext:value-type="float">
            <text:p>0,0035615</text:p>
          </table:table-cell>
          <table:table-cell office:value-type="float" office:value="0.00411789" calcext:value-type="float">
            <text:p>0,00411789</text:p>
          </table:table-cell>
        </table:table-row>
        <table:table-row table:style-name="ro1">
          <table:table-cell office:value-type="float" office:value="0.00411789" calcext:value-type="float">
            <text:p>0,00411789</text:p>
          </table:table-cell>
          <table:table-cell office:value-type="float" office:value="0.00444123" calcext:value-type="float">
            <text:p>0,00444123</text:p>
          </table:table-cell>
          <table:table-cell office:value-type="float" office:value="0.00438756" calcext:value-type="float">
            <text:p>0,00438756</text:p>
          </table:table-cell>
          <table:table-cell office:value-type="float" office:value="0.00391254" calcext:value-type="float">
            <text:p>0,00391254</text:p>
          </table:table-cell>
          <table:table-cell office:value-type="float" office:value="0.00318792" calcext:value-type="float">
            <text:p>0,00318792</text:p>
          </table:table-cell>
          <table:table-cell office:value-type="float" office:value="0.00252725" calcext:value-type="float">
            <text:p>0,00252725</text:p>
          </table:table-cell>
          <table:table-cell office:value-type="float" office:value="0.00224227" calcext:value-type="float">
            <text:p>0,00224227</text:p>
          </table:table-cell>
          <table:table-cell office:value-type="float" office:value="0.00249671" calcext:value-type="float">
            <text:p>0,00249671</text:p>
          </table:table-cell>
          <table:table-cell office:value-type="float" office:value="0.00322601" calcext:value-type="float">
            <text:p>0,00322601</text:p>
          </table:table-cell>
          <table:table-cell office:value-type="float" office:value="0.00416098" calcext:value-type="float">
            <text:p>0,00416098</text:p>
          </table:table-cell>
          <table:table-cell office:value-type="float" office:value="0.00494503" calcext:value-type="float">
            <text:p>0,00494503</text:p>
          </table:table-cell>
          <table:table-cell office:value-type="float" office:value="0.00529131" calcext:value-type="float">
            <text:p>0,00529131</text:p>
          </table:table-cell>
          <table:table-cell office:value-type="float" office:value="0.00510723" calcext:value-type="float">
            <text:p>0,00510723</text:p>
          </table:table-cell>
          <table:table-cell office:value-type="float" office:value="0.00452945" calcext:value-type="float">
            <text:p>0,00452945</text:p>
          </table:table-cell>
          <table:table-cell office:value-type="float" office:value="0.00385382" calcext:value-type="float">
            <text:p>0,00385382</text:p>
          </table:table-cell>
          <table:table-cell office:value-type="float" office:value="0.00339387" calcext:value-type="float">
            <text:p>0,00339387</text:p>
          </table:table-cell>
          <table:table-cell office:value-type="float" office:value="0.00333444" calcext:value-type="float">
            <text:p>0,00333444</text:p>
          </table:table-cell>
          <table:table-cell office:value-type="float" office:value="0.00364883" calcext:value-type="float">
            <text:p>0,00364883</text:p>
          </table:table-cell>
          <table:table-cell office:value-type="float" office:value="0.00411789" calcext:value-type="float">
            <text:p>0,00411789</text:p>
          </table:table-cell>
        </table:table-row>
        <table:table-row table:style-name="ro1">
          <table:table-cell office:value-type="float" office:value="0.00411789" calcext:value-type="float">
            <text:p>0,00411789</text:p>
          </table:table-cell>
          <table:table-cell office:value-type="float" office:value="0.00434038" calcext:value-type="float">
            <text:p>0,00434038</text:p>
          </table:table-cell>
          <table:table-cell office:value-type="float" office:value="0.00419567" calcext:value-type="float">
            <text:p>0,00419567</text:p>
          </table:table-cell>
          <table:table-cell office:value-type="float" office:value="0.00366653" calcext:value-type="float">
            <text:p>0,00366653</text:p>
          </table:table-cell>
          <table:table-cell office:value-type="float" office:value="0.00295131" calcext:value-type="float">
            <text:p>0,00295131</text:p>
          </table:table-cell>
          <table:table-cell office:value-type="float" office:value="0.00237709" calcext:value-type="float">
            <text:p>0,00237709</text:p>
          </table:table-cell>
          <table:table-cell office:value-type="float" office:value="0.00224755" calcext:value-type="float">
            <text:p>0,00224755</text:p>
          </table:table-cell>
          <table:table-cell office:value-type="float" office:value="0.00269664" calcext:value-type="float">
            <text:p>0,00269664</text:p>
          </table:table-cell>
          <table:table-cell office:value-type="float" office:value="0.00361705" calcext:value-type="float">
            <text:p>0,00361705</text:p>
          </table:table-cell>
          <table:table-cell office:value-type="float" office:value="0.00469806" calcext:value-type="float">
            <text:p>0,00469806</text:p>
          </table:table-cell>
          <table:table-cell office:value-type="float" office:value="0.00555642" calcext:value-type="float">
            <text:p>0,00555642</text:p>
          </table:table-cell>
          <table:table-cell office:value-type="float" office:value="0.00590091" calcext:value-type="float">
            <text:p>0,00590091</text:p>
          </table:table-cell>
          <table:table-cell office:value-type="float" office:value="0.00565529" calcext:value-type="float">
            <text:p>0,00565529</text:p>
          </table:table-cell>
          <table:table-cell office:value-type="float" office:value="0.00498371" calcext:value-type="float">
            <text:p>0,00498371</text:p>
          </table:table-cell>
          <table:table-cell office:value-type="float" office:value="0.004208" calcext:value-type="float">
            <text:p>0,004208</text:p>
          </table:table-cell>
          <table:table-cell office:value-type="float" office:value="0.00365614" calcext:value-type="float">
            <text:p>0,00365614</text:p>
          </table:table-cell>
          <table:table-cell office:value-type="float" office:value="0.003513" calcext:value-type="float">
            <text:p>0,003513</text:p>
          </table:table-cell>
          <table:table-cell office:value-type="float" office:value="0.00374272" calcext:value-type="float">
            <text:p>0,00374272</text:p>
          </table:table-cell>
          <table:table-cell office:value-type="float" office:value="0.00411789" calcext:value-type="float">
            <text:p>0,00411789</text:p>
          </table:table-cell>
        </table:table-row>
        <table:table-row table:style-name="ro1">
          <table:table-cell office:value-type="float" office:value="0.00411789" calcext:value-type="float">
            <text:p>0,00411789</text:p>
          </table:table-cell>
          <table:table-cell office:value-type="float" office:value="0.00423804" calcext:value-type="float">
            <text:p>0,00423804</text:p>
          </table:table-cell>
          <table:table-cell office:value-type="float" office:value="0.00404641" calcext:value-type="float">
            <text:p>0,00404641</text:p>
          </table:table-cell>
          <table:table-cell office:value-type="float" office:value="0.00357143" calcext:value-type="float">
            <text:p>0,00357143</text:p>
          </table:table-cell>
          <table:table-cell office:value-type="float" office:value="0.00301779" calcext:value-type="float">
            <text:p>0,00301779</text:p>
          </table:table-cell>
          <table:table-cell office:value-type="float" office:value="0.00267274" calcext:value-type="float">
            <text:p>0,00267274</text:p>
          </table:table-cell>
          <table:table-cell office:value-type="float" office:value="0.00276832" calcext:value-type="float">
            <text:p>0,00276832</text:p>
          </table:table-cell>
          <table:table-cell office:value-type="float" office:value="0.00336424" calcext:value-type="float">
            <text:p>0,00336424</text:p>
          </table:table-cell>
          <table:table-cell office:value-type="float" office:value="0.00430735" calcext:value-type="float">
            <text:p>0,00430735</text:p>
          </table:table-cell>
          <table:table-cell office:value-type="float" office:value="0.00528818" calcext:value-type="float">
            <text:p>0,00528818</text:p>
          </table:table-cell>
          <table:table-cell office:value-type="float" office:value="0.00596978" calcext:value-type="float">
            <text:p>0,00596978</text:p>
          </table:table-cell>
          <table:table-cell office:value-type="float" office:value="0.00613071" calcext:value-type="float">
            <text:p>0,00613071</text:p>
          </table:table-cell>
          <table:table-cell office:value-type="float" office:value="0.00575691" calcext:value-type="float">
            <text:p>0,00575691</text:p>
          </table:table-cell>
          <table:table-cell office:value-type="float" office:value="0.00504084" calcext:value-type="float">
            <text:p>0,00504084</text:p>
          </table:table-cell>
          <table:table-cell office:value-type="float" office:value="0.00428936" calcext:value-type="float">
            <text:p>0,00428936</text:p>
          </table:table-cell>
          <table:table-cell office:value-type="float" office:value="0.00378351" calcext:value-type="float">
            <text:p>0,00378351</text:p>
          </table:table-cell>
          <table:table-cell office:value-type="float" office:value="0.00365555" calcext:value-type="float">
            <text:p>0,00365555</text:p>
          </table:table-cell>
          <table:table-cell office:value-type="float" office:value="0.00383966" calcext:value-type="float">
            <text:p>0,00383966</text:p>
          </table:table-cell>
          <table:table-cell office:value-type="float" office:value="0.00411789" calcext:value-type="float">
            <text:p>0,00411789</text:p>
          </table:table-cell>
        </table:table-row>
        <table:table-row table:style-name="ro1">
          <table:table-cell office:value-type="float" office:value="0.00411789" calcext:value-type="float">
            <text:p>0,00411789</text:p>
          </table:table-cell>
          <table:table-cell office:value-type="float" office:value="0.00413656" calcext:value-type="float">
            <text:p>0,00413656</text:p>
          </table:table-cell>
          <table:table-cell office:value-type="float" office:value="0.00393641" calcext:value-type="float">
            <text:p>0,00393641</text:p>
          </table:table-cell>
          <table:table-cell office:value-type="float" office:value="0.00360246" calcext:value-type="float">
            <text:p>0,00360246</text:p>
          </table:table-cell>
          <table:table-cell office:value-type="float" office:value="0.00332336" calcext:value-type="float">
            <text:p>0,00332336</text:p>
          </table:table-cell>
          <table:table-cell office:value-type="float" office:value="0.00329923" calcext:value-type="float">
            <text:p>0,00329923</text:p>
          </table:table-cell>
          <table:table-cell office:value-type="float" office:value="0.00363961" calcext:value-type="float">
            <text:p>0,00363961</text:p>
          </table:table-cell>
          <table:table-cell office:value-type="float" office:value="0.00430037" calcext:value-type="float">
            <text:p>0,00430037</text:p>
          </table:table-cell>
          <table:table-cell office:value-type="float" office:value="0.00509048" calcext:value-type="float">
            <text:p>0,00509048</text:p>
          </table:table-cell>
          <table:table-cell office:value-type="float" office:value="0.00574712" calcext:value-type="float">
            <text:p>0,00574712</text:p>
          </table:table-cell>
          <table:table-cell office:value-type="float" office:value="0.00604579" calcext:value-type="float">
            <text:p>0,00604579</text:p>
          </table:table-cell>
          <table:table-cell office:value-type="float" office:value="0.00589537" calcext:value-type="float">
            <text:p>0,00589537</text:p>
          </table:table-cell>
          <table:table-cell office:value-type="float" office:value="0.00537486" calcext:value-type="float">
            <text:p>0,00537486</text:p>
          </table:table-cell>
          <table:table-cell office:value-type="float" office:value="0.00469543" calcext:value-type="float">
            <text:p>0,00469543</text:p>
          </table:table-cell>
          <table:table-cell office:value-type="float" office:value="0.00410547" calcext:value-type="float">
            <text:p>0,00410547</text:p>
          </table:table-cell>
          <table:table-cell office:value-type="float" office:value="0.00378277" calcext:value-type="float">
            <text:p>0,00378277</text:p>
          </table:table-cell>
          <table:table-cell office:value-type="float" office:value="0.0037632" calcext:value-type="float">
            <text:p>0,0037632</text:p>
          </table:table-cell>
          <table:table-cell office:value-type="float" office:value="0.00393776" calcext:value-type="float">
            <text:p>0,00393776</text:p>
          </table:table-cell>
          <table:table-cell office:value-type="float" office:value="0.00411789" calcext:value-type="float">
            <text:p>0,00411789</text:p>
          </table:table-cell>
        </table:table-row>
        <table:table-row table:style-name="ro1">
          <table:table-cell office:value-type="float" office:value="0.00411789" calcext:value-type="float">
            <text:p>0,00411789</text:p>
          </table:table-cell>
          <table:table-cell office:value-type="float" office:value="0.00403658" calcext:value-type="float">
            <text:p>0,00403658</text:p>
          </table:table-cell>
          <table:table-cell office:value-type="float" office:value="0.00384958" calcext:value-type="float">
            <text:p>0,00384958</text:p>
          </table:table-cell>
          <table:table-cell office:value-type="float" office:value="0.00369873" calcext:value-type="float">
            <text:p>0,00369873</text:p>
          </table:table-cell>
          <table:table-cell office:value-type="float" office:value="0.00373787" calcext:value-type="float">
            <text:p>0,00373787</text:p>
          </table:table-cell>
          <table:table-cell office:value-type="float" office:value="0.00405083" calcext:value-type="float">
            <text:p>0,00405083</text:p>
          </table:table-cell>
          <table:table-cell office:value-type="float" office:value="0.00459985" calcext:value-type="float">
            <text:p>0,00459985</text:p>
          </table:table-cell>
          <table:table-cell office:value-type="float" office:value="0.00523019" calcext:value-type="float">
            <text:p>0,00523019</text:p>
          </table:table-cell>
          <table:table-cell office:value-type="float" office:value="0.00573015" calcext:value-type="float">
            <text:p>0,00573015</text:p>
          </table:table-cell>
          <table:table-cell office:value-type="float" office:value="0.00592014" calcext:value-type="float">
            <text:p>0,00592014</text:p>
          </table:table-cell>
          <table:table-cell office:value-type="float" office:value="0.00573015" calcext:value-type="float">
            <text:p>0,00573015</text:p>
          </table:table-cell>
          <table:table-cell office:value-type="float" office:value="0.00523019" calcext:value-type="float">
            <text:p>0,00523019</text:p>
          </table:table-cell>
          <table:table-cell office:value-type="float" office:value="0.00459986" calcext:value-type="float">
            <text:p>0,00459986</text:p>
          </table:table-cell>
          <table:table-cell office:value-type="float" office:value="0.00405083" calcext:value-type="float">
            <text:p>0,00405083</text:p>
          </table:table-cell>
          <table:table-cell office:value-type="float" office:value="0.00373787" calcext:value-type="float">
            <text:p>0,00373787</text:p>
          </table:table-cell>
          <table:table-cell office:value-type="float" office:value="0.00369873" calcext:value-type="float">
            <text:p>0,00369873</text:p>
          </table:table-cell>
          <table:table-cell office:value-type="float" office:value="0.00384958" calcext:value-type="float">
            <text:p>0,00384958</text:p>
          </table:table-cell>
          <table:table-cell office:value-type="float" office:value="0.00403658" calcext:value-type="float">
            <text:p>0,00403658</text:p>
          </table:table-cell>
          <table:table-cell office:value-type="float" office:value="0.00411789" calcext:value-type="float">
            <text:p>0,00411789</text:p>
          </table:table-cell>
        </table:table-row>
        <table:table-row table:style-name="ro1">
          <table:table-cell office:value-type="float" office:value="0.00411789" calcext:value-type="float">
            <text:p>0,00411789</text:p>
          </table:table-cell>
          <table:table-cell office:value-type="float" office:value="0.00393776" calcext:value-type="float">
            <text:p>0,00393776</text:p>
          </table:table-cell>
          <table:table-cell office:value-type="float" office:value="0.0037632" calcext:value-type="float">
            <text:p>0,0037632</text:p>
          </table:table-cell>
          <table:table-cell office:value-type="float" office:value="0.00378277" calcext:value-type="float">
            <text:p>0,00378277</text:p>
          </table:table-cell>
          <table:table-cell office:value-type="float" office:value="0.00410547" calcext:value-type="float">
            <text:p>0,00410547</text:p>
          </table:table-cell>
          <table:table-cell office:value-type="float" office:value="0.00469543" calcext:value-type="float">
            <text:p>0,00469543</text:p>
          </table:table-cell>
          <table:table-cell office:value-type="float" office:value="0.00537486" calcext:value-type="float">
            <text:p>0,00537486</text:p>
          </table:table-cell>
          <table:table-cell office:value-type="float" office:value="0.00589537" calcext:value-type="float">
            <text:p>0,00589537</text:p>
          </table:table-cell>
          <table:table-cell office:value-type="float" office:value="0.00604579" calcext:value-type="float">
            <text:p>0,00604579</text:p>
          </table:table-cell>
          <table:table-cell office:value-type="float" office:value="0.00574712" calcext:value-type="float">
            <text:p>0,00574712</text:p>
          </table:table-cell>
          <table:table-cell office:value-type="float" office:value="0.00509048" calcext:value-type="float">
            <text:p>0,00509048</text:p>
          </table:table-cell>
          <table:table-cell office:value-type="float" office:value="0.00430037" calcext:value-type="float">
            <text:p>0,00430037</text:p>
          </table:table-cell>
          <table:table-cell office:value-type="float" office:value="0.00363961" calcext:value-type="float">
            <text:p>0,00363961</text:p>
          </table:table-cell>
          <table:table-cell office:value-type="float" office:value="0.00329923" calcext:value-type="float">
            <text:p>0,00329923</text:p>
          </table:table-cell>
          <table:table-cell office:value-type="float" office:value="0.00332336" calcext:value-type="float">
            <text:p>0,00332336</text:p>
          </table:table-cell>
          <table:table-cell office:value-type="float" office:value="0.00360246" calcext:value-type="float">
            <text:p>0,00360246</text:p>
          </table:table-cell>
          <table:table-cell office:value-type="float" office:value="0.00393641" calcext:value-type="float">
            <text:p>0,00393641</text:p>
          </table:table-cell>
          <table:table-cell office:value-type="float" office:value="0.00413656" calcext:value-type="float">
            <text:p>0,00413656</text:p>
          </table:table-cell>
          <table:table-cell office:value-type="float" office:value="0.00411789" calcext:value-type="float">
            <text:p>0,00411789</text:p>
          </table:table-cell>
        </table:table-row>
        <table:table-row table:style-name="ro1">
          <table:table-cell office:value-type="float" office:value="0.00411789" calcext:value-type="float">
            <text:p>0,00411789</text:p>
          </table:table-cell>
          <table:table-cell office:value-type="float" office:value="0.00383966" calcext:value-type="float">
            <text:p>0,00383966</text:p>
          </table:table-cell>
          <table:table-cell office:value-type="float" office:value="0.00365556" calcext:value-type="float">
            <text:p>0,00365556</text:p>
          </table:table-cell>
          <table:table-cell office:value-type="float" office:value="0.00378351" calcext:value-type="float">
            <text:p>0,00378351</text:p>
          </table:table-cell>
          <table:table-cell office:value-type="float" office:value="0.00428936" calcext:value-type="float">
            <text:p>0,00428936</text:p>
          </table:table-cell>
          <table:table-cell office:value-type="float" office:value="0.00504084" calcext:value-type="float">
            <text:p>0,00504084</text:p>
          </table:table-cell>
          <table:table-cell office:value-type="float" office:value="0.00575691" calcext:value-type="float">
            <text:p>0,00575691</text:p>
          </table:table-cell>
          <table:table-cell office:value-type="float" office:value="0.00613071" calcext:value-type="float">
            <text:p>0,00613071</text:p>
          </table:table-cell>
          <table:table-cell office:value-type="float" office:value="0.00596978" calcext:value-type="float">
            <text:p>0,00596978</text:p>
          </table:table-cell>
          <table:table-cell office:value-type="float" office:value="0.00528818" calcext:value-type="float">
            <text:p>0,00528818</text:p>
          </table:table-cell>
          <table:table-cell office:value-type="float" office:value="0.00430736" calcext:value-type="float">
            <text:p>0,00430736</text:p>
          </table:table-cell>
          <table:table-cell office:value-type="float" office:value="0.00336424" calcext:value-type="float">
            <text:p>0,00336424</text:p>
          </table:table-cell>
          <table:table-cell office:value-type="float" office:value="0.00276832" calcext:value-type="float">
            <text:p>0,00276832</text:p>
          </table:table-cell>
          <table:table-cell office:value-type="float" office:value="0.00267274" calcext:value-type="float">
            <text:p>0,00267274</text:p>
          </table:table-cell>
          <table:table-cell office:value-type="float" office:value="0.00301779" calcext:value-type="float">
            <text:p>0,00301779</text:p>
          </table:table-cell>
          <table:table-cell office:value-type="float" office:value="0.00357143" calcext:value-type="float">
            <text:p>0,00357143</text:p>
          </table:table-cell>
          <table:table-cell office:value-type="float" office:value="0.00404641" calcext:value-type="float">
            <text:p>0,00404641</text:p>
          </table:table-cell>
          <table:table-cell office:value-type="float" office:value="0.00423804" calcext:value-type="float">
            <text:p>0,00423804</text:p>
          </table:table-cell>
          <table:table-cell office:value-type="float" office:value="0.00411789" calcext:value-type="float">
            <text:p>0,00411789</text:p>
          </table:table-cell>
        </table:table-row>
        <table:table-row table:style-name="ro1">
          <table:table-cell office:value-type="float" office:value="0.00411789" calcext:value-type="float">
            <text:p>0,00411789</text:p>
          </table:table-cell>
          <table:table-cell office:value-type="float" office:value="0.00374272" calcext:value-type="float">
            <text:p>0,00374272</text:p>
          </table:table-cell>
          <table:table-cell office:value-type="float" office:value="0.003513" calcext:value-type="float">
            <text:p>0,003513</text:p>
          </table:table-cell>
          <table:table-cell office:value-type="float" office:value="0.00365614" calcext:value-type="float">
            <text:p>0,00365614</text:p>
          </table:table-cell>
          <table:table-cell office:value-type="float" office:value="0.004208" calcext:value-type="float">
            <text:p>0,004208</text:p>
          </table:table-cell>
          <table:table-cell office:value-type="float" office:value="0.00498371" calcext:value-type="float">
            <text:p>0,00498371</text:p>
          </table:table-cell>
          <table:table-cell office:value-type="float" office:value="0.00565529" calcext:value-type="float">
            <text:p>0,00565529</text:p>
          </table:table-cell>
          <table:table-cell office:value-type="float" office:value="0.00590091" calcext:value-type="float">
            <text:p>0,00590091</text:p>
          </table:table-cell>
          <table:table-cell office:value-type="float" office:value="0.00555642" calcext:value-type="float">
            <text:p>0,00555642</text:p>
          </table:table-cell>
          <table:table-cell office:value-type="float" office:value="0.00469807" calcext:value-type="float">
            <text:p>0,00469807</text:p>
          </table:table-cell>
          <table:table-cell office:value-type="float" office:value="0.00361705" calcext:value-type="float">
            <text:p>0,00361705</text:p>
          </table:table-cell>
          <table:table-cell office:value-type="float" office:value="0.00269664" calcext:value-type="float">
            <text:p>0,00269664</text:p>
          </table:table-cell>
          <table:table-cell office:value-type="float" office:value="0.00224755" calcext:value-type="float">
            <text:p>0,00224755</text:p>
          </table:table-cell>
          <table:table-cell office:value-type="float" office:value="0.00237709" calcext:value-type="float">
            <text:p>0,00237709</text:p>
          </table:table-cell>
          <table:table-cell office:value-type="float" office:value="0.00295131" calcext:value-type="float">
            <text:p>0,00295131</text:p>
          </table:table-cell>
          <table:table-cell office:value-type="float" office:value="0.00366653" calcext:value-type="float">
            <text:p>0,00366653</text:p>
          </table:table-cell>
          <table:table-cell office:value-type="float" office:value="0.00419567" calcext:value-type="float">
            <text:p>0,00419567</text:p>
          </table:table-cell>
          <table:table-cell office:value-type="float" office:value="0.00434038" calcext:value-type="float">
            <text:p>0,00434038</text:p>
          </table:table-cell>
          <table:table-cell office:value-type="float" office:value="0.00411789" calcext:value-type="float">
            <text:p>0,00411789</text:p>
          </table:table-cell>
        </table:table-row>
        <table:table-row table:style-name="ro1">
          <table:table-cell office:value-type="float" office:value="0.00411789" calcext:value-type="float">
            <text:p>0,00411789</text:p>
          </table:table-cell>
          <table:table-cell office:value-type="float" office:value="0.00364883" calcext:value-type="float">
            <text:p>0,00364883</text:p>
          </table:table-cell>
          <table:table-cell office:value-type="float" office:value="0.00333444" calcext:value-type="float">
            <text:p>0,00333444</text:p>
          </table:table-cell>
          <table:table-cell office:value-type="float" office:value="0.00339387" calcext:value-type="float">
            <text:p>0,00339387</text:p>
          </table:table-cell>
          <table:table-cell office:value-type="float" office:value="0.00385382" calcext:value-type="float">
            <text:p>0,00385382</text:p>
          </table:table-cell>
          <table:table-cell office:value-type="float" office:value="0.00452945" calcext:value-type="float">
            <text:p>0,00452945</text:p>
          </table:table-cell>
          <table:table-cell office:value-type="float" office:value="0.00510723" calcext:value-type="float">
            <text:p>0,00510723</text:p>
          </table:table-cell>
          <table:table-cell office:value-type="float" office:value="0.00529131" calcext:value-type="float">
            <text:p>0,00529131</text:p>
          </table:table-cell>
          <table:table-cell office:value-type="float" office:value="0.00494503" calcext:value-type="float">
            <text:p>0,00494503</text:p>
          </table:table-cell>
          <table:table-cell office:value-type="float" office:value="0.00416098" calcext:value-type="float">
            <text:p>0,00416098</text:p>
          </table:table-cell>
          <table:table-cell office:value-type="float" office:value="0.00322601" calcext:value-type="float">
            <text:p>0,00322601</text:p>
          </table:table-cell>
          <table:table-cell office:value-type="float" office:value="0.00249671" calcext:value-type="float">
            <text:p>0,00249671</text:p>
          </table:table-cell>
          <table:table-cell office:value-type="float" office:value="0.00224227" calcext:value-type="float">
            <text:p>0,00224227</text:p>
          </table:table-cell>
          <table:table-cell office:value-type="float" office:value="0.00252725" calcext:value-type="float">
            <text:p>0,00252725</text:p>
          </table:table-cell>
          <table:table-cell office:value-type="float" office:value="0.00318792" calcext:value-type="float">
            <text:p>0,00318792</text:p>
          </table:table-cell>
          <table:table-cell office:value-type="float" office:value="0.00391254" calcext:value-type="float">
            <text:p>0,00391254</text:p>
          </table:table-cell>
          <table:table-cell office:value-type="float" office:value="0.00438756" calcext:value-type="float">
            <text:p>0,00438756</text:p>
          </table:table-cell>
          <table:table-cell office:value-type="float" office:value="0.00444123" calcext:value-type="float">
            <text:p>0,00444123</text:p>
          </table:table-cell>
          <table:table-cell office:value-type="float" office:value="0.00411789" calcext:value-type="float">
            <text:p>0,00411789</text:p>
          </table:table-cell>
        </table:table-row>
        <table:table-row table:style-name="ro1">
          <table:table-cell office:value-type="float" office:value="0.00411789" calcext:value-type="float">
            <text:p>0,00411789</text:p>
          </table:table-cell>
          <table:table-cell office:value-type="float" office:value="0.0035615" calcext:value-type="float">
            <text:p>0,0035615</text:p>
          </table:table-cell>
          <table:table-cell office:value-type="float" office:value="0.00313238" calcext:value-type="float">
            <text:p>0,00313238</text:p>
          </table:table-cell>
          <table:table-cell office:value-type="float" office:value="0.0030292" calcext:value-type="float">
            <text:p>0,0030292</text:p>
          </table:table-cell>
          <table:table-cell office:value-type="float" office:value="0.00329149" calcext:value-type="float">
            <text:p>0,00329149</text:p>
          </table:table-cell>
          <table:table-cell office:value-type="float" office:value="0.00378215" calcext:value-type="float">
            <text:p>0,00378215</text:p>
          </table:table-cell>
          <table:table-cell office:value-type="float" office:value="0.00425336" calcext:value-type="float">
            <text:p>0,00425336</text:p>
          </table:table-cell>
          <table:table-cell office:value-type="float" office:value="0.00446472" calcext:value-type="float">
            <text:p>0,00446472</text:p>
          </table:table-cell>
          <table:table-cell office:value-type="float" office:value="0.00429816" calcext:value-type="float">
            <text:p>0,00429816</text:p>
          </table:table-cell>
          <table:table-cell office:value-type="float" office:value="0.00381548" calcext:value-type="float">
            <text:p>0,00381548</text:p>
          </table:table-cell>
          <table:table-cell office:value-type="float" office:value="0.00323137" calcext:value-type="float">
            <text:p>0,00323137</text:p>
          </table:table-cell>
          <table:table-cell office:value-type="float" office:value="0.00281433" calcext:value-type="float">
            <text:p>0,00281433</text:p>
          </table:table-cell>
          <table:table-cell office:value-type="float" office:value="0.00276161" calcext:value-type="float">
            <text:p>0,00276161</text:p>
          </table:table-cell>
          <table:table-cell office:value-type="float" office:value="0.00310663" calcext:value-type="float">
            <text:p>0,00310663</text:p>
          </table:table-cell>
          <table:table-cell office:value-type="float" office:value="0.00370232" calcext:value-type="float">
            <text:p>0,00370232</text:p>
          </table:table-cell>
          <table:table-cell office:value-type="float" office:value="0.00428818" calcext:value-type="float">
            <text:p>0,00428818</text:p>
          </table:table-cell>
          <table:table-cell office:value-type="float" office:value="0.00461001" calcext:value-type="float">
            <text:p>0,00461001</text:p>
          </table:table-cell>
          <table:table-cell office:value-type="float" office:value="0.00453638" calcext:value-type="float">
            <text:p>0,00453638</text:p>
          </table:table-cell>
          <table:table-cell office:value-type="float" office:value="0.00411789" calcext:value-type="float">
            <text:p>0,00411789</text:p>
          </table:table-cell>
        </table:table-row>
        <table:table-row table:style-name="ro1">
          <table:table-cell office:value-type="float" office:value="0.00411789" calcext:value-type="float">
            <text:p>0,00411789</text:p>
          </table:table-cell>
          <table:table-cell office:value-type="float" office:value="0.00348554" calcext:value-type="float">
            <text:p>0,00348554</text:p>
          </table:table-cell>
          <table:table-cell office:value-type="float" office:value="0.00293021" calcext:value-type="float">
            <text:p>0,00293021</text:p>
          </table:table-cell>
          <table:table-cell office:value-type="float" office:value="0.00262506" calcext:value-type="float">
            <text:p>0,00262506</text:p>
          </table:table-cell>
          <table:table-cell office:value-type="float" office:value="0.00263867" calcext:value-type="float">
            <text:p>0,00263867</text:p>
          </table:table-cell>
          <table:table-cell office:value-type="float" office:value="0.00291186" calcext:value-type="float">
            <text:p>0,00291186</text:p>
          </table:table-cell>
          <table:table-cell office:value-type="float" office:value="0.0032918" calcext:value-type="float">
            <text:p>0,0032918</text:p>
          </table:table-cell>
          <table:table-cell office:value-type="float" office:value="0.00360651" calcext:value-type="float">
            <text:p>0,00360651</text:p>
          </table:table-cell>
          <table:table-cell office:value-type="float" office:value="0.00374464" calcext:value-type="float">
            <text:p>0,00374464</text:p>
          </table:table-cell>
          <table:table-cell office:value-type="float" office:value="0.00370323" calcext:value-type="float">
            <text:p>0,00370323</text:p>
          </table:table-cell>
          <table:table-cell office:value-type="float" office:value="0.00358166" calcext:value-type="float">
            <text:p>0,00358166</text:p>
          </table:table-cell>
          <table:table-cell office:value-type="float" office:value="0.00352553" calcext:value-type="float">
            <text:p>0,00352553</text:p>
          </table:table-cell>
          <table:table-cell office:value-type="float" office:value="0.00364778" calcext:value-type="float">
            <text:p>0,00364778</text:p>
          </table:table-cell>
          <table:table-cell office:value-type="float" office:value="0.00396542" calcext:value-type="float">
            <text:p>0,00396542</text:p>
          </table:table-cell>
          <table:table-cell office:value-type="float" office:value="0.00438262" calcext:value-type="float">
            <text:p>0,00438262</text:p>
          </table:table-cell>
          <table:table-cell office:value-type="float" office:value="0.00472918" calcext:value-type="float">
            <text:p>0,00472918</text:p>
          </table:table-cell>
          <table:table-cell office:value-type="float" office:value="0.00483714" calcext:value-type="float">
            <text:p>0,00483714</text:p>
          </table:table-cell>
          <table:table-cell office:value-type="float" office:value="0.00462008" calcext:value-type="float">
            <text:p>0,00462008</text:p>
          </table:table-cell>
          <table:table-cell office:value-type="float" office:value="0.00411789" calcext:value-type="float">
            <text:p>0,00411789</text:p>
          </table:table-cell>
        </table:table-row>
        <table:table-row table:style-name="ro1">
          <table:table-cell office:value-type="float" office:value="0.00411789" calcext:value-type="float">
            <text:p>0,00411789</text:p>
          </table:table-cell>
          <table:table-cell office:value-type="float" office:value="0.00342623" calcext:value-type="float">
            <text:p>0,00342623</text:p>
          </table:table-cell>
          <table:table-cell office:value-type="float" office:value="0.00275679" calcext:value-type="float">
            <text:p>0,00275679</text:p>
          </table:table-cell>
          <table:table-cell office:value-type="float" office:value="0.00225901" calcext:value-type="float">
            <text:p>0,00225901</text:p>
          </table:table-cell>
          <table:table-cell office:value-type="float" office:value="0.0020358" calcext:value-type="float">
            <text:p>0,0020358</text:p>
          </table:table-cell>
          <table:table-cell office:value-type="float" office:value="0.00211107" calcext:value-type="float">
            <text:p>0,00211107</text:p>
          </table:table-cell>
          <table:table-cell office:value-type="float" office:value="0.00242827" calcext:value-type="float">
            <text:p>0,00242827</text:p>
          </table:table-cell>
          <table:table-cell office:value-type="float" office:value="0.00287939" calcext:value-type="float">
            <text:p>0,00287939</text:p>
          </table:table-cell>
          <table:table-cell office:value-type="float" office:value="0.00335065" calcext:value-type="float">
            <text:p>0,00335065</text:p>
          </table:table-cell>
          <table:table-cell office:value-type="float" office:value="0.003764" calcext:value-type="float">
            <text:p>0,003764</text:p>
          </table:table-cell>
          <table:table-cell office:value-type="float" office:value="0.00409645" calcext:value-type="float">
            <text:p>0,00409645</text:p>
          </table:table-cell>
          <table:table-cell office:value-type="float" office:value="0.00437028" calcext:value-type="float">
            <text:p>0,00437028</text:p>
          </table:table-cell>
          <table:table-cell office:value-type="float" office:value="0.00462116" calcext:value-type="float">
            <text:p>0,00462116</text:p>
          </table:table-cell>
          <table:table-cell office:value-type="float" office:value="0.0048617" calcext:value-type="float">
            <text:p>0,0048617</text:p>
          </table:table-cell>
          <table:table-cell office:value-type="float" office:value="0.00505988" calcext:value-type="float">
            <text:p>0,00505988</text:p>
          </table:table-cell>
          <table:table-cell office:value-type="float" office:value="0.00514431" calcext:value-type="float">
            <text:p>0,00514431</text:p>
          </table:table-cell>
          <table:table-cell office:value-type="float" office:value="0.00503507" calcext:value-type="float">
            <text:p>0,00503507</text:p>
          </table:table-cell>
          <table:table-cell office:value-type="float" office:value="0.00468597" calcext:value-type="float">
            <text:p>0,00468597</text:p>
          </table:table-cell>
          <table:table-cell office:value-type="float" office:value="0.00411789" calcext:value-type="float">
            <text:p>0,00411789</text:p>
          </table:table-cell>
        </table:table-row>
        <table:table-row table:style-name="ro1">
          <table:table-cell office:value-type="float" office:value="0.00411789" calcext:value-type="float">
            <text:p>0,00411789</text:p>
          </table:table-cell>
          <table:table-cell office:value-type="float" office:value="0.00338839" calcext:value-type="float">
            <text:p>0,00338839</text:p>
          </table:table-cell>
          <table:table-cell office:value-type="float" office:value="0.00263958" calcext:value-type="float">
            <text:p>0,00263958</text:p>
          </table:table-cell>
          <table:table-cell office:value-type="float" office:value="0.0020044" calcext:value-type="float">
            <text:p>0,0020044</text:p>
          </table:table-cell>
          <table:table-cell office:value-type="float" office:value="0.00161298" calcext:value-type="float">
            <text:p>0,00161298</text:p>
          </table:table-cell>
          <table:table-cell office:value-type="float" office:value="0.00155183" calcext:value-type="float">
            <text:p>0,00155183</text:p>
          </table:table-cell>
          <table:table-cell office:value-type="float" office:value="0.00183507" calcext:value-type="float">
            <text:p>0,00183507</text:p>
          </table:table-cell>
          <table:table-cell office:value-type="float" office:value="0.00239954" calcext:value-type="float">
            <text:p>0,00239954</text:p>
          </table:table-cell>
          <table:table-cell office:value-type="float" office:value="0.00312599" calcext:value-type="float">
            <text:p>0,00312599</text:p>
          </table:table-cell>
          <table:table-cell office:value-type="float" office:value="0.00387743" calcext:value-type="float">
            <text:p>0,00387743</text:p>
          </table:table-cell>
          <table:table-cell office:value-type="float" office:value="0.00453872" calcext:value-type="float">
            <text:p>0,00453872</text:p>
          </table:table-cell>
          <table:table-cell office:value-type="float" office:value="0.00504195" calcext:value-type="float">
            <text:p>0,00504195</text:p>
          </table:table-cell>
          <table:table-cell office:value-type="float" office:value="0.00536905" calcext:value-type="float">
            <text:p>0,00536905</text:p>
          </table:table-cell>
          <table:table-cell office:value-type="float" office:value="0.00553408" calcext:value-type="float">
            <text:p>0,00553408</text:p>
          </table:table-cell>
          <table:table-cell office:value-type="float" office:value="0.00555644" calcext:value-type="float">
            <text:p>0,00555644</text:p>
          </table:table-cell>
          <table:table-cell office:value-type="float" office:value="0.00544017" calcext:value-type="float">
            <text:p>0,00544017</text:p>
          </table:table-cell>
          <table:table-cell office:value-type="float" office:value="0.00517031" calcext:value-type="float">
            <text:p>0,00517031</text:p>
          </table:table-cell>
          <table:table-cell office:value-type="float" office:value="0.00472823" calcext:value-type="float">
            <text:p>0,00472823</text:p>
          </table:table-cell>
          <table:table-cell office:value-type="float" office:value="0.00411789" calcext:value-type="float">
            <text:p>0,00411789</text:p>
          </table:table-cell>
        </table:table-row>
        <table:table-row table:style-name="ro1">
          <table:table-cell office:value-type="float" office:value="0.00411789" calcext:value-type="float">
            <text:p>0,00411789</text:p>
          </table:table-cell>
          <table:table-cell office:value-type="float" office:value="0.00337538" calcext:value-type="float">
            <text:p>0,00337538</text:p>
          </table:table-cell>
          <table:table-cell office:value-type="float" office:value="0.00259815" calcext:value-type="float">
            <text:p>0,00259815</text:p>
          </table:table-cell>
          <table:table-cell office:value-type="float" office:value="0.00191328" calcext:value-type="float">
            <text:p>0,00191328</text:p>
          </table:table-cell>
          <table:table-cell office:value-type="float" office:value="0.00146119" calcext:value-type="float">
            <text:p>0,00146119</text:p>
          </table:table-cell>
          <table:table-cell office:value-type="float" office:value="0.00135158" calcext:value-type="float">
            <text:p>0,00135158</text:p>
          </table:table-cell>
          <table:table-cell office:value-type="float" office:value="0.00162444" calcext:value-type="float">
            <text:p>0,00162444</text:p>
          </table:table-cell>
          <table:table-cell office:value-type="float" office:value="0.00223267" calcext:value-type="float">
            <text:p>0,00223267</text:p>
          </table:table-cell>
          <table:table-cell office:value-type="float" office:value="0.00305443" calcext:value-type="float">
            <text:p>0,00305443</text:p>
          </table:table-cell>
          <table:table-cell office:value-type="float" office:value="0.00393046" calcext:value-type="float">
            <text:p>0,00393046</text:p>
          </table:table-cell>
          <table:table-cell office:value-type="float" office:value="0.00471152" calcext:value-type="float">
            <text:p>0,00471152</text:p>
          </table:table-cell>
          <table:table-cell office:value-type="float" office:value="0.00529669" calcext:value-type="float">
            <text:p>0,00529669</text:p>
          </table:table-cell>
          <table:table-cell office:value-type="float" office:value="0.00564875" calcext:value-type="float">
            <text:p>0,00564875</text:p>
          </table:table-cell>
          <table:table-cell office:value-type="float" office:value="0.00578302" calcext:value-type="float">
            <text:p>0,00578302</text:p>
          </table:table-cell>
          <table:table-cell office:value-type="float" office:value="0.0057385" calcext:value-type="float">
            <text:p>0,0057385</text:p>
          </table:table-cell>
          <table:table-cell office:value-type="float" office:value="0.00554733" calcext:value-type="float">
            <text:p>0,00554733</text:p>
          </table:table-cell>
          <table:table-cell office:value-type="float" office:value="0.00521837" calcext:value-type="float">
            <text:p>0,00521837</text:p>
          </table:table-cell>
          <table:table-cell office:value-type="float" office:value="0.00474281" calcext:value-type="float">
            <text:p>0,00474281</text:p>
          </table:table-cell>
          <table:table-cell office:value-type="float" office:value="0.00411789" calcext:value-type="float">
            <text:p>0,00411789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formula="of:=SUM([.A3:.S39])" office:value-type="float" office:value="2.7718506" calcext:value-type="float">
            <text:p>2,7718506</text:p>
          </table:table-cell>
          <table:table-cell table:number-columns-repeated="18"/>
        </table:table-row>
        <table:table-row table:style-name="ro1">
          <table:table-cell table:formula="of:=1/[.A41]" office:value-type="float" office:value="0.360769804837245" calcext:value-type="float">
            <text:p>0,360769804837245</text:p>
          </table:table-cell>
          <table:table-cell table:number-columns-repeated="18"/>
        </table:table-row>
      </table:table>
      <table:table table:name="Planilha3" table:style-name="ta1">
        <table:table-column table:style-name="co1" table:number-columns-repeated="15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 table:formula="of:=[$Planilha1.A3]/[$Planilha2.A3]" office:value-type="float" office:value="0.327609528180694" calcext:value-type="float">
            <text:p>0,327609528180694</text:p>
          </table:table-cell>
          <table:table-cell table:formula="of:=[$Planilha1.B3]/[$Planilha2.B3]" office:value-type="float" office:value="-0.0839715824588639" calcext:value-type="float">
            <text:p>-0,083971582458864</text:p>
          </table:table-cell>
          <table:table-cell table:formula="of:=[$Planilha1.C3]/[$Planilha2.C3]" office:value-type="float" office:value="-2.06827165483132" calcext:value-type="float">
            <text:p>-2,06827165483132</text:p>
          </table:table-cell>
          <table:table-cell table:formula="of:=[$Planilha1.D3]/[$Planilha2.D3]" office:value-type="float" office:value="-7.75312552266265" calcext:value-type="float">
            <text:p>-7,75312552266265</text:p>
          </table:table-cell>
          <table:table-cell table:formula="of:=[$Planilha1.E3]/[$Planilha2.E3]" office:value-type="float" office:value="-17.6360363813056" calcext:value-type="float">
            <text:p>-17,6360363813056</text:p>
          </table:table-cell>
          <table:table-cell table:formula="of:=[$Planilha1.F3]/[$Planilha2.F3]" office:value-type="float" office:value="-24.1564687254916" calcext:value-type="float">
            <text:p>-24,1564687254916</text:p>
          </table:table-cell>
          <table:table-cell table:formula="of:=[$Planilha1.G3]/[$Planilha2.G3]" office:value-type="float" office:value="-18.4326906503164" calcext:value-type="float">
            <text:p>-18,4326906503164</text:p>
          </table:table-cell>
          <table:table-cell table:formula="of:=[$Planilha1.H3]/[$Planilha2.H3]" office:value-type="float" office:value="-6.71272512283499" calcext:value-type="float">
            <text:p>-6,71272512283499</text:p>
          </table:table-cell>
          <table:table-cell table:formula="of:=[$Planilha1.I3]/[$Planilha2.I3]" office:value-type="float" office:value="3.36969581885982" calcext:value-type="float">
            <text:p>3,36969581885982</text:p>
          </table:table-cell>
          <table:table-cell table:formula="of:=[$Planilha1.J3]/[$Planilha2.J3]" office:value-type="float" office:value="10.0937549294485" calcext:value-type="float">
            <text:p>10,0937549294485</text:p>
          </table:table-cell>
          <table:table-cell table:formula="of:=[$Planilha1.K3]/[$Planilha2.K3]" office:value-type="float" office:value="13.7679984378714" calcext:value-type="float">
            <text:p>13,7679984378714</text:p>
          </table:table-cell>
          <table:table-cell table:formula="of:=[$Planilha1.L3]/[$Planilha2.L3]" office:value-type="float" office:value="14.867247280849" calcext:value-type="float">
            <text:p>14,867247280849</text:p>
          </table:table-cell>
          <table:table-cell table:formula="of:=[$Planilha1.M3]/[$Planilha2.M3]" office:value-type="float" office:value="13.8278557202921" calcext:value-type="float">
            <text:p>13,8278557202921</text:p>
          </table:table-cell>
          <table:table-cell table:formula="of:=[$Planilha1.N3]/[$Planilha2.N3]" office:value-type="float" office:value="11.2029873664625" calcext:value-type="float">
            <text:p>11,2029873664625</text:p>
          </table:table-cell>
          <table:table-cell table:formula="of:=[$Planilha1.O3]/[$Planilha2.O3]" office:value-type="float" office:value="7.77163021695565" calcext:value-type="float">
            <text:p>7,77163021695565</text:p>
          </table:table-cell>
        </table:table-row>
        <table:table-row table:style-name="ro1">
          <table:table-cell table:formula="of:=[$Planilha1.A4]/[$Planilha2.A4]" office:value-type="float" office:value="0.327609528180694" calcext:value-type="float">
            <text:p>0,327609528180694</text:p>
          </table:table-cell>
          <table:table-cell table:formula="of:=[$Planilha1.B4]/[$Planilha2.B4]" office:value-type="float" office:value="0.080465944002904" calcext:value-type="float">
            <text:p>0,080465944002904</text:p>
          </table:table-cell>
          <table:table-cell table:formula="of:=[$Planilha1.C4]/[$Planilha2.C4]" office:value-type="float" office:value="-1.62685730305579" calcext:value-type="float">
            <text:p>-1,62685730305579</text:p>
          </table:table-cell>
          <table:table-cell table:formula="of:=[$Planilha1.D4]/[$Planilha2.D4]" office:value-type="float" office:value="-7.53462382757933" calcext:value-type="float">
            <text:p>-7,53462382757933</text:p>
          </table:table-cell>
          <table:table-cell table:formula="of:=[$Planilha1.E4]/[$Planilha2.E4]" office:value-type="float" office:value="-19.6930526106957" calcext:value-type="float">
            <text:p>-19,6930526106957</text:p>
          </table:table-cell>
          <table:table-cell table:formula="of:=[$Planilha1.F4]/[$Planilha2.F4]" office:value-type="float" office:value="-32.4603210403201" calcext:value-type="float">
            <text:p>-32,4603210403201</text:p>
          </table:table-cell>
          <table:table-cell table:formula="of:=[$Planilha1.G4]/[$Planilha2.G4]" office:value-type="float" office:value="-35.3441558087702" calcext:value-type="float">
            <text:p>-35,3441558087702</text:p>
          </table:table-cell>
          <table:table-cell table:formula="of:=[$Planilha1.H4]/[$Planilha2.H4]" office:value-type="float" office:value="-28.9700525934137" calcext:value-type="float">
            <text:p>-28,9700525934137</text:p>
          </table:table-cell>
          <table:table-cell table:formula="of:=[$Planilha1.I4]/[$Planilha2.I4]" office:value-type="float" office:value="-19.6847718642734" calcext:value-type="float">
            <text:p>-19,6847718642734</text:p>
          </table:table-cell>
          <table:table-cell table:formula="of:=[$Planilha1.J4]/[$Planilha2.J4]" office:value-type="float" office:value="-10.9358260497288" calcext:value-type="float">
            <text:p>-10,9358260497288</text:p>
          </table:table-cell>
          <table:table-cell table:formula="of:=[$Planilha1.K4]/[$Planilha2.K4]" office:value-type="float" office:value="-3.84958754891247" calcext:value-type="float">
            <text:p>-3,84958754891247</text:p>
          </table:table-cell>
          <table:table-cell table:formula="of:=[$Planilha1.L4]/[$Planilha2.L4]" office:value-type="float" office:value="1.21148960223723" calcext:value-type="float">
            <text:p>1,21148960223723</text:p>
          </table:table-cell>
          <table:table-cell table:formula="of:=[$Planilha1.M4]/[$Planilha2.M4]" office:value-type="float" office:value="4.13345005168512" calcext:value-type="float">
            <text:p>4,13345005168512</text:p>
          </table:table-cell>
          <table:table-cell table:formula="of:=[$Planilha1.N4]/[$Planilha2.N4]" office:value-type="float" office:value="5.04600584017578" calcext:value-type="float">
            <text:p>5,04600584017578</text:p>
          </table:table-cell>
          <table:table-cell table:formula="of:=[$Planilha1.O4]/[$Planilha2.O4]" office:value-type="float" office:value="4.41136771026053" calcext:value-type="float">
            <text:p>4,41136771026053</text:p>
          </table:table-cell>
        </table:table-row>
        <table:table-row table:style-name="ro1">
          <table:table-cell table:formula="of:=[$Planilha1.A5]/[$Planilha2.A5]" office:value-type="float" office:value="0.327609528180694" calcext:value-type="float">
            <text:p>0,327609528180694</text:p>
          </table:table-cell>
          <table:table-cell table:formula="of:=[$Planilha1.B5]/[$Planilha2.B5]" office:value-type="float" office:value="0.294046225734992" calcext:value-type="float">
            <text:p>0,294046225734992</text:p>
          </table:table-cell>
          <table:table-cell table:formula="of:=[$Planilha1.C5]/[$Planilha2.C5]" office:value-type="float" office:value="-0.624686682699807" calcext:value-type="float">
            <text:p>-0,624686682699807</text:p>
          </table:table-cell>
          <table:table-cell table:formula="of:=[$Planilha1.D5]/[$Planilha2.D5]" office:value-type="float" office:value="-4.65929765693822" calcext:value-type="float">
            <text:p>-4,65929765693822</text:p>
          </table:table-cell>
          <table:table-cell table:formula="of:=[$Planilha1.E5]/[$Planilha2.E5]" office:value-type="float" office:value="-13.5124766676491" calcext:value-type="float">
            <text:p>-13,5124766676491</text:p>
          </table:table-cell>
          <table:table-cell table:formula="of:=[$Planilha1.F5]/[$Planilha2.F5]" office:value-type="float" office:value="-24.3777326190036" calcext:value-type="float">
            <text:p>-24,3777326190036</text:p>
          </table:table-cell>
          <table:table-cell table:formula="of:=[$Planilha1.G5]/[$Planilha2.G5]" office:value-type="float" office:value="-31.9637849168338" calcext:value-type="float">
            <text:p>-31,9637849168338</text:p>
          </table:table-cell>
          <table:table-cell table:formula="of:=[$Planilha1.H5]/[$Planilha2.H5]" office:value-type="float" office:value="-34.4141293815704" calcext:value-type="float">
            <text:p>-34,4141293815704</text:p>
          </table:table-cell>
          <table:table-cell table:formula="of:=[$Planilha1.I5]/[$Planilha2.I5]" office:value-type="float" office:value="-32.6730634354528" calcext:value-type="float">
            <text:p>-32,6730634354528</text:p>
          </table:table-cell>
          <table:table-cell table:formula="of:=[$Planilha1.J5]/[$Planilha2.J5]" office:value-type="float" office:value="-27.9978746014878" calcext:value-type="float">
            <text:p>-27,9978746014878</text:p>
          </table:table-cell>
          <table:table-cell table:formula="of:=[$Planilha1.K5]/[$Planilha2.K5]" office:value-type="float" office:value="-21.4491816084659" calcext:value-type="float">
            <text:p>-21,4491816084659</text:p>
          </table:table-cell>
          <table:table-cell table:formula="of:=[$Planilha1.L5]/[$Planilha2.L5]" office:value-type="float" office:value="-14.190234950621" calcext:value-type="float">
            <text:p>-14,190234950621</text:p>
          </table:table-cell>
          <table:table-cell table:formula="of:=[$Planilha1.M5]/[$Planilha2.M5]" office:value-type="float" office:value="-7.56660665287504" calcext:value-type="float">
            <text:p>-7,56660665287504</text:p>
          </table:table-cell>
          <table:table-cell table:formula="of:=[$Planilha1.N5]/[$Planilha2.N5]" office:value-type="float" office:value="-2.70479461916613" calcext:value-type="float">
            <text:p>-2,70479461916613</text:p>
          </table:table-cell>
          <table:table-cell table:formula="of:=[$Planilha1.O5]/[$Planilha2.O5]" office:value-type="float" office:value="-0.00713686885855001" calcext:value-type="float">
            <text:p>-0,00713686885855</text:p>
          </table:table-cell>
        </table:table-row>
        <table:table-row table:style-name="ro1">
          <table:table-cell table:formula="of:=[$Planilha1.A6]/[$Planilha2.A6]" office:value-type="float" office:value="0.327609528180694" calcext:value-type="float">
            <text:p>0,327609528180694</text:p>
          </table:table-cell>
          <table:table-cell table:formula="of:=[$Planilha1.B6]/[$Planilha2.B6]" office:value-type="float" office:value="0.525832439162942" calcext:value-type="float">
            <text:p>0,525832439162942</text:p>
          </table:table-cell>
          <table:table-cell table:formula="of:=[$Planilha1.C6]/[$Planilha2.C6]" office:value-type="float" office:value="0.683019305783545" calcext:value-type="float">
            <text:p>0,683019305783545</text:p>
          </table:table-cell>
          <table:table-cell table:formula="of:=[$Planilha1.D6]/[$Planilha2.D6]" office:value-type="float" office:value="-0.512068295581815" calcext:value-type="float">
            <text:p>-0,512068295581815</text:p>
          </table:table-cell>
          <table:table-cell table:formula="of:=[$Planilha1.E6]/[$Planilha2.E6]" office:value-type="float" office:value="-4.4895345003354" calcext:value-type="float">
            <text:p>-4,4895345003354</text:p>
          </table:table-cell>
          <table:table-cell table:formula="of:=[$Planilha1.F6]/[$Planilha2.F6]" office:value-type="float" office:value="-10.7348567582233" calcext:value-type="float">
            <text:p>-10,7348567582233</text:p>
          </table:table-cell>
          <table:table-cell table:formula="of:=[$Planilha1.G6]/[$Planilha2.G6]" office:value-type="float" office:value="-17.5648581323288" calcext:value-type="float">
            <text:p>-17,5648581323288</text:p>
          </table:table-cell>
          <table:table-cell table:formula="of:=[$Planilha1.H6]/[$Planilha2.H6]" office:value-type="float" office:value="-23.9005021475055" calcext:value-type="float">
            <text:p>-23,9005021475055</text:p>
          </table:table-cell>
          <table:table-cell table:formula="of:=[$Planilha1.I6]/[$Planilha2.I6]" office:value-type="float" office:value="-29.1413860878482" calcext:value-type="float">
            <text:p>-29,1413860878482</text:p>
          </table:table-cell>
          <table:table-cell table:formula="of:=[$Planilha1.J6]/[$Planilha2.J6]" office:value-type="float" office:value="-32.4243970803866" calcext:value-type="float">
            <text:p>-32,4243970803866</text:p>
          </table:table-cell>
          <table:table-cell table:formula="of:=[$Planilha1.K6]/[$Planilha2.K6]" office:value-type="float" office:value="-32.3347274727361" calcext:value-type="float">
            <text:p>-32,3347274727361</text:p>
          </table:table-cell>
          <table:table-cell table:formula="of:=[$Planilha1.L6]/[$Planilha2.L6]" office:value-type="float" office:value="-27.7051960981753" calcext:value-type="float">
            <text:p>-27,7051960981753</text:p>
          </table:table-cell>
          <table:table-cell table:formula="of:=[$Planilha1.M6]/[$Planilha2.M6]" office:value-type="float" office:value="-19.4722269435108" calcext:value-type="float">
            <text:p>-19,4722269435108</text:p>
          </table:table-cell>
          <table:table-cell table:formula="of:=[$Planilha1.N6]/[$Planilha2.N6]" office:value-type="float" office:value="-10.8782171875867" calcext:value-type="float">
            <text:p>-10,8782171875867</text:p>
          </table:table-cell>
          <table:table-cell table:formula="of:=[$Planilha1.O6]/[$Planilha2.O6]" office:value-type="float" office:value="-4.6499126093524" calcext:value-type="float">
            <text:p>-4,6499126093524</text:p>
          </table:table-cell>
        </table:table-row>
        <table:table-row table:style-name="ro1">
          <table:table-cell table:formula="of:=[$Planilha1.A7]/[$Planilha2.A7]" office:value-type="float" office:value="0.327609528180694" calcext:value-type="float">
            <text:p>0,327609528180694</text:p>
          </table:table-cell>
          <table:table-cell table:formula="of:=[$Planilha1.B7]/[$Planilha2.B7]" office:value-type="float" office:value="0.736161729608311" calcext:value-type="float">
            <text:p>0,736161729608311</text:p>
          </table:table-cell>
          <table:table-cell table:formula="of:=[$Planilha1.C7]/[$Planilha2.C7]" office:value-type="float" office:value="1.93880691359286" calcext:value-type="float">
            <text:p>1,93880691359286</text:p>
          </table:table-cell>
          <table:table-cell table:formula="of:=[$Planilha1.D7]/[$Planilha2.D7]" office:value-type="float" office:value="3.40971213521722" calcext:value-type="float">
            <text:p>3,40971213521722</text:p>
          </table:table-cell>
          <table:table-cell table:formula="of:=[$Planilha1.E7]/[$Planilha2.E7]" office:value-type="float" office:value="3.5383671224886" calcext:value-type="float">
            <text:p>3,5383671224886</text:p>
          </table:table-cell>
          <table:table-cell table:formula="of:=[$Planilha1.F7]/[$Planilha2.F7]" office:value-type="float" office:value="1.55427997303121" calcext:value-type="float">
            <text:p>1,55427997303121</text:p>
          </table:table-cell>
          <table:table-cell table:formula="of:=[$Planilha1.G7]/[$Planilha2.G7]" office:value-type="float" office:value="-2.15409464517464" calcext:value-type="float">
            <text:p>-2,15409464517464</text:p>
          </table:table-cell>
          <table:table-cell table:formula="of:=[$Planilha1.H7]/[$Planilha2.H7]" office:value-type="float" office:value="-7.18721442778046" calcext:value-type="float">
            <text:p>-7,18721442778046</text:p>
          </table:table-cell>
          <table:table-cell table:formula="of:=[$Planilha1.I7]/[$Planilha2.I7]" office:value-type="float" office:value="-13.4729512163344" calcext:value-type="float">
            <text:p>-13,4729512163344</text:p>
          </table:table-cell>
          <table:table-cell table:formula="of:=[$Planilha1.J7]/[$Planilha2.J7]" office:value-type="float" office:value="-20.879994129179" calcext:value-type="float">
            <text:p>-20,879994129179</text:p>
          </table:table-cell>
          <table:table-cell table:formula="of:=[$Planilha1.K7]/[$Planilha2.K7]" office:value-type="float" office:value="-28.1871466282103" calcext:value-type="float">
            <text:p>-28,1871466282103</text:p>
          </table:table-cell>
          <table:table-cell table:formula="of:=[$Planilha1.L7]/[$Planilha2.L7]" office:value-type="float" office:value="-31.6303702835133" calcext:value-type="float">
            <text:p>-31,6303702835133</text:p>
          </table:table-cell>
          <table:table-cell table:formula="of:=[$Planilha1.M7]/[$Planilha2.M7]" office:value-type="float" office:value="-27.0421239784039" calcext:value-type="float">
            <text:p>-27,0421239784039</text:p>
          </table:table-cell>
          <table:table-cell table:formula="of:=[$Planilha1.N7]/[$Planilha2.N7]" office:value-type="float" office:value="-17.0685920112791" calcext:value-type="float">
            <text:p>-17,0685920112791</text:p>
          </table:table-cell>
          <table:table-cell table:formula="of:=[$Planilha1.O7]/[$Planilha2.O7]" office:value-type="float" office:value="-8.2805105987597" calcext:value-type="float">
            <text:p>-8,2805105987597</text:p>
          </table:table-cell>
        </table:table-row>
        <table:table-row table:style-name="ro1">
          <table:table-cell table:formula="of:=[$Planilha1.A8]/[$Planilha2.A8]" office:value-type="float" office:value="0.327609528180694" calcext:value-type="float">
            <text:p>0,327609528180694</text:p>
          </table:table-cell>
          <table:table-cell table:formula="of:=[$Planilha1.B8]/[$Planilha2.B8]" office:value-type="float" office:value="0.887629733366586" calcext:value-type="float">
            <text:p>0,887629733366586</text:p>
          </table:table-cell>
          <table:table-cell table:formula="of:=[$Planilha1.C8]/[$Planilha2.C8]" office:value-type="float" office:value="2.82465121579636" calcext:value-type="float">
            <text:p>2,82465121579636</text:p>
          </table:table-cell>
          <table:table-cell table:formula="of:=[$Planilha1.D8]/[$Planilha2.D8]" office:value-type="float" office:value="6.183088922086" calcext:value-type="float">
            <text:p>6,183088922086</text:p>
          </table:table-cell>
          <table:table-cell table:formula="of:=[$Planilha1.E8]/[$Planilha2.E8]" office:value-type="float" office:value="9.18127987295722" calcext:value-type="float">
            <text:p>9,18127987295722</text:p>
          </table:table-cell>
          <table:table-cell table:formula="of:=[$Planilha1.F8]/[$Planilha2.F8]" office:value-type="float" office:value="10.4339820508009" calcext:value-type="float">
            <text:p>10,4339820508009</text:p>
          </table:table-cell>
          <table:table-cell table:formula="of:=[$Planilha1.G8]/[$Planilha2.G8]" office:value-type="float" office:value="9.94693796833117" calcext:value-type="float">
            <text:p>9,94693796833117</text:p>
          </table:table-cell>
          <table:table-cell table:formula="of:=[$Planilha1.H8]/[$Planilha2.H8]" office:value-type="float" office:value="8.02852223740435" calcext:value-type="float">
            <text:p>8,02852223740435</text:p>
          </table:table-cell>
          <table:table-cell table:formula="of:=[$Planilha1.I8]/[$Planilha2.I8]" office:value-type="float" office:value="4.63916295755536" calcext:value-type="float">
            <text:p>4,63916295755536</text:p>
          </table:table-cell>
          <table:table-cell table:formula="of:=[$Planilha1.J8]/[$Planilha2.J8]" office:value-type="float" office:value="-0.702365788828593" calcext:value-type="float">
            <text:p>-0,702365788828593</text:p>
          </table:table-cell>
          <table:table-cell table:formula="of:=[$Planilha1.K8]/[$Planilha2.K8]" office:value-type="float" office:value="-8.59659455488359" calcext:value-type="float">
            <text:p>-8,59659455488359</text:p>
          </table:table-cell>
          <table:table-cell table:formula="of:=[$Planilha1.L8]/[$Planilha2.L8]" office:value-type="float" office:value="-17.8303447336695" calcext:value-type="float">
            <text:p>-17,8303447336695</text:p>
          </table:table-cell>
          <table:table-cell table:formula="of:=[$Planilha1.M8]/[$Planilha2.M8]" office:value-type="float" office:value="-22.0357494860119" calcext:value-type="float">
            <text:p>-22,0357494860119</text:p>
          </table:table-cell>
          <table:table-cell table:formula="of:=[$Planilha1.N8]/[$Planilha2.N8]" office:value-type="float" office:value="-17.0066277574439" calcext:value-type="float">
            <text:p>-17,0066277574439</text:p>
          </table:table-cell>
          <table:table-cell table:formula="of:=[$Planilha1.O8]/[$Planilha2.O8]" office:value-type="float" office:value="-9.29107380360862" calcext:value-type="float">
            <text:p>-9,29107380360862</text:p>
          </table:table-cell>
        </table:table-row>
        <table:table-row table:style-name="ro1">
          <table:table-cell table:formula="of:=[$Planilha1.A9]/[$Planilha2.A9]" office:value-type="float" office:value="0.327609528180694" calcext:value-type="float">
            <text:p>0,327609528180694</text:p>
          </table:table-cell>
          <table:table-cell table:formula="of:=[$Planilha1.B9]/[$Planilha2.B9]" office:value-type="float" office:value="0.955655245383037" calcext:value-type="float">
            <text:p>0,955655245383037</text:p>
          </table:table-cell>
          <table:table-cell table:formula="of:=[$Planilha1.C9]/[$Planilha2.C9]" office:value-type="float" office:value="3.13965271847424" calcext:value-type="float">
            <text:p>3,13965271847424</text:p>
          </table:table-cell>
          <table:table-cell table:formula="of:=[$Planilha1.D9]/[$Planilha2.D9]" office:value-type="float" office:value="7.35524350818076" calcext:value-type="float">
            <text:p>7,35524350818076</text:p>
          </table:table-cell>
          <table:table-cell table:formula="of:=[$Planilha1.E9]/[$Planilha2.E9]" office:value-type="float" office:value="11.9861692015209" calcext:value-type="float">
            <text:p>11,9861692015209</text:p>
          </table:table-cell>
          <table:table-cell table:formula="of:=[$Planilha1.F9]/[$Planilha2.F9]" office:value-type="float" office:value="15.3627317801397" calcext:value-type="float">
            <text:p>15,3627317801397</text:p>
          </table:table-cell>
          <table:table-cell table:formula="of:=[$Planilha1.G9]/[$Planilha2.G9]" office:value-type="float" office:value="17.2336520319913" calcext:value-type="float">
            <text:p>17,2336520319913</text:p>
          </table:table-cell>
          <table:table-cell table:formula="of:=[$Planilha1.H9]/[$Planilha2.H9]" office:value-type="float" office:value="17.9194395440703" calcext:value-type="float">
            <text:p>17,9194395440703</text:p>
          </table:table-cell>
          <table:table-cell table:formula="of:=[$Planilha1.I9]/[$Planilha2.I9]" office:value-type="float" office:value="17.5652848416786" calcext:value-type="float">
            <text:p>17,5652848416786</text:p>
          </table:table-cell>
          <table:table-cell table:formula="of:=[$Planilha1.J9]/[$Planilha2.J9]" office:value-type="float" office:value="15.8773070643903" calcext:value-type="float">
            <text:p>15,8773070643903</text:p>
          </table:table-cell>
          <table:table-cell table:formula="of:=[$Planilha1.K9]/[$Planilha2.K9]" office:value-type="float" office:value="11.9368822659349" calcext:value-type="float">
            <text:p>11,9368822659349</text:p>
          </table:table-cell>
          <table:table-cell table:formula="of:=[$Planilha1.L9]/[$Planilha2.L9]" office:value-type="float" office:value="4.52733772398244" calcext:value-type="float">
            <text:p>4,52733772398244</text:p>
          </table:table-cell>
          <table:table-cell table:formula="of:=[$Planilha1.M9]/[$Planilha2.M9]" office:value-type="float" office:value="-4.66806077729083" calcext:value-type="float">
            <text:p>-4,66806077729083</text:p>
          </table:table-cell>
          <table:table-cell table:formula="of:=[$Planilha1.N9]/[$Planilha2.N9]" office:value-type="float" office:value="-8.83407864237366" calcext:value-type="float">
            <text:p>-8,83407864237366</text:p>
          </table:table-cell>
          <table:table-cell table:formula="of:=[$Planilha1.O9]/[$Planilha2.O9]" office:value-type="float" office:value="-6.88206254171876" calcext:value-type="float">
            <text:p>-6,88206254171876</text:p>
          </table:table-cell>
        </table:table-row>
        <table:table-row table:style-name="ro1">
          <table:table-cell table:formula="of:=[$Planilha1.A10]/[$Planilha2.A10]" office:value-type="float" office:value="0.327609528180694" calcext:value-type="float">
            <text:p>0,327609528180694</text:p>
          </table:table-cell>
          <table:table-cell table:formula="of:=[$Planilha1.B10]/[$Planilha2.B10]" office:value-type="float" office:value="0.935382299474433" calcext:value-type="float">
            <text:p>0,935382299474433</text:p>
          </table:table-cell>
          <table:table-cell table:formula="of:=[$Planilha1.C10]/[$Planilha2.C10]" office:value-type="float" office:value="2.8261880532668" calcext:value-type="float">
            <text:p>2,8261880532668</text:p>
          </table:table-cell>
          <table:table-cell table:formula="of:=[$Planilha1.D10]/[$Planilha2.D10]" office:value-type="float" office:value="6.75100634067308" calcext:value-type="float">
            <text:p>6,75100634067308</text:p>
          </table:table-cell>
          <table:table-cell table:formula="of:=[$Planilha1.E10]/[$Planilha2.E10]" office:value-type="float" office:value="11.6929098979801" calcext:value-type="float">
            <text:p>11,6929098979801</text:p>
          </table:table-cell>
          <table:table-cell table:formula="of:=[$Planilha1.F10]/[$Planilha2.F10]" office:value-type="float" office:value="15.9991390323835" calcext:value-type="float">
            <text:p>15,9991390323835</text:p>
          </table:table-cell>
          <table:table-cell table:formula="of:=[$Planilha1.G10]/[$Planilha2.G10]" office:value-type="float" office:value="19.0617883552114" calcext:value-type="float">
            <text:p>19,0617883552114</text:p>
          </table:table-cell>
          <table:table-cell table:formula="of:=[$Planilha1.H10]/[$Planilha2.H10]" office:value-type="float" office:value="21.0305168569383" calcext:value-type="float">
            <text:p>21,0305168569383</text:p>
          </table:table-cell>
          <table:table-cell table:formula="of:=[$Planilha1.I10]/[$Planilha2.I10]" office:value-type="float" office:value="22.0946165520337" calcext:value-type="float">
            <text:p>22,0946165520337</text:p>
          </table:table-cell>
          <table:table-cell table:formula="of:=[$Planilha1.J10]/[$Planilha2.J10]" office:value-type="float" office:value="22.1448589117617" calcext:value-type="float">
            <text:p>22,1448589117617</text:p>
          </table:table-cell>
          <table:table-cell table:formula="of:=[$Planilha1.K10]/[$Planilha2.K10]" office:value-type="float" office:value="20.5574644329705" calcext:value-type="float">
            <text:p>20,5574644329705</text:p>
          </table:table-cell>
          <table:table-cell table:formula="of:=[$Planilha1.L10]/[$Planilha2.L10]" office:value-type="float" office:value="16.1227498632678" calcext:value-type="float">
            <text:p>16,1227498632678</text:p>
          </table:table-cell>
          <table:table-cell table:formula="of:=[$Planilha1.M10]/[$Planilha2.M10]" office:value-type="float" office:value="8.34748150502832" calcext:value-type="float">
            <text:p>8,34748150502832</text:p>
          </table:table-cell>
          <table:table-cell table:formula="of:=[$Planilha1.N10]/[$Planilha2.N10]" office:value-type="float" office:value="0.625264709623832" calcext:value-type="float">
            <text:p>0,625264709623832</text:p>
          </table:table-cell>
          <table:table-cell table:formula="of:=[$Planilha1.O10]/[$Planilha2.O10]" office:value-type="float" office:value="-2.66316078984953" calcext:value-type="float">
            <text:p>-2,66316078984953</text:p>
          </table:table-cell>
        </table:table-row>
        <table:table-row table:style-name="ro1">
          <table:table-cell table:formula="of:=[$Planilha1.A11]/[$Planilha2.A11]" office:value-type="float" office:value="0.327609528180694" calcext:value-type="float">
            <text:p>0,327609528180694</text:p>
          </table:table-cell>
          <table:table-cell table:formula="of:=[$Planilha1.B11]/[$Planilha2.B11]" office:value-type="float" office:value="0.84312908861891" calcext:value-type="float">
            <text:p>0,84312908861891</text:p>
          </table:table-cell>
          <table:table-cell table:formula="of:=[$Planilha1.C11]/[$Planilha2.C11]" office:value-type="float" office:value="1.97660235969388" calcext:value-type="float">
            <text:p>1,97660235969388</text:p>
          </table:table-cell>
          <table:table-cell table:formula="of:=[$Planilha1.D11]/[$Planilha2.D11]" office:value-type="float" office:value="4.43553269165188" calcext:value-type="float">
            <text:p>4,43553269165188</text:p>
          </table:table-cell>
          <table:table-cell table:formula="of:=[$Planilha1.E11]/[$Planilha2.E11]" office:value-type="float" office:value="8.0767610042212" calcext:value-type="float">
            <text:p>8,0767610042212</text:p>
          </table:table-cell>
          <table:table-cell table:formula="of:=[$Planilha1.F11]/[$Planilha2.F11]" office:value-type="float" office:value="11.8293532221756" calcext:value-type="float">
            <text:p>11,8293532221756</text:p>
          </table:table-cell>
          <table:table-cell table:formula="of:=[$Planilha1.G11]/[$Planilha2.G11]" office:value-type="float" office:value="14.8337817171052" calcext:value-type="float">
            <text:p>14,8337817171052</text:p>
          </table:table-cell>
          <table:table-cell table:formula="of:=[$Planilha1.H11]/[$Planilha2.H11]" office:value-type="float" office:value="16.8867772506221" calcext:value-type="float">
            <text:p>16,8867772506221</text:p>
          </table:table-cell>
          <table:table-cell table:formula="of:=[$Planilha1.I11]/[$Planilha2.I11]" office:value-type="float" office:value="18.0553740702208" calcext:value-type="float">
            <text:p>18,0553740702208</text:p>
          </table:table-cell>
          <table:table-cell table:formula="of:=[$Planilha1.J11]/[$Planilha2.J11]" office:value-type="float" office:value="18.3253525243948" calcext:value-type="float">
            <text:p>18,3253525243948</text:p>
          </table:table-cell>
          <table:table-cell table:formula="of:=[$Planilha1.K11]/[$Planilha2.K11]" office:value-type="float" office:value="17.443502380915" calcext:value-type="float">
            <text:p>17,443502380915</text:p>
          </table:table-cell>
          <table:table-cell table:formula="of:=[$Planilha1.L11]/[$Planilha2.L11]" office:value-type="float" office:value="14.908275334448" calcext:value-type="float">
            <text:p>14,908275334448</text:p>
          </table:table-cell>
          <table:table-cell table:formula="of:=[$Planilha1.M11]/[$Planilha2.M11]" office:value-type="float" office:value="10.3892175260536" calcext:value-type="float">
            <text:p>10,3892175260536</text:p>
          </table:table-cell>
          <table:table-cell table:formula="of:=[$Planilha1.N11]/[$Planilha2.N11]" office:value-type="float" office:value="4.85489038351373" calcext:value-type="float">
            <text:p>4,85489038351373</text:p>
          </table:table-cell>
          <table:table-cell table:formula="of:=[$Planilha1.O11]/[$Planilha2.O11]" office:value-type="float" office:value="0.690361561792884" calcext:value-type="float">
            <text:p>0,690361561792884</text:p>
          </table:table-cell>
        </table:table-row>
        <table:table-row table:style-name="ro1">
          <table:table-cell table:formula="of:=[$Planilha1.A12]/[$Planilha2.A12]" office:value-type="float" office:value="0.327609528180694" calcext:value-type="float">
            <text:p>0,327609528180694</text:p>
          </table:table-cell>
          <table:table-cell table:formula="of:=[$Planilha1.B12]/[$Planilha2.B12]" office:value-type="float" office:value="0.712035931407281" calcext:value-type="float">
            <text:p>0,712035931407281</text:p>
          </table:table-cell>
          <table:table-cell table:formula="of:=[$Planilha1.C12]/[$Planilha2.C12]" office:value-type="float" office:value="0.826446001901506" calcext:value-type="float">
            <text:p>0,826446001901506</text:p>
          </table:table-cell>
          <table:table-cell table:formula="of:=[$Planilha1.D12]/[$Planilha2.D12]" office:value-type="float" office:value="0.833983556518048" calcext:value-type="float">
            <text:p>0,833983556518048</text:p>
          </table:table-cell>
          <table:table-cell table:formula="of:=[$Planilha1.E12]/[$Planilha2.E12]" office:value-type="float" office:value="1.17394933478157" calcext:value-type="float">
            <text:p>1,17394933478157</text:p>
          </table:table-cell>
          <table:table-cell table:formula="of:=[$Planilha1.F12]/[$Planilha2.F12]" office:value-type="float" office:value="2.17979278320739" calcext:value-type="float">
            <text:p>2,17979278320739</text:p>
          </table:table-cell>
          <table:table-cell table:formula="of:=[$Planilha1.G12]/[$Planilha2.G12]" office:value-type="float" office:value="3.69277259041056" calcext:value-type="float">
            <text:p>3,69277259041056</text:p>
          </table:table-cell>
          <table:table-cell table:formula="of:=[$Planilha1.H12]/[$Planilha2.H12]" office:value-type="float" office:value="5.29242723495705" calcext:value-type="float">
            <text:p>5,29242723495705</text:p>
          </table:table-cell>
          <table:table-cell table:formula="of:=[$Planilha1.I12]/[$Planilha2.I12]" office:value-type="float" office:value="6.66931930228703" calcext:value-type="float">
            <text:p>6,66931930228703</text:p>
          </table:table-cell>
          <table:table-cell table:formula="of:=[$Planilha1.J12]/[$Planilha2.J12]" office:value-type="float" office:value="7.66206542412848" calcext:value-type="float">
            <text:p>7,66206542412848</text:p>
          </table:table-cell>
          <table:table-cell table:formula="of:=[$Planilha1.K12]/[$Planilha2.K12]" office:value-type="float" office:value="8.14139245918519" calcext:value-type="float">
            <text:p>8,14139245918519</text:p>
          </table:table-cell>
          <table:table-cell table:formula="of:=[$Planilha1.L12]/[$Planilha2.L12]" office:value-type="float" office:value="7.92405247228112" calcext:value-type="float">
            <text:p>7,92405247228112</text:p>
          </table:table-cell>
          <table:table-cell table:formula="of:=[$Planilha1.M12]/[$Planilha2.M12]" office:value-type="float" office:value="6.78674304596889" calcext:value-type="float">
            <text:p>6,78674304596889</text:p>
          </table:table-cell>
          <table:table-cell table:formula="of:=[$Planilha1.N12]/[$Planilha2.N12]" office:value-type="float" office:value="4.69007586099639" calcext:value-type="float">
            <text:p>4,69007586099639</text:p>
          </table:table-cell>
          <table:table-cell table:formula="of:=[$Planilha1.O12]/[$Planilha2.O12]" office:value-type="float" office:value="2.18187630923494" calcext:value-type="float">
            <text:p>2,18187630923494</text:p>
          </table:table-cell>
        </table:table-row>
        <table:table-row table:style-name="ro1">
          <table:table-cell table:formula="of:=[$Planilha1.A13]/[$Planilha2.A13]" office:value-type="float" office:value="0.327609528180694" calcext:value-type="float">
            <text:p>0,327609528180694</text:p>
          </table:table-cell>
          <table:table-cell table:formula="of:=[$Planilha1.B13]/[$Planilha2.B13]" office:value-type="float" office:value="0.582824859303383" calcext:value-type="float">
            <text:p>0,582824859303383</text:p>
          </table:table-cell>
          <table:table-cell table:formula="of:=[$Planilha1.C13]/[$Planilha2.C13]" office:value-type="float" office:value="-0.285973767976405" calcext:value-type="float">
            <text:p>-0,285973767976405</text:p>
          </table:table-cell>
          <table:table-cell table:formula="of:=[$Planilha1.D13]/[$Planilha2.D13]" office:value-type="float" office:value="-3.09341394491542" calcext:value-type="float">
            <text:p>-3,09341394491542</text:p>
          </table:table-cell>
          <table:table-cell table:formula="of:=[$Planilha1.E13]/[$Planilha2.E13]" office:value-type="float" office:value="-7.95204251119349" calcext:value-type="float">
            <text:p>-7,95204251119349</text:p>
          </table:table-cell>
          <table:table-cell table:formula="of:=[$Planilha1.F13]/[$Planilha2.F13]" office:value-type="float" office:value="-12.9761489802166" calcext:value-type="float">
            <text:p>-12,9761489802166</text:p>
          </table:table-cell>
          <table:table-cell table:formula="of:=[$Planilha1.G13]/[$Planilha2.G13]" office:value-type="float" office:value="-15.0482606652911" calcext:value-type="float">
            <text:p>-15,0482606652911</text:p>
          </table:table-cell>
          <table:table-cell table:formula="of:=[$Planilha1.H13]/[$Planilha2.H13]" office:value-type="float" office:value="-13.427774819376" calcext:value-type="float">
            <text:p>-13,427774819376</text:p>
          </table:table-cell>
          <table:table-cell table:formula="of:=[$Planilha1.I13]/[$Planilha2.I13]" office:value-type="float" office:value="-9.85203752887743" calcext:value-type="float">
            <text:p>-9,85203752887743</text:p>
          </table:table-cell>
          <table:table-cell table:formula="of:=[$Planilha1.J13]/[$Planilha2.J13]" office:value-type="float" office:value="-5.94156725455532" calcext:value-type="float">
            <text:p>-5,94156725455532</text:p>
          </table:table-cell>
          <table:table-cell table:formula="of:=[$Planilha1.K13]/[$Planilha2.K13]" office:value-type="float" office:value="-2.44542069770865" calcext:value-type="float">
            <text:p>-2,44542069770865</text:p>
          </table:table-cell>
          <table:table-cell table:formula="of:=[$Planilha1.L13]/[$Planilha2.L13]" office:value-type="float" office:value="0.348307230928678" calcext:value-type="float">
            <text:p>0,348307230928678</text:p>
          </table:table-cell>
          <table:table-cell table:formula="of:=[$Planilha1.M13]/[$Planilha2.M13]" office:value-type="float" office:value="2.2375094421064" calcext:value-type="float">
            <text:p>2,2375094421064</text:p>
          </table:table-cell>
          <table:table-cell table:formula="of:=[$Planilha1.N13]/[$Planilha2.N13]" office:value-type="float" office:value="2.96865249828024" calcext:value-type="float">
            <text:p>2,96865249828024</text:p>
          </table:table-cell>
          <table:table-cell table:formula="of:=[$Planilha1.O13]/[$Planilha2.O13]" office:value-type="float" office:value="2.407256660017" calcext:value-type="float">
            <text:p>2,407256660017</text:p>
          </table:table-cell>
        </table:table-row>
        <table:table-row table:style-name="ro1">
          <table:table-cell table:formula="of:=[$Planilha1.A14]/[$Planilha2.A14]" office:value-type="float" office:value="0.327609528180694" calcext:value-type="float">
            <text:p>0,327609528180694</text:p>
          </table:table-cell>
          <table:table-cell table:formula="of:=[$Planilha1.B14]/[$Planilha2.B14]" office:value-type="float" office:value="0.492166190031241" calcext:value-type="float">
            <text:p>0,492166190031241</text:p>
          </table:table-cell>
          <table:table-cell table:formula="of:=[$Planilha1.C14]/[$Planilha2.C14]" office:value-type="float" office:value="-1.01597218274965" calcext:value-type="float">
            <text:p>-1,01597218274965</text:p>
          </table:table-cell>
          <table:table-cell table:formula="of:=[$Planilha1.D14]/[$Planilha2.D14]" office:value-type="float" office:value="-5.91547363381055" calcext:value-type="float">
            <text:p>-5,91547363381055</text:p>
          </table:table-cell>
          <table:table-cell table:formula="of:=[$Planilha1.E14]/[$Planilha2.E14]" office:value-type="float" office:value="-16.0193717919405" calcext:value-type="float">
            <text:p>-16,0193717919405</text:p>
          </table:table-cell>
          <table:table-cell table:formula="of:=[$Planilha1.F14]/[$Planilha2.F14]" office:value-type="float" office:value="-29.9477689562022" calcext:value-type="float">
            <text:p>-29,9477689562022</text:p>
          </table:table-cell>
          <table:table-cell table:formula="of:=[$Planilha1.G14]/[$Planilha2.G14]" office:value-type="float" office:value="-38.7372124609872" calcext:value-type="float">
            <text:p>-38,7372124609872</text:p>
          </table:table-cell>
          <table:table-cell table:formula="of:=[$Planilha1.H14]/[$Planilha2.H14]" office:value-type="float" office:value="-36.0161581813426" calcext:value-type="float">
            <text:p>-36,0161581813426</text:p>
          </table:table-cell>
          <table:table-cell table:formula="of:=[$Planilha1.I14]/[$Planilha2.I14]" office:value-type="float" office:value="-27.1453976449612" calcext:value-type="float">
            <text:p>-27,1453976449612</text:p>
          </table:table-cell>
          <table:table-cell table:formula="of:=[$Planilha1.J14]/[$Planilha2.J14]" office:value-type="float" office:value="-18.069638325473" calcext:value-type="float">
            <text:p>-18,069638325473</text:p>
          </table:table-cell>
          <table:table-cell table:formula="of:=[$Planilha1.K14]/[$Planilha2.K14]" office:value-type="float" office:value="-10.6669257493576" calcext:value-type="float">
            <text:p>-10,6669257493576</text:p>
          </table:table-cell>
          <table:table-cell table:formula="of:=[$Planilha1.L14]/[$Planilha2.L14]" office:value-type="float" office:value="-5.02460563295279" calcext:value-type="float">
            <text:p>-5,02460563295279</text:p>
          </table:table-cell>
          <table:table-cell table:formula="of:=[$Planilha1.M14]/[$Planilha2.M14]" office:value-type="float" office:value="-0.960357205514764" calcext:value-type="float">
            <text:p>-0,960357205514764</text:p>
          </table:table-cell>
          <table:table-cell table:formula="of:=[$Planilha1.N14]/[$Planilha2.N14]" office:value-type="float" office:value="1.52055411399687" calcext:value-type="float">
            <text:p>1,52055411399687</text:p>
          </table:table-cell>
          <table:table-cell table:formula="of:=[$Planilha1.O14]/[$Planilha2.O14]" office:value-type="float" office:value="2.2427588264916" calcext:value-type="float">
            <text:p>2,2427588264916</text:p>
          </table:table-cell>
        </table:table-row>
        <table:table-row table:style-name="ro1">
          <table:table-cell table:formula="of:=[$Planilha1.A15]/[$Planilha2.A15]" office:value-type="float" office:value="0.327609528180694" calcext:value-type="float">
            <text:p>0,327609528180694</text:p>
          </table:table-cell>
          <table:table-cell table:formula="of:=[$Planilha1.B15]/[$Planilha2.B15]" office:value-type="float" office:value="0.462150779424843" calcext:value-type="float">
            <text:p>0,462150779424843</text:p>
          </table:table-cell>
          <table:table-cell table:formula="of:=[$Planilha1.C15]/[$Planilha2.C15]" office:value-type="float" office:value="-1.14632466328381" calcext:value-type="float">
            <text:p>-1,14632466328381</text:p>
          </table:table-cell>
          <table:table-cell table:formula="of:=[$Planilha1.D15]/[$Planilha2.D15]" office:value-type="float" office:value="-6.39321101968346" calcext:value-type="float">
            <text:p>-6,39321101968346</text:p>
          </table:table-cell>
          <table:table-cell table:formula="of:=[$Planilha1.E15]/[$Planilha2.E15]" office:value-type="float" office:value="-18.0969467795657" calcext:value-type="float">
            <text:p>-18,0969467795657</text:p>
          </table:table-cell>
          <table:table-cell table:formula="of:=[$Planilha1.F15]/[$Planilha2.F15]" office:value-type="float" office:value="-37.2917727136962" calcext:value-type="float">
            <text:p>-37,2917727136962</text:p>
          </table:table-cell>
          <table:table-cell table:formula="of:=[$Planilha1.G15]/[$Planilha2.G15]" office:value-type="float" office:value="-53.1107205623901" calcext:value-type="float">
            <text:p>-53,1107205623901</text:p>
          </table:table-cell>
          <table:table-cell table:formula="of:=[$Planilha1.H15]/[$Planilha2.H15]" office:value-type="float" office:value="-50.3789901507061" calcext:value-type="float">
            <text:p>-50,3789901507061</text:p>
          </table:table-cell>
          <table:table-cell table:formula="of:=[$Planilha1.I15]/[$Planilha2.I15]" office:value-type="float" office:value="-36.611326910051" calcext:value-type="float">
            <text:p>-36,611326910051</text:p>
          </table:table-cell>
          <table:table-cell table:formula="of:=[$Planilha1.J15]/[$Planilha2.J15]" office:value-type="float" office:value="-23.3836945462595" calcext:value-type="float">
            <text:p>-23,3836945462595</text:p>
          </table:table-cell>
          <table:table-cell table:formula="of:=[$Planilha1.K15]/[$Planilha2.K15]" office:value-type="float" office:value="-13.5207561703399" calcext:value-type="float">
            <text:p>-13,5207561703399</text:p>
          </table:table-cell>
          <table:table-cell table:formula="of:=[$Planilha1.L15]/[$Planilha2.L15]" office:value-type="float" office:value="-6.53536488439918" calcext:value-type="float">
            <text:p>-6,53536488439918</text:p>
          </table:table-cell>
          <table:table-cell table:formula="of:=[$Planilha1.M15]/[$Planilha2.M15]" office:value-type="float" office:value="-1.72345184773902" calcext:value-type="float">
            <text:p>-1,72345184773902</text:p>
          </table:table-cell>
          <table:table-cell table:formula="of:=[$Planilha1.N15]/[$Planilha2.N15]" office:value-type="float" office:value="1.22040006340658" calcext:value-type="float">
            <text:p>1,22040006340658</text:p>
          </table:table-cell>
          <table:table-cell table:formula="of:=[$Planilha1.O15]/[$Planilha2.O15]" office:value-type="float" office:value="2.24996673003802" calcext:value-type="float">
            <text:p>2,24996673003802</text:p>
          </table:table-cell>
        </table:table-row>
        <table:table-row table:style-name="ro1">
          <table:table-cell table:formula="of:=[$Planilha1.A16]/[$Planilha2.A16]" office:value-type="float" office:value="0.327609528180694" calcext:value-type="float">
            <text:p>0,327609528180694</text:p>
          </table:table-cell>
          <table:table-cell table:formula="of:=[$Planilha1.B16]/[$Planilha2.B16]" office:value-type="float" office:value="0.494473377870545" calcext:value-type="float">
            <text:p>0,494473377870545</text:p>
          </table:table-cell>
          <table:table-cell table:formula="of:=[$Planilha1.C16]/[$Planilha2.C16]" office:value-type="float" office:value="-0.683391224279554" calcext:value-type="float">
            <text:p>-0,683391224279554</text:p>
          </table:table-cell>
          <table:table-cell table:formula="of:=[$Planilha1.D16]/[$Planilha2.D16]" office:value-type="float" office:value="-4.42070879786533" calcext:value-type="float">
            <text:p>-4,42070879786533</text:p>
          </table:table-cell>
          <table:table-cell table:formula="of:=[$Planilha1.E16]/[$Planilha2.E16]" office:value-type="float" office:value="-12.4815240031117" calcext:value-type="float">
            <text:p>-12,4815240031117</text:p>
          </table:table-cell>
          <table:table-cell table:formula="of:=[$Planilha1.F16]/[$Planilha2.F16]" office:value-type="float" office:value="-25.8506281531309" calcext:value-type="float">
            <text:p>-25,8506281531309</text:p>
          </table:table-cell>
          <table:table-cell table:formula="of:=[$Planilha1.G16]/[$Planilha2.G16]" office:value-type="float" office:value="-38.4827875322776" calcext:value-type="float">
            <text:p>-38,4827875322776</text:p>
          </table:table-cell>
          <table:table-cell table:formula="of:=[$Planilha1.H16]/[$Planilha2.H16]" office:value-type="float" office:value="-38.2909108386637" calcext:value-type="float">
            <text:p>-38,2909108386637</text:p>
          </table:table-cell>
          <table:table-cell table:formula="of:=[$Planilha1.I16]/[$Planilha2.I16]" office:value-type="float" office:value="-27.8201245501409" calcext:value-type="float">
            <text:p>-27,8201245501409</text:p>
          </table:table-cell>
          <table:table-cell table:formula="of:=[$Planilha1.J16]/[$Planilha2.J16]" office:value-type="float" office:value="-16.8940970636725" calcext:value-type="float">
            <text:p>-16,8940970636725</text:p>
          </table:table-cell>
          <table:table-cell table:formula="of:=[$Planilha1.K16]/[$Planilha2.K16]" office:value-type="float" office:value="-8.75798529028135" calcext:value-type="float">
            <text:p>-8,75798529028135</text:p>
          </table:table-cell>
          <table:table-cell table:formula="of:=[$Planilha1.L16]/[$Planilha2.L16]" office:value-type="float" office:value="-3.18898344644332" calcext:value-type="float">
            <text:p>-3,18898344644332</text:p>
          </table:table-cell>
          <table:table-cell table:formula="of:=[$Planilha1.M16]/[$Planilha2.M16]" office:value-type="float" office:value="0.417235957652191" calcext:value-type="float">
            <text:p>0,417235957652191</text:p>
          </table:table-cell>
          <table:table-cell table:formula="of:=[$Planilha1.N16]/[$Planilha2.N16]" office:value-type="float" office:value="2.33946726423738" calcext:value-type="float">
            <text:p>2,33946726423738</text:p>
          </table:table-cell>
          <table:table-cell table:formula="of:=[$Planilha1.O16]/[$Planilha2.O16]" office:value-type="float" office:value="2.57863366737419" calcext:value-type="float">
            <text:p>2,57863366737419</text:p>
          </table:table-cell>
        </table:table-row>
        <table:table-row table:style-name="ro1">
          <table:table-cell table:formula="of:=[$Planilha1.A17]/[$Planilha2.A17]" office:value-type="float" office:value="0.327609528180694" calcext:value-type="float">
            <text:p>0,327609528180694</text:p>
          </table:table-cell>
          <table:table-cell table:formula="of:=[$Planilha1.B17]/[$Planilha2.B17]" office:value-type="float" office:value="0.571281506399376" calcext:value-type="float">
            <text:p>0,571281506399376</text:p>
          </table:table-cell>
          <table:table-cell table:formula="of:=[$Planilha1.C17]/[$Planilha2.C17]" office:value-type="float" office:value="0.157532847000332" calcext:value-type="float">
            <text:p>0,157532847000332</text:p>
          </table:table-cell>
          <table:table-cell table:formula="of:=[$Planilha1.D17]/[$Planilha2.D17]" office:value-type="float" office:value="-1.1261047810493" calcext:value-type="float">
            <text:p>-1,1261047810493</text:p>
          </table:table-cell>
          <table:table-cell table:formula="of:=[$Planilha1.E17]/[$Planilha2.E17]" office:value-type="float" office:value="-3.3708593530543" calcext:value-type="float">
            <text:p>-3,3708593530543</text:p>
          </table:table-cell>
          <table:table-cell table:formula="of:=[$Planilha1.F17]/[$Planilha2.F17]" office:value-type="float" office:value="-6.14225060596209" calcext:value-type="float">
            <text:p>-6,14225060596209</text:p>
          </table:table-cell>
          <table:table-cell table:formula="of:=[$Planilha1.G17]/[$Planilha2.G17]" office:value-type="float" office:value="-7.73335119730882" calcext:value-type="float">
            <text:p>-7,73335119730882</text:p>
          </table:table-cell>
          <table:table-cell table:formula="of:=[$Planilha1.H17]/[$Planilha2.H17]" office:value-type="float" office:value="-6.20087196597414" calcext:value-type="float">
            <text:p>-6,20087196597414</text:p>
          </table:table-cell>
          <table:table-cell table:formula="of:=[$Planilha1.I17]/[$Planilha2.I17]" office:value-type="float" office:value="-2.44453590891789" calcext:value-type="float">
            <text:p>-2,44453590891789</text:p>
          </table:table-cell>
          <table:table-cell table:formula="of:=[$Planilha1.J17]/[$Planilha2.J17]" office:value-type="float" office:value="1.17244750332855" calcext:value-type="float">
            <text:p>1,17244750332855</text:p>
          </table:table-cell>
          <table:table-cell table:formula="of:=[$Planilha1.K17]/[$Planilha2.K17]" office:value-type="float" office:value="3.64611833901018" calcext:value-type="float">
            <text:p>3,64611833901018</text:p>
          </table:table-cell>
          <table:table-cell table:formula="of:=[$Planilha1.L17]/[$Planilha2.L17]" office:value-type="float" office:value="4.9687774373309" calcext:value-type="float">
            <text:p>4,9687774373309</text:p>
          </table:table-cell>
          <table:table-cell table:formula="of:=[$Planilha1.M17]/[$Planilha2.M17]" office:value-type="float" office:value="5.27086820772283" calcext:value-type="float">
            <text:p>5,27086820772283</text:p>
          </table:table-cell>
          <table:table-cell table:formula="of:=[$Planilha1.N17]/[$Planilha2.N17]" office:value-type="float" office:value="4.56650317940854" calcext:value-type="float">
            <text:p>4,56650317940854</text:p>
          </table:table-cell>
          <table:table-cell table:formula="of:=[$Planilha1.O17]/[$Planilha2.O17]" office:value-type="float" office:value="2.91187577662396" calcext:value-type="float">
            <text:p>2,91187577662396</text:p>
          </table:table-cell>
        </table:table-row>
        <table:table-row table:style-name="ro1">
          <table:table-cell table:formula="of:=[$Planilha1.A18]/[$Planilha2.A18]" office:value-type="float" office:value="0.327609528180694" calcext:value-type="float">
            <text:p>0,327609528180694</text:p>
          </table:table-cell>
          <table:table-cell table:formula="of:=[$Planilha1.B18]/[$Planilha2.B18]" office:value-type="float" office:value="0.661984208065661" calcext:value-type="float">
            <text:p>0,661984208065661</text:p>
          </table:table-cell>
          <table:table-cell table:formula="of:=[$Planilha1.C18]/[$Planilha2.C18]" office:value-type="float" office:value="1.06639047040193" calcext:value-type="float">
            <text:p>1,06639047040193</text:p>
          </table:table-cell>
          <table:table-cell table:formula="of:=[$Planilha1.D18]/[$Planilha2.D18]" office:value-type="float" office:value="2.05126258674865" calcext:value-type="float">
            <text:p>2,05126258674865</text:p>
          </table:table-cell>
          <table:table-cell table:formula="of:=[$Planilha1.E18]/[$Planilha2.E18]" office:value-type="float" office:value="4.25891361788154" calcext:value-type="float">
            <text:p>4,25891361788154</text:p>
          </table:table-cell>
          <table:table-cell table:formula="of:=[$Planilha1.F18]/[$Planilha2.F18]" office:value-type="float" office:value="8.20510816004358" calcext:value-type="float">
            <text:p>8,20510816004358</text:p>
          </table:table-cell>
          <table:table-cell table:formula="of:=[$Planilha1.G18]/[$Planilha2.G18]" office:value-type="float" office:value="13.5739819835626" calcext:value-type="float">
            <text:p>13,5739819835626</text:p>
          </table:table-cell>
          <table:table-cell table:formula="of:=[$Planilha1.H18]/[$Planilha2.H18]" office:value-type="float" office:value="18.6611942034247" calcext:value-type="float">
            <text:p>18,6611942034247</text:p>
          </table:table-cell>
          <table:table-cell table:formula="of:=[$Planilha1.I18]/[$Planilha2.I18]" office:value-type="float" office:value="21.450751885997" calcext:value-type="float">
            <text:p>21,450751885997</text:p>
          </table:table-cell>
          <table:table-cell table:formula="of:=[$Planilha1.J18]/[$Planilha2.J18]" office:value-type="float" office:value="21.365510648812" calcext:value-type="float">
            <text:p>21,365510648812</text:p>
          </table:table-cell>
          <table:table-cell table:formula="of:=[$Planilha1.K18]/[$Planilha2.K18]" office:value-type="float" office:value="19.1272859340284" calcext:value-type="float">
            <text:p>19,1272859340284</text:p>
          </table:table-cell>
          <table:table-cell table:formula="of:=[$Planilha1.L18]/[$Planilha2.L18]" office:value-type="float" office:value="15.5964076073545" calcext:value-type="float">
            <text:p>15,5964076073545</text:p>
          </table:table-cell>
          <table:table-cell table:formula="of:=[$Planilha1.M18]/[$Planilha2.M18]" office:value-type="float" office:value="11.2864390303178" calcext:value-type="float">
            <text:p>11,2864390303178</text:p>
          </table:table-cell>
          <table:table-cell table:formula="of:=[$Planilha1.N18]/[$Planilha2.N18]" office:value-type="float" office:value="6.58263103308538" calcext:value-type="float">
            <text:p>6,58263103308538</text:p>
          </table:table-cell>
          <table:table-cell table:formula="of:=[$Planilha1.O18]/[$Planilha2.O18]" office:value-type="float" office:value="2.28490868505724" calcext:value-type="float">
            <text:p>2,28490868505724</text:p>
          </table:table-cell>
        </table:table-row>
        <table:table-row table:style-name="ro1">
          <table:table-cell table:formula="of:=[$Planilha1.A19]/[$Planilha2.A19]" office:value-type="float" office:value="0.327609528180694" calcext:value-type="float">
            <text:p>0,327609528180694</text:p>
          </table:table-cell>
          <table:table-cell table:formula="of:=[$Planilha1.B19]/[$Planilha2.B19]" office:value-type="float" office:value="0.733077676553627" calcext:value-type="float">
            <text:p>0,733077676553627</text:p>
          </table:table-cell>
          <table:table-cell table:formula="of:=[$Planilha1.C19]/[$Planilha2.C19]" office:value-type="float" office:value="1.7672445467491" calcext:value-type="float">
            <text:p>1,7672445467491</text:p>
          </table:table-cell>
          <table:table-cell table:formula="of:=[$Planilha1.D19]/[$Planilha2.D19]" office:value-type="float" office:value="4.17675062350442" calcext:value-type="float">
            <text:p>4,17675062350442</text:p>
          </table:table-cell>
          <table:table-cell table:formula="of:=[$Planilha1.E19]/[$Planilha2.E19]" office:value-type="float" office:value="8.45336253033669" calcext:value-type="float">
            <text:p>8,45336253033669</text:p>
          </table:table-cell>
          <table:table-cell table:formula="of:=[$Planilha1.F19]/[$Planilha2.F19]" office:value-type="float" office:value="14.5049468292984" calcext:value-type="float">
            <text:p>14,5049468292984</text:p>
          </table:table-cell>
          <table:table-cell table:formula="of:=[$Planilha1.G19]/[$Planilha2.G19]" office:value-type="float" office:value="21.3776411117555" calcext:value-type="float">
            <text:p>21,3776411117555</text:p>
          </table:table-cell>
          <table:table-cell table:formula="of:=[$Planilha1.H19]/[$Planilha2.H19]" office:value-type="float" office:value="27.4311943399508" calcext:value-type="float">
            <text:p>27,4311943399508</text:p>
          </table:table-cell>
          <table:table-cell table:formula="of:=[$Planilha1.I19]/[$Planilha2.I19]" office:value-type="float" office:value="31.0666552746891" calcext:value-type="float">
            <text:p>31,0666552746891</text:p>
          </table:table-cell>
          <table:table-cell table:formula="of:=[$Planilha1.J19]/[$Planilha2.J19]" office:value-type="float" office:value="31.4083421891605" calcext:value-type="float">
            <text:p>31,4083421891605</text:p>
          </table:table-cell>
          <table:table-cell table:formula="of:=[$Planilha1.K19]/[$Planilha2.K19]" office:value-type="float" office:value="28.3678987659111" calcext:value-type="float">
            <text:p>28,3678987659111</text:p>
          </table:table-cell>
          <table:table-cell table:formula="of:=[$Planilha1.L19]/[$Planilha2.L19]" office:value-type="float" office:value="22.2988202362306" calcext:value-type="float">
            <text:p>22,2988202362306</text:p>
          </table:table-cell>
          <table:table-cell table:formula="of:=[$Planilha1.M19]/[$Planilha2.M19]" office:value-type="float" office:value="13.9265402941189" calcext:value-type="float">
            <text:p>13,9265402941189</text:p>
          </table:table-cell>
          <table:table-cell table:formula="of:=[$Planilha1.N19]/[$Planilha2.N19]" office:value-type="float" office:value="5.03943497847063" calcext:value-type="float">
            <text:p>5,03943497847063</text:p>
          </table:table-cell>
          <table:table-cell table:formula="of:=[$Planilha1.O19]/[$Planilha2.O19]" office:value-type="float" office:value="-1.08311720208272" calcext:value-type="float">
            <text:p>-1,08311720208272</text:p>
          </table:table-cell>
        </table:table-row>
        <table:table-row table:style-name="ro1">
          <table:table-cell table:formula="of:=[$Planilha1.A20]/[$Planilha2.A20]" office:value-type="float" office:value="0.327609528180694" calcext:value-type="float">
            <text:p>0,327609528180694</text:p>
          </table:table-cell>
          <table:table-cell table:formula="of:=[$Planilha1.B20]/[$Planilha2.B20]" office:value-type="float" office:value="0.757482186780254" calcext:value-type="float">
            <text:p>0,757482186780254</text:p>
          </table:table-cell>
          <table:table-cell table:formula="of:=[$Planilha1.C20]/[$Planilha2.C20]" office:value-type="float" office:value="2.09267916237131" calcext:value-type="float">
            <text:p>2,09267916237131</text:p>
          </table:table-cell>
          <table:table-cell table:formula="of:=[$Planilha1.D20]/[$Planilha2.D20]" office:value-type="float" office:value="4.9442388748881" calcext:value-type="float">
            <text:p>4,9442388748881</text:p>
          </table:table-cell>
          <table:table-cell table:formula="of:=[$Planilha1.E20]/[$Planilha2.E20]" office:value-type="float" office:value="9.37096414250851" calcext:value-type="float">
            <text:p>9,37096414250851</text:p>
          </table:table-cell>
          <table:table-cell table:formula="of:=[$Planilha1.F20]/[$Planilha2.F20]" office:value-type="float" office:value="14.8088571180756" calcext:value-type="float">
            <text:p>14,8088571180756</text:p>
          </table:table-cell>
          <table:table-cell table:formula="of:=[$Planilha1.G20]/[$Planilha2.G20]" office:value-type="float" office:value="20.2438047699314" calcext:value-type="float">
            <text:p>20,2438047699314</text:p>
          </table:table-cell>
          <table:table-cell table:formula="of:=[$Planilha1.H20]/[$Planilha2.H20]" office:value-type="float" office:value="24.5700572199248" calcext:value-type="float">
            <text:p>24,5700572199248</text:p>
          </table:table-cell>
          <table:table-cell table:formula="of:=[$Planilha1.I20]/[$Planilha2.I20]" office:value-type="float" office:value="26.8846723305249" calcext:value-type="float">
            <text:p>26,8846723305249</text:p>
          </table:table-cell>
          <table:table-cell table:formula="of:=[$Planilha1.J20]/[$Planilha2.J20]" office:value-type="float" office:value="26.5342597177519" calcext:value-type="float">
            <text:p>26,5342597177519</text:p>
          </table:table-cell>
          <table:table-cell table:formula="of:=[$Planilha1.K20]/[$Planilha2.K20]" office:value-type="float" office:value="22.9558955722827" calcext:value-type="float">
            <text:p>22,9558955722827</text:p>
          </table:table-cell>
          <table:table-cell table:formula="of:=[$Planilha1.L20]/[$Planilha2.L20]" office:value-type="float" office:value="15.5933220533936" calcext:value-type="float">
            <text:p>15,5933220533936</text:p>
          </table:table-cell>
          <table:table-cell table:formula="of:=[$Planilha1.M20]/[$Planilha2.M20]" office:value-type="float" office:value="4.74379178995897" calcext:value-type="float">
            <text:p>4,74379178995897</text:p>
          </table:table-cell>
          <table:table-cell table:formula="of:=[$Planilha1.N20]/[$Planilha2.N20]" office:value-type="float" office:value="-5.61796073023463" calcext:value-type="float">
            <text:p>-5,61796073023463</text:p>
          </table:table-cell>
          <table:table-cell table:formula="of:=[$Planilha1.O20]/[$Planilha2.O20]" office:value-type="float" office:value="-8.73978598618706" calcext:value-type="float">
            <text:p>-8,73978598618706</text:p>
          </table:table-cell>
        </table:table-row>
        <table:table-row table:style-name="ro1">
          <table:table-cell table:formula="of:=[$Planilha1.A21]/[$Planilha2.A21]" office:value-type="float" office:value="0.327609528180694" calcext:value-type="float">
            <text:p>0,327609528180694</text:p>
          </table:table-cell>
          <table:table-cell table:formula="of:=[$Planilha1.B21]/[$Planilha2.B21]" office:value-type="float" office:value="0.720775236621328" calcext:value-type="float">
            <text:p>0,720775236621328</text:p>
          </table:table-cell>
          <table:table-cell table:formula="of:=[$Planilha1.C21]/[$Planilha2.C21]" office:value-type="float" office:value="1.99637051416438" calcext:value-type="float">
            <text:p>1,99637051416438</text:p>
          </table:table-cell>
          <table:table-cell table:formula="of:=[$Planilha1.D21]/[$Planilha2.D21]" office:value-type="float" office:value="4.44846439638529" calcext:value-type="float">
            <text:p>4,44846439638529</text:p>
          </table:table-cell>
          <table:table-cell table:formula="of:=[$Planilha1.E21]/[$Planilha2.E21]" office:value-type="float" office:value="7.77163021695565" calcext:value-type="float">
            <text:p>7,77163021695565</text:p>
          </table:table-cell>
          <table:table-cell table:formula="of:=[$Planilha1.F21]/[$Planilha2.F21]" office:value-type="float" office:value="11.2029873664625" calcext:value-type="float">
            <text:p>11,2029873664625</text:p>
          </table:table-cell>
          <table:table-cell table:formula="of:=[$Planilha1.G21]/[$Planilha2.G21]" office:value-type="float" office:value="13.8278734233237" calcext:value-type="float">
            <text:p>13,8278734233237</text:p>
          </table:table-cell>
          <table:table-cell table:formula="of:=[$Planilha1.H21]/[$Planilha2.H21]" office:value-type="float" office:value="14.8672661605644" calcext:value-type="float">
            <text:p>14,8672661605644</text:p>
          </table:table-cell>
          <table:table-cell table:formula="of:=[$Planilha1.I21]/[$Planilha2.I21]" office:value-type="float" office:value="13.7679984378714" calcext:value-type="float">
            <text:p>13,7679984378714</text:p>
          </table:table-cell>
          <table:table-cell table:formula="of:=[$Planilha1.J21]/[$Planilha2.J21]" office:value-type="float" office:value="10.0937549294485" calcext:value-type="float">
            <text:p>10,0937549294485</text:p>
          </table:table-cell>
          <table:table-cell table:formula="of:=[$Planilha1.K21]/[$Planilha2.K21]" office:value-type="float" office:value="3.36969581885982" calcext:value-type="float">
            <text:p>3,36969581885982</text:p>
          </table:table-cell>
          <table:table-cell table:formula="of:=[$Planilha1.L21]/[$Planilha2.L21]" office:value-type="float" office:value="-6.71272512283499" calcext:value-type="float">
            <text:p>-6,71272512283499</text:p>
          </table:table-cell>
          <table:table-cell table:formula="of:=[$Planilha1.M21]/[$Planilha2.M21]" office:value-type="float" office:value="-18.4326906503164" calcext:value-type="float">
            <text:p>-18,4326906503164</text:p>
          </table:table-cell>
          <table:table-cell table:formula="of:=[$Planilha1.N21]/[$Planilha2.N21]" office:value-type="float" office:value="-24.1564687254916" calcext:value-type="float">
            <text:p>-24,1564687254916</text:p>
          </table:table-cell>
          <table:table-cell table:formula="of:=[$Planilha1.O21]/[$Planilha2.O21]" office:value-type="float" office:value="-17.6360363813056" calcext:value-type="float">
            <text:p>-17,6360363813056</text:p>
          </table:table-cell>
        </table:table-row>
        <table:table-row table:style-name="ro1">
          <table:table-cell table:formula="of:=[$Planilha1.A22]/[$Planilha2.A22]" office:value-type="float" office:value="0.327609528180694" calcext:value-type="float">
            <text:p>0,327609528180694</text:p>
          </table:table-cell>
          <table:table-cell table:formula="of:=[$Planilha1.B22]/[$Planilha2.B22]" office:value-type="float" office:value="0.623364345643084" calcext:value-type="float">
            <text:p>0,623364345643084</text:p>
          </table:table-cell>
          <table:table-cell table:formula="of:=[$Planilha1.C22]/[$Planilha2.C22]" office:value-type="float" office:value="1.53173407397235" calcext:value-type="float">
            <text:p>1,53173407397235</text:p>
          </table:table-cell>
          <table:table-cell table:formula="of:=[$Planilha1.D22]/[$Planilha2.D22]" office:value-type="float" office:value="2.97566068707412" calcext:value-type="float">
            <text:p>2,97566068707412</text:p>
          </table:table-cell>
          <table:table-cell table:formula="of:=[$Planilha1.E22]/[$Planilha2.E22]" office:value-type="float" office:value="4.41136771026053" calcext:value-type="float">
            <text:p>4,41136771026053</text:p>
          </table:table-cell>
          <table:table-cell table:formula="of:=[$Planilha1.F22]/[$Planilha2.F22]" office:value-type="float" office:value="5.04600584017578" calcext:value-type="float">
            <text:p>5,04600584017578</text:p>
          </table:table-cell>
          <table:table-cell table:formula="of:=[$Planilha1.G22]/[$Planilha2.G22]" office:value-type="float" office:value="4.13346867695402" calcext:value-type="float">
            <text:p>4,13346867695402</text:p>
          </table:table-cell>
          <table:table-cell table:formula="of:=[$Planilha1.H22]/[$Planilha2.H22]" office:value-type="float" office:value="1.21149555231607" calcext:value-type="float">
            <text:p>1,21149555231607</text:p>
          </table:table-cell>
          <table:table-cell table:formula="of:=[$Planilha1.I22]/[$Planilha2.I22]" office:value-type="float" office:value="-3.84958754891247" calcext:value-type="float">
            <text:p>-3,84958754891247</text:p>
          </table:table-cell>
          <table:table-cell table:formula="of:=[$Planilha1.J22]/[$Planilha2.J22]" office:value-type="float" office:value="-10.9357720557894" calcext:value-type="float">
            <text:p>-10,9357720557894</text:p>
          </table:table-cell>
          <table:table-cell table:formula="of:=[$Planilha1.K22]/[$Planilha2.K22]" office:value-type="float" office:value="-19.6847718642734" calcext:value-type="float">
            <text:p>-19,6847718642734</text:p>
          </table:table-cell>
          <table:table-cell table:formula="of:=[$Planilha1.L22]/[$Planilha2.L22]" office:value-type="float" office:value="-28.9700525934137" calcext:value-type="float">
            <text:p>-28,9700525934137</text:p>
          </table:table-cell>
          <table:table-cell table:formula="of:=[$Planilha1.M22]/[$Planilha2.M22]" office:value-type="float" office:value="-35.3441558087702" calcext:value-type="float">
            <text:p>-35,3441558087702</text:p>
          </table:table-cell>
          <table:table-cell table:formula="of:=[$Planilha1.N22]/[$Planilha2.N22]" office:value-type="float" office:value="-32.4603210403201" calcext:value-type="float">
            <text:p>-32,4603210403201</text:p>
          </table:table-cell>
          <table:table-cell table:formula="of:=[$Planilha1.O22]/[$Planilha2.O22]" office:value-type="float" office:value="-19.6930526106957" calcext:value-type="float">
            <text:p>-19,6930526106957</text:p>
          </table:table-cell>
        </table:table-row>
        <table:table-row table:style-name="ro1">
          <table:table-cell table:formula="of:=[$Planilha1.A23]/[$Planilha2.A23]" office:value-type="float" office:value="0.327609528180694" calcext:value-type="float">
            <text:p>0,327609528180694</text:p>
          </table:table-cell>
          <table:table-cell table:formula="of:=[$Planilha1.B23]/[$Planilha2.B23]" office:value-type="float" office:value="0.478925387913282" calcext:value-type="float">
            <text:p>0,478925387913282</text:p>
          </table:table-cell>
          <table:table-cell table:formula="of:=[$Planilha1.C23]/[$Planilha2.C23]" office:value-type="float" office:value="0.822246761216825" calcext:value-type="float">
            <text:p>0,822246761216825</text:p>
          </table:table-cell>
          <table:table-cell table:formula="of:=[$Planilha1.D23]/[$Planilha2.D23]" office:value-type="float" office:value="0.90887018861616" calcext:value-type="float">
            <text:p>0,90887018861616</text:p>
          </table:table-cell>
          <table:table-cell table:formula="of:=[$Planilha1.E23]/[$Planilha2.E23]" office:value-type="float" office:value="-0.00713491229041005" calcext:value-type="float">
            <text:p>-0,00713491229041</text:p>
          </table:table-cell>
          <table:table-cell table:formula="of:=[$Planilha1.F23]/[$Planilha2.F23]" office:value-type="float" office:value="-2.70477405022934" calcext:value-type="float">
            <text:p>-2,70477405022934</text:p>
          </table:table-cell>
          <table:table-cell table:formula="of:=[$Planilha1.G23]/[$Planilha2.G23]" office:value-type="float" office:value="-7.56660665287504" calcext:value-type="float">
            <text:p>-7,56660665287504</text:p>
          </table:table-cell>
          <table:table-cell table:formula="of:=[$Planilha1.H23]/[$Planilha2.H23]" office:value-type="float" office:value="-14.190234950621" calcext:value-type="float">
            <text:p>-14,190234950621</text:p>
          </table:table-cell>
          <table:table-cell table:formula="of:=[$Planilha1.I23]/[$Planilha2.I23]" office:value-type="float" office:value="-21.4491571970853" calcext:value-type="float">
            <text:p>-21,4491571970853</text:p>
          </table:table-cell>
          <table:table-cell table:formula="of:=[$Planilha1.J23]/[$Planilha2.J23]" office:value-type="float" office:value="-27.9978746014878" calcext:value-type="float">
            <text:p>-27,9978746014878</text:p>
          </table:table-cell>
          <table:table-cell table:formula="of:=[$Planilha1.K23]/[$Planilha2.K23]" office:value-type="float" office:value="-32.6730634354528" calcext:value-type="float">
            <text:p>-32,6730634354528</text:p>
          </table:table-cell>
          <table:table-cell table:formula="of:=[$Planilha1.L23]/[$Planilha2.L23]" office:value-type="float" office:value="-34.4141293815704" calcext:value-type="float">
            <text:p>-34,4141293815704</text:p>
          </table:table-cell>
          <table:table-cell table:formula="of:=[$Planilha1.M23]/[$Planilha2.M23]" office:value-type="float" office:value="-31.9637849168338" calcext:value-type="float">
            <text:p>-31,9637849168338</text:p>
          </table:table-cell>
          <table:table-cell table:formula="of:=[$Planilha1.N23]/[$Planilha2.N23]" office:value-type="float" office:value="-24.3777326190036" calcext:value-type="float">
            <text:p>-24,3777326190036</text:p>
          </table:table-cell>
          <table:table-cell table:formula="of:=[$Planilha1.O23]/[$Planilha2.O23]" office:value-type="float" office:value="-13.5124766676491" calcext:value-type="float">
            <text:p>-13,5124766676491</text:p>
          </table:table-cell>
        </table:table-row>
        <table:table-row table:style-name="ro1">
          <table:table-cell table:formula="of:=[$Planilha1.A24]/[$Planilha2.A24]" office:value-type="float" office:value="0.327609528180694" calcext:value-type="float">
            <text:p>0,327609528180694</text:p>
          </table:table-cell>
          <table:table-cell table:formula="of:=[$Planilha1.B24]/[$Planilha2.B24]" office:value-type="float" office:value="0.310085539644335" calcext:value-type="float">
            <text:p>0,310085539644335</text:p>
          </table:table-cell>
          <table:table-cell table:formula="of:=[$Planilha1.C24]/[$Planilha2.C24]" office:value-type="float" office:value="0.0325316199241701" calcext:value-type="float">
            <text:p>0,03253161992417</text:p>
          </table:table-cell>
          <table:table-cell table:formula="of:=[$Planilha1.D24]/[$Planilha2.D24]" office:value-type="float" office:value="-1.28618703453876" calcext:value-type="float">
            <text:p>-1,28618703453876</text:p>
          </table:table-cell>
          <table:table-cell table:formula="of:=[$Planilha1.E24]/[$Planilha2.E24]" office:value-type="float" office:value="-4.6499126093524" calcext:value-type="float">
            <text:p>-4,6499126093524</text:p>
          </table:table-cell>
          <table:table-cell table:formula="of:=[$Planilha1.F24]/[$Planilha2.F24]" office:value-type="float" office:value="-10.8782171875867" calcext:value-type="float">
            <text:p>-10,8782171875867</text:p>
          </table:table-cell>
          <table:table-cell table:formula="of:=[$Planilha1.G24]/[$Planilha2.G24]" office:value-type="float" office:value="-19.4722269435108" calcext:value-type="float">
            <text:p>-19,4722269435108</text:p>
          </table:table-cell>
          <table:table-cell table:formula="of:=[$Planilha1.H24]/[$Planilha2.H24]" office:value-type="float" office:value="-27.7051960981753" calcext:value-type="float">
            <text:p>-27,7051960981753</text:p>
          </table:table-cell>
          <table:table-cell table:formula="of:=[$Planilha1.I24]/[$Planilha2.I24]" office:value-type="float" office:value="-32.3347274727361" calcext:value-type="float">
            <text:p>-32,3347274727361</text:p>
          </table:table-cell>
          <table:table-cell table:formula="of:=[$Planilha1.J24]/[$Planilha2.J24]" office:value-type="float" office:value="-32.4243970803866" calcext:value-type="float">
            <text:p>-32,4243970803866</text:p>
          </table:table-cell>
          <table:table-cell table:formula="of:=[$Planilha1.K24]/[$Planilha2.K24]" office:value-type="float" office:value="-29.1413860878482" calcext:value-type="float">
            <text:p>-29,1413860878482</text:p>
          </table:table-cell>
          <table:table-cell table:formula="of:=[$Planilha1.L24]/[$Planilha2.L24]" office:value-type="float" office:value="-23.9005298751424" calcext:value-type="float">
            <text:p>-23,9005298751424</text:p>
          </table:table-cell>
          <table:table-cell table:formula="of:=[$Planilha1.M24]/[$Planilha2.M24]" office:value-type="float" office:value="-17.5648581323288" calcext:value-type="float">
            <text:p>-17,5648581323288</text:p>
          </table:table-cell>
          <table:table-cell table:formula="of:=[$Planilha1.N24]/[$Planilha2.N24]" office:value-type="float" office:value="-10.7348911005337" calcext:value-type="float">
            <text:p>-10,7348911005337</text:p>
          </table:table-cell>
          <table:table-cell table:formula="of:=[$Planilha1.O24]/[$Planilha2.O24]" office:value-type="float" office:value="-4.48955151478402" calcext:value-type="float">
            <text:p>-4,48955151478402</text:p>
          </table:table-cell>
        </table:table-row>
        <table:table-row table:style-name="ro1">
          <table:table-cell table:formula="of:=[$Planilha1.A25]/[$Planilha2.A25]" office:value-type="float" office:value="0.327609528180694" calcext:value-type="float">
            <text:p>0,327609528180694</text:p>
          </table:table-cell>
          <table:table-cell table:formula="of:=[$Planilha1.B25]/[$Planilha2.B25]" office:value-type="float" office:value="0.142605337295376" calcext:value-type="float">
            <text:p>0,142605337295376</text:p>
          </table:table-cell>
          <table:table-cell table:formula="of:=[$Planilha1.C25]/[$Planilha2.C25]" office:value-type="float" office:value="-0.662961685549489" calcext:value-type="float">
            <text:p>-0,662961685549489</text:p>
          </table:table-cell>
          <table:table-cell table:formula="of:=[$Planilha1.D25]/[$Planilha2.D25]" office:value-type="float" office:value="-3.06756463682813" calcext:value-type="float">
            <text:p>-3,06756463682813</text:p>
          </table:table-cell>
          <table:table-cell table:formula="of:=[$Planilha1.E25]/[$Planilha2.E25]" office:value-type="float" office:value="-8.28048358866873" calcext:value-type="float">
            <text:p>-8,28048358866873</text:p>
          </table:table-cell>
          <table:table-cell table:formula="of:=[$Planilha1.F25]/[$Planilha2.F25]" office:value-type="float" office:value="-17.0685920112791" calcext:value-type="float">
            <text:p>-17,0685920112791</text:p>
          </table:table-cell>
          <table:table-cell table:formula="of:=[$Planilha1.G25]/[$Planilha2.G25]" office:value-type="float" office:value="-27.0421239784039" calcext:value-type="float">
            <text:p>-27,0421239784039</text:p>
          </table:table-cell>
          <table:table-cell table:formula="of:=[$Planilha1.H25]/[$Planilha2.H25]" office:value-type="float" office:value="-31.6303702835133" calcext:value-type="float">
            <text:p>-31,6303702835133</text:p>
          </table:table-cell>
          <table:table-cell table:formula="of:=[$Planilha1.I25]/[$Planilha2.I25]" office:value-type="float" office:value="-28.1871466282103" calcext:value-type="float">
            <text:p>-28,1871466282103</text:p>
          </table:table-cell>
          <table:table-cell table:formula="of:=[$Planilha1.J25]/[$Planilha2.J25]" office:value-type="float" office:value="-20.879994129179" calcext:value-type="float">
            <text:p>-20,879994129179</text:p>
          </table:table-cell>
          <table:table-cell table:formula="of:=[$Planilha1.K25]/[$Planilha2.K25]" office:value-type="float" office:value="-13.4729512163344" calcext:value-type="float">
            <text:p>-13,4729512163344</text:p>
          </table:table-cell>
          <table:table-cell table:formula="of:=[$Planilha1.L25]/[$Planilha2.L25]" office:value-type="float" office:value="-7.18723682560161" calcext:value-type="float">
            <text:p>-7,18723682560161</text:p>
          </table:table-cell>
          <table:table-cell table:formula="of:=[$Planilha1.M25]/[$Planilha2.M25]" office:value-type="float" office:value="-2.15409934733952" calcext:value-type="float">
            <text:p>-2,15409934733952</text:p>
          </table:table-cell>
          <table:table-cell table:formula="of:=[$Planilha1.N25]/[$Planilha2.N25]" office:value-type="float" office:value="1.55427732903243" calcext:value-type="float">
            <text:p>1,55427732903243</text:p>
          </table:table-cell>
          <table:table-cell table:formula="of:=[$Planilha1.O25]/[$Planilha2.O25]" office:value-type="float" office:value="3.53833674111117" calcext:value-type="float">
            <text:p>3,53833674111117</text:p>
          </table:table-cell>
        </table:table-row>
        <table:table-row table:style-name="ro1">
          <table:table-cell table:formula="of:=[$Planilha1.A26]/[$Planilha2.A26]" office:value-type="float" office:value="0.327609528180694" calcext:value-type="float">
            <text:p>0,327609528180694</text:p>
          </table:table-cell>
          <table:table-cell table:formula="of:=[$Planilha1.B26]/[$Planilha2.B26]" office:value-type="float" office:value="-0.000628384479074491" calcext:value-type="float">
            <text:p>-0,000628384479074</text:p>
          </table:table-cell>
          <table:table-cell table:formula="of:=[$Planilha1.C26]/[$Planilha2.C26]" office:value-type="float" office:value="-1.11908441138127" calcext:value-type="float">
            <text:p>-1,11908441138127</text:p>
          </table:table-cell>
          <table:table-cell table:formula="of:=[$Planilha1.D26]/[$Planilha2.D26]" office:value-type="float" office:value="-3.91610053826926" calcext:value-type="float">
            <text:p>-3,91610053826926</text:p>
          </table:table-cell>
          <table:table-cell table:formula="of:=[$Planilha1.E26]/[$Planilha2.E26]" office:value-type="float" office:value="-9.29107380360862" calcext:value-type="float">
            <text:p>-9,29107380360862</text:p>
          </table:table-cell>
          <table:table-cell table:formula="of:=[$Planilha1.F26]/[$Planilha2.F26]" office:value-type="float" office:value="-17.0066277574439" calcext:value-type="float">
            <text:p>-17,0066277574439</text:p>
          </table:table-cell>
          <table:table-cell table:formula="of:=[$Planilha1.G26]/[$Planilha2.G26]" office:value-type="float" office:value="-22.0357494860119" calcext:value-type="float">
            <text:p>-22,0357494860119</text:p>
          </table:table-cell>
          <table:table-cell table:formula="of:=[$Planilha1.H26]/[$Planilha2.H26]" office:value-type="float" office:value="-17.8303847863789" calcext:value-type="float">
            <text:p>-17,8303847863789</text:p>
          </table:table-cell>
          <table:table-cell table:formula="of:=[$Planilha1.I26]/[$Planilha2.I26]" office:value-type="float" office:value="-8.59662555292761" calcext:value-type="float">
            <text:p>-8,59662555292761</text:p>
          </table:table-cell>
          <table:table-cell table:formula="of:=[$Planilha1.J26]/[$Planilha2.J26]" office:value-type="float" office:value="-0.702372998668583" calcext:value-type="float">
            <text:p>-0,702372998668583</text:p>
          </table:table-cell>
          <table:table-cell table:formula="of:=[$Planilha1.K26]/[$Planilha2.K26]" office:value-type="float" office:value="4.63916295755536" calcext:value-type="float">
            <text:p>4,63916295755536</text:p>
          </table:table-cell>
          <table:table-cell table:formula="of:=[$Planilha1.L26]/[$Planilha2.L26]" office:value-type="float" office:value="8.02852223740435" calcext:value-type="float">
            <text:p>8,02852223740435</text:p>
          </table:table-cell>
          <table:table-cell table:formula="of:=[$Planilha1.M26]/[$Planilha2.M26]" office:value-type="float" office:value="9.94693796833117" calcext:value-type="float">
            <text:p>9,94693796833117</text:p>
          </table:table-cell>
          <table:table-cell table:formula="of:=[$Planilha1.N26]/[$Planilha2.N26]" office:value-type="float" office:value="10.4339820508009" calcext:value-type="float">
            <text:p>10,4339820508009</text:p>
          </table:table-cell>
          <table:table-cell table:formula="of:=[$Planilha1.O26]/[$Planilha2.O26]" office:value-type="float" office:value="9.18127987295722" calcext:value-type="float">
            <text:p>9,18127987295722</text:p>
          </table:table-cell>
        </table:table-row>
        <table:table-row table:style-name="ro1">
          <table:table-cell table:formula="of:=[$Planilha1.A27]/[$Planilha2.A27]" office:value-type="float" office:value="0.327609528180694" calcext:value-type="float">
            <text:p>0,327609528180694</text:p>
          </table:table-cell>
          <table:table-cell table:formula="of:=[$Planilha1.B27]/[$Planilha2.B27]" office:value-type="float" office:value="-0.104465968417512" calcext:value-type="float">
            <text:p>-0,104465968417512</text:p>
          </table:table-cell>
          <table:table-cell table:formula="of:=[$Planilha1.C27]/[$Planilha2.C27]" office:value-type="float" office:value="-1.26212738370749" calcext:value-type="float">
            <text:p>-1,26212738370749</text:p>
          </table:table-cell>
          <table:table-cell table:formula="of:=[$Planilha1.D27]/[$Planilha2.D27]" office:value-type="float" office:value="-3.59086111391425" calcext:value-type="float">
            <text:p>-3,59086111391425</text:p>
          </table:table-cell>
          <table:table-cell table:formula="of:=[$Planilha1.E27]/[$Planilha2.E27]" office:value-type="float" office:value="-6.88206254171876" calcext:value-type="float">
            <text:p>-6,88206254171876</text:p>
          </table:table-cell>
          <table:table-cell table:formula="of:=[$Planilha1.F27]/[$Planilha2.F27]" office:value-type="float" office:value="-8.83407864237366" calcext:value-type="float">
            <text:p>-8,83407864237366</text:p>
          </table:table-cell>
          <table:table-cell table:formula="of:=[$Planilha1.G27]/[$Planilha2.G27]" office:value-type="float" office:value="-4.66806077729083" calcext:value-type="float">
            <text:p>-4,66806077729083</text:p>
          </table:table-cell>
          <table:table-cell table:formula="of:=[$Planilha1.H27]/[$Planilha2.H27]" office:value-type="float" office:value="4.52733772398244" calcext:value-type="float">
            <text:p>4,52733772398244</text:p>
          </table:table-cell>
          <table:table-cell table:formula="of:=[$Planilha1.I27]/[$Planilha2.I27]" office:value-type="float" office:value="11.9368546190957" calcext:value-type="float">
            <text:p>11,9368546190957</text:p>
          </table:table-cell>
          <table:table-cell table:formula="of:=[$Planilha1.J27]/[$Planilha2.J27]" office:value-type="float" office:value="15.8773408598443" calcext:value-type="float">
            <text:p>15,8773408598443</text:p>
          </table:table-cell>
          <table:table-cell table:formula="of:=[$Planilha1.K27]/[$Planilha2.K27]" office:value-type="float" office:value="17.5652848416786" calcext:value-type="float">
            <text:p>17,5652848416786</text:p>
          </table:table-cell>
          <table:table-cell table:formula="of:=[$Planilha1.L27]/[$Planilha2.L27]" office:value-type="float" office:value="17.9194395440703" calcext:value-type="float">
            <text:p>17,9194395440703</text:p>
          </table:table-cell>
          <table:table-cell table:formula="of:=[$Planilha1.M27]/[$Planilha2.M27]" office:value-type="float" office:value="17.2336520319913" calcext:value-type="float">
            <text:p>17,2336520319913</text:p>
          </table:table-cell>
          <table:table-cell table:formula="of:=[$Planilha1.N27]/[$Planilha2.N27]" office:value-type="float" office:value="15.3627317801397" calcext:value-type="float">
            <text:p>15,3627317801397</text:p>
          </table:table-cell>
          <table:table-cell table:formula="of:=[$Planilha1.O27]/[$Planilha2.O27]" office:value-type="float" office:value="11.9861692015209" calcext:value-type="float">
            <text:p>11,9861692015209</text:p>
          </table:table-cell>
        </table:table-row>
        <table:table-row table:style-name="ro1">
          <table:table-cell table:formula="of:=[$Planilha1.A28]/[$Planilha2.A28]" office:value-type="float" office:value="0.327609528180694" calcext:value-type="float">
            <text:p>0,327609528180694</text:p>
          </table:table-cell>
          <table:table-cell table:formula="of:=[$Planilha1.B28]/[$Planilha2.B28]" office:value-type="float" office:value="-0.164065464224028" calcext:value-type="float">
            <text:p>-0,164065464224028</text:p>
          </table:table-cell>
          <table:table-cell table:formula="of:=[$Planilha1.C28]/[$Planilha2.C28]" office:value-type="float" office:value="-1.11430379027335" calcext:value-type="float">
            <text:p>-1,11430379027335</text:p>
          </table:table-cell>
          <table:table-cell table:formula="of:=[$Planilha1.D28]/[$Planilha2.D28]" office:value-type="float" office:value="-2.36715545313782" calcext:value-type="float">
            <text:p>-2,36715545313782</text:p>
          </table:table-cell>
          <table:table-cell table:formula="of:=[$Planilha1.E28]/[$Planilha2.E28]" office:value-type="float" office:value="-2.66316078984953" calcext:value-type="float">
            <text:p>-2,66316078984953</text:p>
          </table:table-cell>
          <table:table-cell table:formula="of:=[$Planilha1.F28]/[$Planilha2.F28]" office:value-type="float" office:value="0.62526096814505" calcext:value-type="float">
            <text:p>0,62526096814505</text:p>
          </table:table-cell>
          <table:table-cell table:formula="of:=[$Planilha1.G28]/[$Planilha2.G28]" office:value-type="float" office:value="8.34744538203676" calcext:value-type="float">
            <text:p>8,34744538203676</text:p>
          </table:table-cell>
          <table:table-cell table:formula="of:=[$Planilha1.H28]/[$Planilha2.H28]" office:value-type="float" office:value="16.1227201388724" calcext:value-type="float">
            <text:p>16,1227201388724</text:p>
          </table:table-cell>
          <table:table-cell table:formula="of:=[$Planilha1.I28]/[$Planilha2.I28]" office:value-type="float" office:value="20.5575121594484" calcext:value-type="float">
            <text:p>20,5575121594484</text:p>
          </table:table-cell>
          <table:table-cell table:formula="of:=[$Planilha1.J28]/[$Planilha2.J28]" office:value-type="float" office:value="22.1448589117617" calcext:value-type="float">
            <text:p>22,1448589117617</text:p>
          </table:table-cell>
          <table:table-cell table:formula="of:=[$Planilha1.K28]/[$Planilha2.K28]" office:value-type="float" office:value="22.0946165520337" calcext:value-type="float">
            <text:p>22,0946165520337</text:p>
          </table:table-cell>
          <table:table-cell table:formula="of:=[$Planilha1.L28]/[$Planilha2.L28]" office:value-type="float" office:value="21.0305168569383" calcext:value-type="float">
            <text:p>21,0305168569383</text:p>
          </table:table-cell>
          <table:table-cell table:formula="of:=[$Planilha1.M28]/[$Planilha2.M28]" office:value-type="float" office:value="19.0617883552114" calcext:value-type="float">
            <text:p>19,0617883552114</text:p>
          </table:table-cell>
          <table:table-cell table:formula="of:=[$Planilha1.N28]/[$Planilha2.N28]" office:value-type="float" office:value="15.9991390323835" calcext:value-type="float">
            <text:p>15,9991390323835</text:p>
          </table:table-cell>
          <table:table-cell table:formula="of:=[$Planilha1.O28]/[$Planilha2.O28]" office:value-type="float" office:value="11.6929098979801" calcext:value-type="float">
            <text:p>11,6929098979801</text:p>
          </table:table-cell>
        </table:table-row>
        <table:table-row table:style-name="ro1">
          <table:table-cell table:formula="of:=[$Planilha1.A29]/[$Planilha2.A29]" office:value-type="float" office:value="0.327609528180694" calcext:value-type="float">
            <text:p>0,327609528180694</text:p>
          </table:table-cell>
          <table:table-cell table:formula="of:=[$Planilha1.B29]/[$Planilha2.B29]" office:value-type="float" office:value="-0.184622488251107" calcext:value-type="float">
            <text:p>-0,184622488251107</text:p>
          </table:table-cell>
          <table:table-cell table:formula="of:=[$Planilha1.C29]/[$Planilha2.C29]" office:value-type="float" office:value="-0.778224321145409" calcext:value-type="float">
            <text:p>-0,778224321145409</text:p>
          </table:table-cell>
          <table:table-cell table:formula="of:=[$Planilha1.D29]/[$Planilha2.D29]" office:value-type="float" office:value="-0.889805854888049" calcext:value-type="float">
            <text:p>-0,889805854888049</text:p>
          </table:table-cell>
          <table:table-cell table:formula="of:=[$Planilha1.E29]/[$Planilha2.E29]" office:value-type="float" office:value="0.690358552789948" calcext:value-type="float">
            <text:p>0,690358552789948</text:p>
          </table:table-cell>
          <table:table-cell table:formula="of:=[$Planilha1.F29]/[$Planilha2.F29]" office:value-type="float" office:value="4.85489038351373" calcext:value-type="float">
            <text:p>4,85489038351373</text:p>
          </table:table-cell>
          <table:table-cell table:formula="of:=[$Planilha1.G29]/[$Planilha2.G29]" office:value-type="float" office:value="10.3892175260536" calcext:value-type="float">
            <text:p>10,3892175260536</text:p>
          </table:table-cell>
          <table:table-cell table:formula="of:=[$Planilha1.H29]/[$Planilha2.H29]" office:value-type="float" office:value="14.908275334448" calcext:value-type="float">
            <text:p>14,908275334448</text:p>
          </table:table-cell>
          <table:table-cell table:formula="of:=[$Planilha1.I29]/[$Planilha2.I29]" office:value-type="float" office:value="17.443502380915" calcext:value-type="float">
            <text:p>17,443502380915</text:p>
          </table:table-cell>
          <table:table-cell table:formula="of:=[$Planilha1.J29]/[$Planilha2.J29]" office:value-type="float" office:value="18.3253525243948" calcext:value-type="float">
            <text:p>18,3253525243948</text:p>
          </table:table-cell>
          <table:table-cell table:formula="of:=[$Planilha1.K29]/[$Planilha2.K29]" office:value-type="float" office:value="18.0553740702208" calcext:value-type="float">
            <text:p>18,0553740702208</text:p>
          </table:table-cell>
          <table:table-cell table:formula="of:=[$Planilha1.L29]/[$Planilha2.L29]" office:value-type="float" office:value="16.8867772506221" calcext:value-type="float">
            <text:p>16,8867772506221</text:p>
          </table:table-cell>
          <table:table-cell table:formula="of:=[$Planilha1.M29]/[$Planilha2.M29]" office:value-type="float" office:value="14.8337817171052" calcext:value-type="float">
            <text:p>14,8337817171052</text:p>
          </table:table-cell>
          <table:table-cell table:formula="of:=[$Planilha1.N29]/[$Planilha2.N29]" office:value-type="float" office:value="11.8293532221756" calcext:value-type="float">
            <text:p>11,8293532221756</text:p>
          </table:table-cell>
          <table:table-cell table:formula="of:=[$Planilha1.O29]/[$Planilha2.O29]" office:value-type="float" office:value="8.0767610042212" calcext:value-type="float">
            <text:p>8,0767610042212</text:p>
          </table:table-cell>
        </table:table-row>
        <table:table-row table:style-name="ro1">
          <table:table-cell table:formula="of:=[$Planilha1.A30]/[$Planilha2.A30]" office:value-type="float" office:value="0.327609528180694" calcext:value-type="float">
            <text:p>0,327609528180694</text:p>
          </table:table-cell>
          <table:table-cell table:formula="of:=[$Planilha1.B30]/[$Planilha2.B30]" office:value-type="float" office:value="-0.178610606008056" calcext:value-type="float">
            <text:p>-0,178610606008056</text:p>
          </table:table-cell>
          <table:table-cell table:formula="of:=[$Planilha1.C30]/[$Planilha2.C30]" office:value-type="float" office:value="-0.386065492858961" calcext:value-type="float">
            <text:p>-0,386065492858961</text:p>
          </table:table-cell>
          <table:table-cell table:formula="of:=[$Planilha1.D30]/[$Planilha2.D30]" office:value-type="float" office:value="0.299594725757219" calcext:value-type="float">
            <text:p>0,299594725757219</text:p>
          </table:table-cell>
          <table:table-cell table:formula="of:=[$Planilha1.E30]/[$Planilha2.E30]" office:value-type="float" office:value="2.18187630923494" calcext:value-type="float">
            <text:p>2,18187630923494</text:p>
          </table:table-cell>
          <table:table-cell table:formula="of:=[$Planilha1.F30]/[$Planilha2.F30]" office:value-type="float" office:value="4.69007586099639" calcext:value-type="float">
            <text:p>4,69007586099639</text:p>
          </table:table-cell>
          <table:table-cell table:formula="of:=[$Planilha1.G30]/[$Planilha2.G30]" office:value-type="float" office:value="6.78674304596889" calcext:value-type="float">
            <text:p>6,78674304596889</text:p>
          </table:table-cell>
          <table:table-cell table:formula="of:=[$Planilha1.H30]/[$Planilha2.H30]" office:value-type="float" office:value="7.92405247228112" calcext:value-type="float">
            <text:p>7,92405247228112</text:p>
          </table:table-cell>
          <table:table-cell table:formula="of:=[$Planilha1.I30]/[$Planilha2.I30]" office:value-type="float" office:value="8.14139245918519" calcext:value-type="float">
            <text:p>8,14139245918519</text:p>
          </table:table-cell>
          <table:table-cell table:formula="of:=[$Planilha1.J30]/[$Planilha2.J30]" office:value-type="float" office:value="7.66206542412848" calcext:value-type="float">
            <text:p>7,66206542412848</text:p>
          </table:table-cell>
          <table:table-cell table:formula="of:=[$Planilha1.K30]/[$Planilha2.K30]" office:value-type="float" office:value="6.66933675383716" calcext:value-type="float">
            <text:p>6,66933675383716</text:p>
          </table:table-cell>
          <table:table-cell table:formula="of:=[$Planilha1.L30]/[$Planilha2.L30]" office:value-type="float" office:value="5.29242723495705" calcext:value-type="float">
            <text:p>5,29242723495705</text:p>
          </table:table-cell>
          <table:table-cell table:formula="of:=[$Planilha1.M30]/[$Planilha2.M30]" office:value-type="float" office:value="3.69276456239973" calcext:value-type="float">
            <text:p>3,69276456239973</text:p>
          </table:table-cell>
          <table:table-cell table:formula="of:=[$Planilha1.N30]/[$Planilha2.N30]" office:value-type="float" office:value="2.17979772046716" calcext:value-type="float">
            <text:p>2,17979772046716</text:p>
          </table:table-cell>
          <table:table-cell table:formula="of:=[$Planilha1.O30]/[$Planilha2.O30]" office:value-type="float" office:value="1.17395201010201" calcext:value-type="float">
            <text:p>1,17395201010201</text:p>
          </table:table-cell>
        </table:table-row>
        <table:table-row table:style-name="ro1">
          <table:table-cell table:formula="of:=[$Planilha1.A31]/[$Planilha2.A31]" office:value-type="float" office:value="0.327609528180694" calcext:value-type="float">
            <text:p>0,327609528180694</text:p>
          </table:table-cell>
          <table:table-cell table:formula="of:=[$Planilha1.B31]/[$Planilha2.B31]" office:value-type="float" office:value="-0.16164342164073" calcext:value-type="float">
            <text:p>-0,16164342164073</text:p>
          </table:table-cell>
          <table:table-cell table:formula="of:=[$Planilha1.C31]/[$Planilha2.C31]" office:value-type="float" office:value="-0.0484550382653061" calcext:value-type="float">
            <text:p>-0,048455038265306</text:p>
          </table:table-cell>
          <table:table-cell table:formula="of:=[$Planilha1.D31]/[$Planilha2.D31]" office:value-type="float" office:value="1.0300335468453" calcext:value-type="float">
            <text:p>1,0300335468453</text:p>
          </table:table-cell>
          <table:table-cell table:formula="of:=[$Planilha1.E31]/[$Planilha2.E31]" office:value-type="float" office:value="2.40725422424229" calcext:value-type="float">
            <text:p>2,40725422424229</text:p>
          </table:table-cell>
          <table:table-cell table:formula="of:=[$Planilha1.F31]/[$Planilha2.F31]" office:value-type="float" office:value="2.96865249828024" calcext:value-type="float">
            <text:p>2,96865249828024</text:p>
          </table:table-cell>
          <table:table-cell table:formula="of:=[$Planilha1.G31]/[$Planilha2.G31]" office:value-type="float" office:value="2.2375094421064" calcext:value-type="float">
            <text:p>2,2375094421064</text:p>
          </table:table-cell>
          <table:table-cell table:formula="of:=[$Planilha1.H31]/[$Planilha2.H31]" office:value-type="float" office:value="0.348308927175054" calcext:value-type="float">
            <text:p>0,348308927175054</text:p>
          </table:table-cell>
          <table:table-cell table:formula="of:=[$Planilha1.I31]/[$Planilha2.I31]" office:value-type="float" office:value="-2.44542069770865" calcext:value-type="float">
            <text:p>-2,44542069770865</text:p>
          </table:table-cell>
          <table:table-cell table:formula="of:=[$Planilha1.J31]/[$Planilha2.J31]" office:value-type="float" office:value="-5.94156725455532" calcext:value-type="float">
            <text:p>-5,94156725455532</text:p>
          </table:table-cell>
          <table:table-cell table:formula="of:=[$Planilha1.K31]/[$Planilha2.K31]" office:value-type="float" office:value="-9.85203752887743" calcext:value-type="float">
            <text:p>-9,85203752887743</text:p>
          </table:table-cell>
          <table:table-cell table:formula="of:=[$Planilha1.L31]/[$Planilha2.L31]" office:value-type="float" office:value="-13.427774819376" calcext:value-type="float">
            <text:p>-13,427774819376</text:p>
          </table:table-cell>
          <table:table-cell table:formula="of:=[$Planilha1.M31]/[$Planilha2.M31]" office:value-type="float" office:value="-15.0482331898198" calcext:value-type="float">
            <text:p>-15,0482331898198</text:p>
          </table:table-cell>
          <table:table-cell table:formula="of:=[$Planilha1.N31]/[$Planilha2.N31]" office:value-type="float" office:value="-12.9761489802166" calcext:value-type="float">
            <text:p>-12,9761489802166</text:p>
          </table:table-cell>
          <table:table-cell table:formula="of:=[$Planilha1.O31]/[$Planilha2.O31]" office:value-type="float" office:value="-7.95204251119349" calcext:value-type="float">
            <text:p>-7,95204251119349</text:p>
          </table:table-cell>
        </table:table-row>
      </table:table>
      <table:table table:name="Planilha4" table:style-name="ta1"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0.00134906" calcext:value-type="float">
            <text:p>0,00134906</text:p>
          </table:table-cell>
          <table:table-cell office:value-type="float" office:value="-0.00537368" calcext:value-type="float">
            <text:p>-0,00537368</text:p>
          </table:table-cell>
          <table:table-cell office:value-type="float" office:value="-0.0257696" calcext:value-type="float">
            <text:p>-0,0257696</text:p>
          </table:table-cell>
          <table:table-cell office:value-type="float" office:value="-0.0299428" calcext:value-type="float">
            <text:p>-0,0299428</text:p>
          </table:table-cell>
          <table:table-cell office:value-type="float" office:value="0.0102925" calcext:value-type="float">
            <text:p>0,0102925</text:p>
          </table:table-cell>
          <table:table-cell office:value-type="float" office:value="0.0648682" calcext:value-type="float">
            <text:p>0,0648682</text:p>
          </table:table-cell>
          <table:table-cell office:value-type="float" office:value="0.0781101" calcext:value-type="float">
            <text:p>0,0781101</text:p>
          </table:table-cell>
          <table:table-cell office:value-type="float" office:value="0.0445975" calcext:value-type="float">
            <text:p>0,0445975</text:p>
          </table:table-cell>
          <table:table-cell office:value-type="float" office:value="0.0104178" calcext:value-type="float">
            <text:p>0,0104178</text:p>
          </table:table-cell>
          <table:table-cell office:value-type="float" office:value="0.00134906" calcext:value-type="float">
            <text:p>0,00134906</text:p>
          </table:table-cell>
        </table:table-row>
        <table:table-row table:style-name="ro1">
          <table:table-cell office:value-type="float" office:value="0.00134906" calcext:value-type="float">
            <text:p>0,00134906</text:p>
          </table:table-cell>
          <table:table-cell office:value-type="float" office:value="-0.00172213" calcext:value-type="float">
            <text:p>-0,00172213</text:p>
          </table:table-cell>
          <table:table-cell office:value-type="float" office:value="-0.0275087" calcext:value-type="float">
            <text:p>-0,0275087</text:p>
          </table:table-cell>
          <table:table-cell office:value-type="float" office:value="-0.0776167" calcext:value-type="float">
            <text:p>-0,0776167</text:p>
          </table:table-cell>
          <table:table-cell office:value-type="float" office:value="-0.109476" calcext:value-type="float">
            <text:p>-0,109476</text:p>
          </table:table-cell>
          <table:table-cell office:value-type="float" office:value="-0.0878655" calcext:value-type="float">
            <text:p>-0,0878655</text:p>
          </table:table-cell>
          <table:table-cell office:value-type="float" office:value="-0.0349665" calcext:value-type="float">
            <text:p>-0,0349665</text:p>
          </table:table-cell>
          <table:table-cell table:style-name="ce1" office:value-type="float" office:value="-0.0000361117" calcext:value-type="float">
            <text:p>-3,61E-05</text:p>
          </table:table-cell>
          <table:table-cell office:value-type="float" office:value="0.00414007" calcext:value-type="float">
            <text:p>0,00414007</text:p>
          </table:table-cell>
          <table:table-cell office:value-type="float" office:value="0.00134906" calcext:value-type="float">
            <text:p>0,00134906</text:p>
          </table:table-cell>
        </table:table-row>
        <table:table-row table:style-name="ro1">
          <table:table-cell office:value-type="float" office:value="0.00134906" calcext:value-type="float">
            <text:p>0,00134906</text:p>
          </table:table-cell>
          <table:table-cell office:value-type="float" office:value="0.00607308" calcext:value-type="float">
            <text:p>0,00607308</text:p>
          </table:table-cell>
          <table:table-cell office:value-type="float" office:value="0.0116465" calcext:value-type="float">
            <text:p>0,0116465</text:p>
          </table:table-cell>
          <table:table-cell office:value-type="float" office:value="-0.00916214" calcext:value-type="float">
            <text:p>-0,00916214</text:p>
          </table:table-cell>
          <table:table-cell office:value-type="float" office:value="-0.0579089" calcext:value-type="float">
            <text:p>-0,0579089</text:p>
          </table:table-cell>
          <table:table-cell office:value-type="float" office:value="-0.0910831" calcext:value-type="float">
            <text:p>-0,0910831</text:p>
          </table:table-cell>
          <table:table-cell office:value-type="float" office:value="-0.0746798" calcext:value-type="float">
            <text:p>-0,0746798</text:p>
          </table:table-cell>
          <table:table-cell office:value-type="float" office:value="-0.0306571" calcext:value-type="float">
            <text:p>-0,0306571</text:p>
          </table:table-cell>
          <table:table-cell office:value-type="float" office:value="-0.00305627" calcext:value-type="float">
            <text:p>-0,00305627</text:p>
          </table:table-cell>
          <table:table-cell office:value-type="float" office:value="0.00134906" calcext:value-type="float">
            <text:p>0,00134906</text:p>
          </table:table-cell>
        </table:table-row>
        <table:table-row table:style-name="ro1">
          <table:table-cell office:value-type="float" office:value="0.00134906" calcext:value-type="float">
            <text:p>0,00134906</text:p>
          </table:table-cell>
          <table:table-cell office:value-type="float" office:value="0.0110296" calcext:value-type="float">
            <text:p>0,0110296</text:p>
          </table:table-cell>
          <table:table-cell office:value-type="float" office:value="0.0504378" calcext:value-type="float">
            <text:p>0,0504378</text:p>
          </table:table-cell>
          <table:table-cell office:value-type="float" office:value="0.0974613" calcext:value-type="float">
            <text:p>0,0974613</text:p>
          </table:table-cell>
          <table:table-cell office:value-type="float" office:value="0.0976001" calcext:value-type="float">
            <text:p>0,0976001</text:p>
          </table:table-cell>
          <table:table-cell office:value-type="float" office:value="0.0431763" calcext:value-type="float">
            <text:p>0,0431763</text:p>
          </table:table-cell>
          <table:table-cell office:value-type="float" office:value="-0.0104917" calcext:value-type="float">
            <text:p>-0,0104917</text:p>
          </table:table-cell>
          <table:table-cell office:value-type="float" office:value="-0.0203111" calcext:value-type="float">
            <text:p>-0,0203111</text:p>
          </table:table-cell>
          <table:table-cell office:value-type="float" office:value="-0.00529547" calcext:value-type="float">
            <text:p>-0,00529547</text:p>
          </table:table-cell>
          <table:table-cell office:value-type="float" office:value="0.00134906" calcext:value-type="float">
            <text:p>0,00134906</text:p>
          </table:table-cell>
        </table:table-row>
        <table:table-row table:style-name="ro1">
          <table:table-cell office:value-type="float" office:value="0.00134906" calcext:value-type="float">
            <text:p>0,00134906</text:p>
          </table:table-cell>
          <table:table-cell office:value-type="float" office:value="0.00743835" calcext:value-type="float">
            <text:p>0,00743835</text:p>
          </table:table-cell>
          <table:table-cell office:value-type="float" office:value="0.0331589" calcext:value-type="float">
            <text:p>0,0331589</text:p>
          </table:table-cell>
          <table:table-cell office:value-type="float" office:value="0.0797295" calcext:value-type="float">
            <text:p>0,0797295</text:p>
          </table:table-cell>
          <table:table-cell office:value-type="float" office:value="0.109159" calcext:value-type="float">
            <text:p>0,109159</text:p>
          </table:table-cell>
          <table:table-cell office:value-type="float" office:value="0.0887958" calcext:value-type="float">
            <text:p>0,0887958</text:p>
          </table:table-cell>
          <table:table-cell office:value-type="float" office:value="0.0378127" calcext:value-type="float">
            <text:p>0,0378127</text:p>
          </table:table-cell>
          <table:table-cell office:value-type="float" office:value="0.00229432" calcext:value-type="float">
            <text:p>0,00229432</text:p>
          </table:table-cell>
          <table:table-cell office:value-type="float" office:value="-0.00306341" calcext:value-type="float">
            <text:p>-0,00306341</text:p>
          </table:table-cell>
          <table:table-cell office:value-type="float" office:value="0.00134906" calcext:value-type="float">
            <text:p>0,00134906</text:p>
          </table:table-cell>
        </table:table-row>
        <table:table-row table:style-name="ro1">
          <table:table-cell office:value-type="float" office:value="0.00134906" calcext:value-type="float">
            <text:p>0,00134906</text:p>
          </table:table-cell>
          <table:table-cell office:value-type="float" office:value="-0.00112571" calcext:value-type="float">
            <text:p>-0,00112571</text:p>
          </table:table-cell>
          <table:table-cell office:value-type="float" office:value="-0.0264275" calcext:value-type="float">
            <text:p>-0,0264275</text:p>
          </table:table-cell>
          <table:table-cell office:value-type="float" office:value="-0.0547698" calcext:value-type="float">
            <text:p>-0,0547698</text:p>
          </table:table-cell>
          <table:table-cell office:value-type="float" office:value="-0.0501516" calcext:value-type="float">
            <text:p>-0,0501516</text:p>
          </table:table-cell>
          <table:table-cell office:value-type="float" office:value="-0.0147845" calcext:value-type="float">
            <text:p>-0,0147845</text:p>
          </table:table-cell>
          <table:table-cell office:value-type="float" office:value="0.0120263" calcext:value-type="float">
            <text:p>0,0120263</text:p>
          </table:table-cell>
          <table:table-cell office:value-type="float" office:value="0.00988292" calcext:value-type="float">
            <text:p>0,00988292</text:p>
          </table:table-cell>
          <table:table-cell office:value-type="float" office:value="-0.000182345" calcext:value-type="float">
            <text:p>-0,000182345</text:p>
          </table:table-cell>
          <table:table-cell office:value-type="float" office:value="0.00134906" calcext:value-type="float">
            <text:p>0,00134906</text:p>
          </table:table-cell>
        </table:table-row>
        <table:table-row table:style-name="ro1">
          <table:table-cell office:value-type="float" office:value="0.00134906" calcext:value-type="float">
            <text:p>0,00134906</text:p>
          </table:table-cell>
          <table:table-cell office:value-type="float" office:value="-0.0048096" calcext:value-type="float">
            <text:p>-0,0048096</text:p>
          </table:table-cell>
          <table:table-cell office:value-type="float" office:value="-0.0534097" calcext:value-type="float">
            <text:p>-0,0534097</text:p>
          </table:table-cell>
          <table:table-cell office:value-type="float" office:value="-0.119369" calcext:value-type="float">
            <text:p>-0,119369</text:p>
          </table:table-cell>
          <table:table-cell office:value-type="float" office:value="-0.132425" calcext:value-type="float">
            <text:p>-0,132425</text:p>
          </table:table-cell>
          <table:table-cell office:value-type="float" office:value="-0.075127" calcext:value-type="float">
            <text:p>-0,075127</text:p>
          </table:table-cell>
          <table:table-cell office:value-type="float" office:value="-0.00974662" calcext:value-type="float">
            <text:p>-0,00974662</text:p>
          </table:table-cell>
          <table:table-cell office:value-type="float" office:value="0.00946786" calcext:value-type="float">
            <text:p>0,00946786</text:p>
          </table:table-cell>
          <table:table-cell office:value-type="float" office:value="0.000770382" calcext:value-type="float">
            <text:p>0,000770382</text:p>
          </table:table-cell>
          <table:table-cell office:value-type="float" office:value="0.00134906" calcext:value-type="float">
            <text:p>0,00134906</text:p>
          </table:table-cell>
        </table:table-row>
        <table:table-row table:style-name="ro1">
          <table:table-cell office:value-type="float" office:value="0.00134906" calcext:value-type="float">
            <text:p>0,00134906</text:p>
          </table:table-cell>
          <table:table-cell office:value-type="float" office:value="0.000726228" calcext:value-type="float">
            <text:p>0,000726228</text:p>
          </table:table-cell>
          <table:table-cell office:value-type="float" office:value="-0.01248" calcext:value-type="float">
            <text:p>-0,01248</text:p>
          </table:table-cell>
          <table:table-cell office:value-type="float" office:value="-0.0213565" calcext:value-type="float">
            <text:p>-0,0213565</text:p>
          </table:table-cell>
          <table:table-cell office:value-type="float" office:value="-0.0078992" calcext:value-type="float">
            <text:p>-0,0078992</text:p>
          </table:table-cell>
          <table:table-cell office:value-type="float" office:value="0.0156716" calcext:value-type="float">
            <text:p>0,0156716</text:p>
          </table:table-cell>
          <table:table-cell office:value-type="float" office:value="0.0224189" calcext:value-type="float">
            <text:p>0,0224189</text:p>
          </table:table-cell>
          <table:table-cell office:value-type="float" office:value="0.00958441" calcext:value-type="float">
            <text:p>0,00958441</text:p>
          </table:table-cell>
          <table:table-cell office:value-type="float" office:value="-0.000780116" calcext:value-type="float">
            <text:p>-0,000780116</text:p>
          </table:table-cell>
          <table:table-cell office:value-type="float" office:value="0.00134906" calcext:value-type="float">
            <text:p>0,00134906</text:p>
          </table:table-cell>
        </table:table-row>
        <table:table-row table:style-name="ro1">
          <table:table-cell office:value-type="float" office:value="0.00134906" calcext:value-type="float">
            <text:p>0,00134906</text:p>
          </table:table-cell>
          <table:table-cell office:value-type="float" office:value="0.0088982" calcext:value-type="float">
            <text:p>0,0088982</text:p>
          </table:table-cell>
          <table:table-cell office:value-type="float" office:value="0.042773" calcext:value-type="float">
            <text:p>0,042773</text:p>
          </table:table-cell>
          <table:table-cell office:value-type="float" office:value="0.0987895" calcext:value-type="float">
            <text:p>0,0987895</text:p>
          </table:table-cell>
          <table:table-cell office:value-type="float" office:value="0.127263" calcext:value-type="float">
            <text:p>0,127263</text:p>
          </table:table-cell>
          <table:table-cell office:value-type="float" office:value="0.0950509" calcext:value-type="float">
            <text:p>0,0950509</text:p>
          </table:table-cell>
          <table:table-cell office:value-type="float" office:value="0.0338174" calcext:value-type="float">
            <text:p>0,0338174</text:p>
          </table:table-cell>
          <table:table-cell office:value-type="float" office:value="-0.00220501" calcext:value-type="float">
            <text:p>-0,00220501</text:p>
          </table:table-cell>
          <table:table-cell office:value-type="float" office:value="-0.00386797" calcext:value-type="float">
            <text:p>-0,00386797</text:p>
          </table:table-cell>
          <table:table-cell office:value-type="float" office:value="0.00134906" calcext:value-type="float">
            <text:p>0,00134906</text:p>
          </table:table-cell>
        </table:table-row>
        <table:table-row table:style-name="ro1">
          <table:table-cell office:value-type="float" office:value="0.00134906" calcext:value-type="float">
            <text:p>0,00134906</text:p>
          </table:table-cell>
          <table:table-cell office:value-type="float" office:value="0.0104178" calcext:value-type="float">
            <text:p>0,0104178</text:p>
          </table:table-cell>
          <table:table-cell office:value-type="float" office:value="0.0445975" calcext:value-type="float">
            <text:p>0,0445975</text:p>
          </table:table-cell>
          <table:table-cell office:value-type="float" office:value="0.0781102" calcext:value-type="float">
            <text:p>0,0781102</text:p>
          </table:table-cell>
          <table:table-cell office:value-type="float" office:value="0.0648682" calcext:value-type="float">
            <text:p>0,0648682</text:p>
          </table:table-cell>
          <table:table-cell office:value-type="float" office:value="0.0102925" calcext:value-type="float">
            <text:p>0,0102925</text:p>
          </table:table-cell>
          <table:table-cell office:value-type="float" office:value="-0.0299428" calcext:value-type="float">
            <text:p>-0,0299428</text:p>
          </table:table-cell>
          <table:table-cell office:value-type="float" office:value="-0.0257696" calcext:value-type="float">
            <text:p>-0,0257696</text:p>
          </table:table-cell>
          <table:table-cell office:value-type="float" office:value="-0.00537368" calcext:value-type="float">
            <text:p>-0,00537368</text:p>
          </table:table-cell>
          <table:table-cell office:value-type="float" office:value="0.00134906" calcext:value-type="float">
            <text:p>0,00134906</text:p>
          </table:table-cell>
        </table:table-row>
        <table:table-row table:style-name="ro1">
          <table:table-cell office:value-type="float" office:value="0.00134906" calcext:value-type="float">
            <text:p>0,00134906</text:p>
          </table:table-cell>
          <table:table-cell office:value-type="float" office:value="0.00414007" calcext:value-type="float">
            <text:p>0,00414007</text:p>
          </table:table-cell>
          <table:table-cell table:style-name="ce1" office:value-type="float" office:value="-0.0000361018" calcext:value-type="float">
            <text:p>-3,61E-05</text:p>
          </table:table-cell>
          <table:table-cell office:value-type="float" office:value="-0.0349665" calcext:value-type="float">
            <text:p>-0,0349665</text:p>
          </table:table-cell>
          <table:table-cell office:value-type="float" office:value="-0.0878654" calcext:value-type="float">
            <text:p>-0,0878654</text:p>
          </table:table-cell>
          <table:table-cell office:value-type="float" office:value="-0.109476" calcext:value-type="float">
            <text:p>-0,109476</text:p>
          </table:table-cell>
          <table:table-cell office:value-type="float" office:value="-0.0776167" calcext:value-type="float">
            <text:p>-0,0776167</text:p>
          </table:table-cell>
          <table:table-cell office:value-type="float" office:value="-0.0275087" calcext:value-type="float">
            <text:p>-0,0275087</text:p>
          </table:table-cell>
          <table:table-cell office:value-type="float" office:value="-0.00172213" calcext:value-type="float">
            <text:p>-0,00172213</text:p>
          </table:table-cell>
          <table:table-cell office:value-type="float" office:value="0.00134906" calcext:value-type="float">
            <text:p>0,00134906</text:p>
          </table:table-cell>
        </table:table-row>
        <table:table-row table:style-name="ro1">
          <table:table-cell office:value-type="float" office:value="0.00134906" calcext:value-type="float">
            <text:p>0,00134906</text:p>
          </table:table-cell>
          <table:table-cell office:value-type="float" office:value="-0.00305626" calcext:value-type="float">
            <text:p>-0,00305626</text:p>
          </table:table-cell>
          <table:table-cell office:value-type="float" office:value="-0.030657" calcext:value-type="float">
            <text:p>-0,030657</text:p>
          </table:table-cell>
          <table:table-cell office:value-type="float" office:value="-0.0746798" calcext:value-type="float">
            <text:p>-0,0746798</text:p>
          </table:table-cell>
          <table:table-cell office:value-type="float" office:value="-0.0910831" calcext:value-type="float">
            <text:p>-0,0910831</text:p>
          </table:table-cell>
          <table:table-cell office:value-type="float" office:value="-0.0579089" calcext:value-type="float">
            <text:p>-0,0579089</text:p>
          </table:table-cell>
          <table:table-cell office:value-type="float" office:value="-0.00916216" calcext:value-type="float">
            <text:p>-0,00916216</text:p>
          </table:table-cell>
          <table:table-cell office:value-type="float" office:value="0.0116464" calcext:value-type="float">
            <text:p>0,0116464</text:p>
          </table:table-cell>
          <table:table-cell office:value-type="float" office:value="0.00607308" calcext:value-type="float">
            <text:p>0,00607308</text:p>
          </table:table-cell>
          <table:table-cell office:value-type="float" office:value="0.00134906" calcext:value-type="float">
            <text:p>0,00134906</text:p>
          </table:table-cell>
        </table:table-row>
        <table:table-row table:style-name="ro1">
          <table:table-cell office:value-type="float" office:value="0.00134906" calcext:value-type="float">
            <text:p>0,00134906</text:p>
          </table:table-cell>
          <table:table-cell office:value-type="float" office:value="-0.00529547" calcext:value-type="float">
            <text:p>-0,00529547</text:p>
          </table:table-cell>
          <table:table-cell office:value-type="float" office:value="-0.0203111" calcext:value-type="float">
            <text:p>-0,0203111</text:p>
          </table:table-cell>
          <table:table-cell office:value-type="float" office:value="-0.0104917" calcext:value-type="float">
            <text:p>-0,0104917</text:p>
          </table:table-cell>
          <table:table-cell office:value-type="float" office:value="0.0431762" calcext:value-type="float">
            <text:p>0,0431762</text:p>
          </table:table-cell>
          <table:table-cell office:value-type="float" office:value="0.0976001" calcext:value-type="float">
            <text:p>0,0976001</text:p>
          </table:table-cell>
          <table:table-cell office:value-type="float" office:value="0.0974613" calcext:value-type="float">
            <text:p>0,0974613</text:p>
          </table:table-cell>
          <table:table-cell office:value-type="float" office:value="0.0504378" calcext:value-type="float">
            <text:p>0,0504378</text:p>
          </table:table-cell>
          <table:table-cell office:value-type="float" office:value="0.0110296" calcext:value-type="float">
            <text:p>0,0110296</text:p>
          </table:table-cell>
          <table:table-cell office:value-type="float" office:value="0.00134906" calcext:value-type="float">
            <text:p>0,00134906</text:p>
          </table:table-cell>
        </table:table-row>
        <table:table-row table:style-name="ro1">
          <table:table-cell office:value-type="float" office:value="0.00134906" calcext:value-type="float">
            <text:p>0,00134906</text:p>
          </table:table-cell>
          <table:table-cell office:value-type="float" office:value="-0.00306341" calcext:value-type="float">
            <text:p>-0,00306341</text:p>
          </table:table-cell>
          <table:table-cell office:value-type="float" office:value="0.00229431" calcext:value-type="float">
            <text:p>0,00229431</text:p>
          </table:table-cell>
          <table:table-cell office:value-type="float" office:value="0.0378127" calcext:value-type="float">
            <text:p>0,0378127</text:p>
          </table:table-cell>
          <table:table-cell office:value-type="float" office:value="0.0887958" calcext:value-type="float">
            <text:p>0,0887958</text:p>
          </table:table-cell>
          <table:table-cell office:value-type="float" office:value="0.109159" calcext:value-type="float">
            <text:p>0,109159</text:p>
          </table:table-cell>
          <table:table-cell office:value-type="float" office:value="0.0797295" calcext:value-type="float">
            <text:p>0,0797295</text:p>
          </table:table-cell>
          <table:table-cell office:value-type="float" office:value="0.0331589" calcext:value-type="float">
            <text:p>0,0331589</text:p>
          </table:table-cell>
          <table:table-cell office:value-type="float" office:value="0.00743835" calcext:value-type="float">
            <text:p>0,00743835</text:p>
          </table:table-cell>
          <table:table-cell office:value-type="float" office:value="0.00134906" calcext:value-type="float">
            <text:p>0,00134906</text:p>
          </table:table-cell>
        </table:table-row>
        <table:table-row table:style-name="ro1">
          <table:table-cell office:value-type="float" office:value="0.00134906" calcext:value-type="float">
            <text:p>0,00134906</text:p>
          </table:table-cell>
          <table:table-cell office:value-type="float" office:value="-0.000182346" calcext:value-type="float">
            <text:p>-0,000182346</text:p>
          </table:table-cell>
          <table:table-cell office:value-type="float" office:value="0.00988291" calcext:value-type="float">
            <text:p>0,00988291</text:p>
          </table:table-cell>
          <table:table-cell office:value-type="float" office:value="0.0120263" calcext:value-type="float">
            <text:p>0,0120263</text:p>
          </table:table-cell>
          <table:table-cell office:value-type="float" office:value="-0.0147845" calcext:value-type="float">
            <text:p>-0,0147845</text:p>
          </table:table-cell>
          <table:table-cell office:value-type="float" office:value="-0.0501516" calcext:value-type="float">
            <text:p>-0,0501516</text:p>
          </table:table-cell>
          <table:table-cell office:value-type="float" office:value="-0.0547697" calcext:value-type="float">
            <text:p>-0,0547697</text:p>
          </table:table-cell>
          <table:table-cell office:value-type="float" office:value="-0.0264275" calcext:value-type="float">
            <text:p>-0,0264275</text:p>
          </table:table-cell>
          <table:table-cell office:value-type="float" office:value="-0.00112571" calcext:value-type="float">
            <text:p>-0,00112571</text:p>
          </table:table-cell>
          <table:table-cell office:value-type="float" office:value="0.00134906" calcext:value-type="float">
            <text:p>0,00134906</text:p>
          </table:table-cell>
        </table:table-row>
        <table:table-row table:style-name="ro1">
          <table:table-cell office:value-type="float" office:value="0.00134906" calcext:value-type="float">
            <text:p>0,00134906</text:p>
          </table:table-cell>
          <table:table-cell office:value-type="float" office:value="0.000770381" calcext:value-type="float">
            <text:p>0,000770381</text:p>
          </table:table-cell>
          <table:table-cell office:value-type="float" office:value="0.00946786" calcext:value-type="float">
            <text:p>0,00946786</text:p>
          </table:table-cell>
          <table:table-cell office:value-type="float" office:value="-0.00974662" calcext:value-type="float">
            <text:p>-0,00974662</text:p>
          </table:table-cell>
          <table:table-cell office:value-type="float" office:value="-0.075127" calcext:value-type="float">
            <text:p>-0,075127</text:p>
          </table:table-cell>
          <table:table-cell office:value-type="float" office:value="-0.132425" calcext:value-type="float">
            <text:p>-0,132425</text:p>
          </table:table-cell>
          <table:table-cell office:value-type="float" office:value="-0.119369" calcext:value-type="float">
            <text:p>-0,119369</text:p>
          </table:table-cell>
          <table:table-cell office:value-type="float" office:value="-0.0534097" calcext:value-type="float">
            <text:p>-0,0534097</text:p>
          </table:table-cell>
          <table:table-cell office:value-type="float" office:value="-0.0048096" calcext:value-type="float">
            <text:p>-0,0048096</text:p>
          </table:table-cell>
          <table:table-cell office:value-type="float" office:value="0.00134906" calcext:value-type="float">
            <text:p>0,00134906</text:p>
          </table:table-cell>
        </table:table-row>
        <table:table-row table:style-name="ro1">
          <table:table-cell office:value-type="float" office:value="0.00134906" calcext:value-type="float">
            <text:p>0,00134906</text:p>
          </table:table-cell>
          <table:table-cell office:value-type="float" office:value="-0.000780116" calcext:value-type="float">
            <text:p>-0,000780116</text:p>
          </table:table-cell>
          <table:table-cell office:value-type="float" office:value="0.00958441" calcext:value-type="float">
            <text:p>0,00958441</text:p>
          </table:table-cell>
          <table:table-cell office:value-type="float" office:value="0.0224189" calcext:value-type="float">
            <text:p>0,0224189</text:p>
          </table:table-cell>
          <table:table-cell office:value-type="float" office:value="0.0156716" calcext:value-type="float">
            <text:p>0,0156716</text:p>
          </table:table-cell>
          <table:table-cell office:value-type="float" office:value="-0.00789922" calcext:value-type="float">
            <text:p>-0,00789922</text:p>
          </table:table-cell>
          <table:table-cell office:value-type="float" office:value="-0.0213565" calcext:value-type="float">
            <text:p>-0,0213565</text:p>
          </table:table-cell>
          <table:table-cell office:value-type="float" office:value="-0.01248" calcext:value-type="float">
            <text:p>-0,01248</text:p>
          </table:table-cell>
          <table:table-cell office:value-type="float" office:value="0.000726226" calcext:value-type="float">
            <text:p>0,000726226</text:p>
          </table:table-cell>
          <table:table-cell office:value-type="float" office:value="0.00134906" calcext:value-type="float">
            <text:p>0,00134906</text:p>
          </table:table-cell>
        </table:table-row>
        <table:table-row table:style-name="ro1">
          <table:table-cell office:value-type="float" office:value="0.00134906" calcext:value-type="float">
            <text:p>0,00134906</text:p>
          </table:table-cell>
          <table:table-cell office:value-type="float" office:value="-0.00386797" calcext:value-type="float">
            <text:p>-0,00386797</text:p>
          </table:table-cell>
          <table:table-cell office:value-type="float" office:value="-0.00220501" calcext:value-type="float">
            <text:p>-0,00220501</text:p>
          </table:table-cell>
          <table:table-cell office:value-type="float" office:value="0.0338174" calcext:value-type="float">
            <text:p>0,0338174</text:p>
          </table:table-cell>
          <table:table-cell office:value-type="float" office:value="0.0950508" calcext:value-type="float">
            <text:p>0,0950508</text:p>
          </table:table-cell>
          <table:table-cell office:value-type="float" office:value="0.127263" calcext:value-type="float">
            <text:p>0,127263</text:p>
          </table:table-cell>
          <table:table-cell office:value-type="float" office:value="0.0987895" calcext:value-type="float">
            <text:p>0,0987895</text:p>
          </table:table-cell>
          <table:table-cell office:value-type="float" office:value="0.042773" calcext:value-type="float">
            <text:p>0,042773</text:p>
          </table:table-cell>
          <table:table-cell office:value-type="float" office:value="0.0088982" calcext:value-type="float">
            <text:p>0,0088982</text:p>
          </table:table-cell>
          <table:table-cell office:value-type="float" office:value="0.00134906" calcext:value-type="float">
            <text:p>0,00134906</text:p>
          </table:table-cell>
        </table:table-row>
        <table:table-row table:style-name="ro1">
          <table:table-cell office:value-type="float" office:value="0.00134906" calcext:value-type="float">
            <text:p>0,00134906</text:p>
          </table:table-cell>
          <table:table-cell office:value-type="float" office:value="-0.00537368" calcext:value-type="float">
            <text:p>-0,00537368</text:p>
          </table:table-cell>
          <table:table-cell office:value-type="float" office:value="-0.0257696" calcext:value-type="float">
            <text:p>-0,0257696</text:p>
          </table:table-cell>
          <table:table-cell office:value-type="float" office:value="-0.0299428" calcext:value-type="float">
            <text:p>-0,0299428</text:p>
          </table:table-cell>
          <table:table-cell office:value-type="float" office:value="0.0102926" calcext:value-type="float">
            <text:p>0,0102926</text:p>
          </table:table-cell>
          <table:table-cell office:value-type="float" office:value="0.0648682" calcext:value-type="float">
            <text:p>0,0648682</text:p>
          </table:table-cell>
          <table:table-cell office:value-type="float" office:value="0.0781102" calcext:value-type="float">
            <text:p>0,0781102</text:p>
          </table:table-cell>
          <table:table-cell office:value-type="float" office:value="0.0445975" calcext:value-type="float">
            <text:p>0,0445975</text:p>
          </table:table-cell>
          <table:table-cell office:value-type="float" office:value="0.0104178" calcext:value-type="float">
            <text:p>0,0104178</text:p>
          </table:table-cell>
          <table:table-cell office:value-type="float" office:value="0.00134906" calcext:value-type="float">
            <text:p>0,0013490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formula="of:=SUM([.A3:.J21])" office:value-type="float" office:value="0.3554168305" calcext:value-type="float">
            <text:p>0,3554168305</text:p>
          </table:table-cell>
          <table:table-cell table:number-columns-repeated="9"/>
        </table:table-row>
      </table:table>
      <table:table table:name="Planilha5" table:style-name="ta1"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0.00134906" calcext:value-type="float">
            <text:p>0,00134906</text:p>
          </table:table-cell>
          <table:table-cell office:value-type="float" office:value="-0.00537368" calcext:value-type="float">
            <text:p>-0,00537368</text:p>
          </table:table-cell>
          <table:table-cell office:value-type="float" office:value="-0.0257696" calcext:value-type="float">
            <text:p>-0,0257696</text:p>
          </table:table-cell>
          <table:table-cell office:value-type="float" office:value="-0.0299428" calcext:value-type="float">
            <text:p>-0,0299428</text:p>
          </table:table-cell>
          <table:table-cell office:value-type="float" office:value="0.0102925" calcext:value-type="float">
            <text:p>0,0102925</text:p>
          </table:table-cell>
          <table:table-cell office:value-type="float" office:value="0.0648682" calcext:value-type="float">
            <text:p>0,0648682</text:p>
          </table:table-cell>
          <table:table-cell office:value-type="float" office:value="0.0781101" calcext:value-type="float">
            <text:p>0,0781101</text:p>
          </table:table-cell>
          <table:table-cell office:value-type="float" office:value="0.0445975" calcext:value-type="float">
            <text:p>0,0445975</text:p>
          </table:table-cell>
          <table:table-cell office:value-type="float" office:value="0.0104178" calcext:value-type="float">
            <text:p>0,0104178</text:p>
          </table:table-cell>
          <table:table-cell office:value-type="float" office:value="0.00134906" calcext:value-type="float">
            <text:p>0,00134906</text:p>
          </table:table-cell>
        </table:table-row>
        <table:table-row table:style-name="ro1">
          <table:table-cell office:value-type="float" office:value="0.00134906" calcext:value-type="float">
            <text:p>0,00134906</text:p>
          </table:table-cell>
          <table:table-cell office:value-type="float" office:value="-0.00172213" calcext:value-type="float">
            <text:p>-0,00172213</text:p>
          </table:table-cell>
          <table:table-cell office:value-type="float" office:value="-0.0275087" calcext:value-type="float">
            <text:p>-0,0275087</text:p>
          </table:table-cell>
          <table:table-cell office:value-type="float" office:value="-0.0776167" calcext:value-type="float">
            <text:p>-0,0776167</text:p>
          </table:table-cell>
          <table:table-cell office:value-type="float" office:value="-0.109476" calcext:value-type="float">
            <text:p>-0,109476</text:p>
          </table:table-cell>
          <table:table-cell office:value-type="float" office:value="-0.0878655" calcext:value-type="float">
            <text:p>-0,0878655</text:p>
          </table:table-cell>
          <table:table-cell office:value-type="float" office:value="-0.0349665" calcext:value-type="float">
            <text:p>-0,0349665</text:p>
          </table:table-cell>
          <table:table-cell table:style-name="ce1" office:value-type="float" office:value="-0.0000361117" calcext:value-type="float">
            <text:p>-3,61E-05</text:p>
          </table:table-cell>
          <table:table-cell office:value-type="float" office:value="0.00414007" calcext:value-type="float">
            <text:p>0,00414007</text:p>
          </table:table-cell>
          <table:table-cell office:value-type="float" office:value="0.00134906" calcext:value-type="float">
            <text:p>0,00134906</text:p>
          </table:table-cell>
        </table:table-row>
        <table:table-row table:style-name="ro1">
          <table:table-cell office:value-type="float" office:value="0.00134906" calcext:value-type="float">
            <text:p>0,00134906</text:p>
          </table:table-cell>
          <table:table-cell office:value-type="float" office:value="0.00607308" calcext:value-type="float">
            <text:p>0,00607308</text:p>
          </table:table-cell>
          <table:table-cell office:value-type="float" office:value="0.0116465" calcext:value-type="float">
            <text:p>0,0116465</text:p>
          </table:table-cell>
          <table:table-cell office:value-type="float" office:value="-0.00916214" calcext:value-type="float">
            <text:p>-0,00916214</text:p>
          </table:table-cell>
          <table:table-cell office:value-type="float" office:value="-0.0579089" calcext:value-type="float">
            <text:p>-0,0579089</text:p>
          </table:table-cell>
          <table:table-cell office:value-type="float" office:value="-0.0910831" calcext:value-type="float">
            <text:p>-0,0910831</text:p>
          </table:table-cell>
          <table:table-cell office:value-type="float" office:value="-0.0746798" calcext:value-type="float">
            <text:p>-0,0746798</text:p>
          </table:table-cell>
          <table:table-cell office:value-type="float" office:value="-0.0306571" calcext:value-type="float">
            <text:p>-0,0306571</text:p>
          </table:table-cell>
          <table:table-cell office:value-type="float" office:value="-0.00305627" calcext:value-type="float">
            <text:p>-0,00305627</text:p>
          </table:table-cell>
          <table:table-cell office:value-type="float" office:value="0.00134906" calcext:value-type="float">
            <text:p>0,00134906</text:p>
          </table:table-cell>
        </table:table-row>
        <table:table-row table:style-name="ro1">
          <table:table-cell office:value-type="float" office:value="0.00134906" calcext:value-type="float">
            <text:p>0,00134906</text:p>
          </table:table-cell>
          <table:table-cell office:value-type="float" office:value="0.0110296" calcext:value-type="float">
            <text:p>0,0110296</text:p>
          </table:table-cell>
          <table:table-cell office:value-type="float" office:value="0.0504378" calcext:value-type="float">
            <text:p>0,0504378</text:p>
          </table:table-cell>
          <table:table-cell office:value-type="float" office:value="0.0974613" calcext:value-type="float">
            <text:p>0,0974613</text:p>
          </table:table-cell>
          <table:table-cell office:value-type="float" office:value="0.0976001" calcext:value-type="float">
            <text:p>0,0976001</text:p>
          </table:table-cell>
          <table:table-cell office:value-type="float" office:value="0.0431763" calcext:value-type="float">
            <text:p>0,0431763</text:p>
          </table:table-cell>
          <table:table-cell office:value-type="float" office:value="-0.0104917" calcext:value-type="float">
            <text:p>-0,0104917</text:p>
          </table:table-cell>
          <table:table-cell office:value-type="float" office:value="-0.0203111" calcext:value-type="float">
            <text:p>-0,0203111</text:p>
          </table:table-cell>
          <table:table-cell office:value-type="float" office:value="-0.00529547" calcext:value-type="float">
            <text:p>-0,00529547</text:p>
          </table:table-cell>
          <table:table-cell office:value-type="float" office:value="0.00134906" calcext:value-type="float">
            <text:p>0,00134906</text:p>
          </table:table-cell>
        </table:table-row>
        <table:table-row table:style-name="ro1">
          <table:table-cell office:value-type="float" office:value="0.00134906" calcext:value-type="float">
            <text:p>0,00134906</text:p>
          </table:table-cell>
          <table:table-cell office:value-type="float" office:value="0.00743835" calcext:value-type="float">
            <text:p>0,00743835</text:p>
          </table:table-cell>
          <table:table-cell office:value-type="float" office:value="0.0331589" calcext:value-type="float">
            <text:p>0,0331589</text:p>
          </table:table-cell>
          <table:table-cell office:value-type="float" office:value="0.0797295" calcext:value-type="float">
            <text:p>0,0797295</text:p>
          </table:table-cell>
          <table:table-cell office:value-type="float" office:value="0.109159" calcext:value-type="float">
            <text:p>0,109159</text:p>
          </table:table-cell>
          <table:table-cell office:value-type="float" office:value="0.0887958" calcext:value-type="float">
            <text:p>0,0887958</text:p>
          </table:table-cell>
          <table:table-cell office:value-type="float" office:value="0.0378127" calcext:value-type="float">
            <text:p>0,0378127</text:p>
          </table:table-cell>
          <table:table-cell office:value-type="float" office:value="0.00229432" calcext:value-type="float">
            <text:p>0,00229432</text:p>
          </table:table-cell>
          <table:table-cell office:value-type="float" office:value="-0.00306341" calcext:value-type="float">
            <text:p>-0,00306341</text:p>
          </table:table-cell>
          <table:table-cell office:value-type="float" office:value="0.00134906" calcext:value-type="float">
            <text:p>0,00134906</text:p>
          </table:table-cell>
        </table:table-row>
        <table:table-row table:style-name="ro1">
          <table:table-cell office:value-type="float" office:value="0.00134906" calcext:value-type="float">
            <text:p>0,00134906</text:p>
          </table:table-cell>
          <table:table-cell office:value-type="float" office:value="-0.00112571" calcext:value-type="float">
            <text:p>-0,00112571</text:p>
          </table:table-cell>
          <table:table-cell office:value-type="float" office:value="-0.0264275" calcext:value-type="float">
            <text:p>-0,0264275</text:p>
          </table:table-cell>
          <table:table-cell office:value-type="float" office:value="-0.0547698" calcext:value-type="float">
            <text:p>-0,0547698</text:p>
          </table:table-cell>
          <table:table-cell office:value-type="float" office:value="-0.0501516" calcext:value-type="float">
            <text:p>-0,0501516</text:p>
          </table:table-cell>
          <table:table-cell office:value-type="float" office:value="-0.0147845" calcext:value-type="float">
            <text:p>-0,0147845</text:p>
          </table:table-cell>
          <table:table-cell office:value-type="float" office:value="0.0120263" calcext:value-type="float">
            <text:p>0,0120263</text:p>
          </table:table-cell>
          <table:table-cell office:value-type="float" office:value="0.00988292" calcext:value-type="float">
            <text:p>0,00988292</text:p>
          </table:table-cell>
          <table:table-cell office:value-type="float" office:value="-0.000182345" calcext:value-type="float">
            <text:p>-0,000182345</text:p>
          </table:table-cell>
          <table:table-cell office:value-type="float" office:value="0.00134906" calcext:value-type="float">
            <text:p>0,00134906</text:p>
          </table:table-cell>
        </table:table-row>
        <table:table-row table:style-name="ro1">
          <table:table-cell office:value-type="float" office:value="0.00134906" calcext:value-type="float">
            <text:p>0,00134906</text:p>
          </table:table-cell>
          <table:table-cell office:value-type="float" office:value="-0.0048096" calcext:value-type="float">
            <text:p>-0,0048096</text:p>
          </table:table-cell>
          <table:table-cell office:value-type="float" office:value="-0.0534097" calcext:value-type="float">
            <text:p>-0,0534097</text:p>
          </table:table-cell>
          <table:table-cell office:value-type="float" office:value="-0.119369" calcext:value-type="float">
            <text:p>-0,119369</text:p>
          </table:table-cell>
          <table:table-cell office:value-type="float" office:value="-0.132425" calcext:value-type="float">
            <text:p>-0,132425</text:p>
          </table:table-cell>
          <table:table-cell office:value-type="float" office:value="-0.075127" calcext:value-type="float">
            <text:p>-0,075127</text:p>
          </table:table-cell>
          <table:table-cell office:value-type="float" office:value="-0.00974662" calcext:value-type="float">
            <text:p>-0,00974662</text:p>
          </table:table-cell>
          <table:table-cell office:value-type="float" office:value="0.00946786" calcext:value-type="float">
            <text:p>0,00946786</text:p>
          </table:table-cell>
          <table:table-cell office:value-type="float" office:value="0.000770382" calcext:value-type="float">
            <text:p>0,000770382</text:p>
          </table:table-cell>
          <table:table-cell office:value-type="float" office:value="0.00134906" calcext:value-type="float">
            <text:p>0,00134906</text:p>
          </table:table-cell>
        </table:table-row>
        <table:table-row table:style-name="ro1">
          <table:table-cell office:value-type="float" office:value="0.00134906" calcext:value-type="float">
            <text:p>0,00134906</text:p>
          </table:table-cell>
          <table:table-cell office:value-type="float" office:value="0.000726228" calcext:value-type="float">
            <text:p>0,000726228</text:p>
          </table:table-cell>
          <table:table-cell office:value-type="float" office:value="-0.01248" calcext:value-type="float">
            <text:p>-0,01248</text:p>
          </table:table-cell>
          <table:table-cell office:value-type="float" office:value="-0.0213565" calcext:value-type="float">
            <text:p>-0,0213565</text:p>
          </table:table-cell>
          <table:table-cell office:value-type="float" office:value="-0.0078992" calcext:value-type="float">
            <text:p>-0,0078992</text:p>
          </table:table-cell>
          <table:table-cell office:value-type="float" office:value="0.0156716" calcext:value-type="float">
            <text:p>0,0156716</text:p>
          </table:table-cell>
          <table:table-cell office:value-type="float" office:value="0.0224189" calcext:value-type="float">
            <text:p>0,0224189</text:p>
          </table:table-cell>
          <table:table-cell office:value-type="float" office:value="0.00958441" calcext:value-type="float">
            <text:p>0,00958441</text:p>
          </table:table-cell>
          <table:table-cell office:value-type="float" office:value="-0.000780116" calcext:value-type="float">
            <text:p>-0,000780116</text:p>
          </table:table-cell>
          <table:table-cell office:value-type="float" office:value="0.00134906" calcext:value-type="float">
            <text:p>0,00134906</text:p>
          </table:table-cell>
        </table:table-row>
        <table:table-row table:style-name="ro1">
          <table:table-cell office:value-type="float" office:value="0.00134906" calcext:value-type="float">
            <text:p>0,00134906</text:p>
          </table:table-cell>
          <table:table-cell office:value-type="float" office:value="0.0088982" calcext:value-type="float">
            <text:p>0,0088982</text:p>
          </table:table-cell>
          <table:table-cell office:value-type="float" office:value="0.042773" calcext:value-type="float">
            <text:p>0,042773</text:p>
          </table:table-cell>
          <table:table-cell office:value-type="float" office:value="0.0987895" calcext:value-type="float">
            <text:p>0,0987895</text:p>
          </table:table-cell>
          <table:table-cell office:value-type="float" office:value="0.127263" calcext:value-type="float">
            <text:p>0,127263</text:p>
          </table:table-cell>
          <table:table-cell office:value-type="float" office:value="0.0950509" calcext:value-type="float">
            <text:p>0,0950509</text:p>
          </table:table-cell>
          <table:table-cell office:value-type="float" office:value="0.0338174" calcext:value-type="float">
            <text:p>0,0338174</text:p>
          </table:table-cell>
          <table:table-cell office:value-type="float" office:value="-0.00220501" calcext:value-type="float">
            <text:p>-0,00220501</text:p>
          </table:table-cell>
          <table:table-cell office:value-type="float" office:value="-0.00386797" calcext:value-type="float">
            <text:p>-0,00386797</text:p>
          </table:table-cell>
          <table:table-cell office:value-type="float" office:value="0.00134906" calcext:value-type="float">
            <text:p>0,00134906</text:p>
          </table:table-cell>
        </table:table-row>
        <table:table-row table:style-name="ro1">
          <table:table-cell office:value-type="float" office:value="0.00134906" calcext:value-type="float">
            <text:p>0,00134906</text:p>
          </table:table-cell>
          <table:table-cell office:value-type="float" office:value="0.0104178" calcext:value-type="float">
            <text:p>0,0104178</text:p>
          </table:table-cell>
          <table:table-cell office:value-type="float" office:value="0.0445975" calcext:value-type="float">
            <text:p>0,0445975</text:p>
          </table:table-cell>
          <table:table-cell office:value-type="float" office:value="0.0781102" calcext:value-type="float">
            <text:p>0,0781102</text:p>
          </table:table-cell>
          <table:table-cell office:value-type="float" office:value="0.0648682" calcext:value-type="float">
            <text:p>0,0648682</text:p>
          </table:table-cell>
          <table:table-cell office:value-type="float" office:value="0.0102925" calcext:value-type="float">
            <text:p>0,0102925</text:p>
          </table:table-cell>
          <table:table-cell office:value-type="float" office:value="-0.0299428" calcext:value-type="float">
            <text:p>-0,0299428</text:p>
          </table:table-cell>
          <table:table-cell office:value-type="float" office:value="-0.0257696" calcext:value-type="float">
            <text:p>-0,0257696</text:p>
          </table:table-cell>
          <table:table-cell office:value-type="float" office:value="-0.00537368" calcext:value-type="float">
            <text:p>-0,00537368</text:p>
          </table:table-cell>
          <table:table-cell office:value-type="float" office:value="0.00134906" calcext:value-type="float">
            <text:p>0,00134906</text:p>
          </table:table-cell>
        </table:table-row>
        <table:table-row table:style-name="ro1">
          <table:table-cell office:value-type="float" office:value="0.00134906" calcext:value-type="float">
            <text:p>0,00134906</text:p>
          </table:table-cell>
          <table:table-cell office:value-type="float" office:value="0.00414007" calcext:value-type="float">
            <text:p>0,00414007</text:p>
          </table:table-cell>
          <table:table-cell table:style-name="ce1" office:value-type="float" office:value="-0.0000361018" calcext:value-type="float">
            <text:p>-3,61E-05</text:p>
          </table:table-cell>
          <table:table-cell office:value-type="float" office:value="-0.0349665" calcext:value-type="float">
            <text:p>-0,0349665</text:p>
          </table:table-cell>
          <table:table-cell office:value-type="float" office:value="-0.0878654" calcext:value-type="float">
            <text:p>-0,0878654</text:p>
          </table:table-cell>
          <table:table-cell office:value-type="float" office:value="-0.109476" calcext:value-type="float">
            <text:p>-0,109476</text:p>
          </table:table-cell>
          <table:table-cell office:value-type="float" office:value="-0.0776167" calcext:value-type="float">
            <text:p>-0,0776167</text:p>
          </table:table-cell>
          <table:table-cell office:value-type="float" office:value="-0.0275087" calcext:value-type="float">
            <text:p>-0,0275087</text:p>
          </table:table-cell>
          <table:table-cell office:value-type="float" office:value="-0.00172213" calcext:value-type="float">
            <text:p>-0,00172213</text:p>
          </table:table-cell>
          <table:table-cell office:value-type="float" office:value="0.00134906" calcext:value-type="float">
            <text:p>0,00134906</text:p>
          </table:table-cell>
        </table:table-row>
        <table:table-row table:style-name="ro1">
          <table:table-cell office:value-type="float" office:value="0.00134906" calcext:value-type="float">
            <text:p>0,00134906</text:p>
          </table:table-cell>
          <table:table-cell office:value-type="float" office:value="-0.00305626" calcext:value-type="float">
            <text:p>-0,00305626</text:p>
          </table:table-cell>
          <table:table-cell office:value-type="float" office:value="-0.030657" calcext:value-type="float">
            <text:p>-0,030657</text:p>
          </table:table-cell>
          <table:table-cell office:value-type="float" office:value="-0.0746798" calcext:value-type="float">
            <text:p>-0,0746798</text:p>
          </table:table-cell>
          <table:table-cell office:value-type="float" office:value="-0.0910831" calcext:value-type="float">
            <text:p>-0,0910831</text:p>
          </table:table-cell>
          <table:table-cell office:value-type="float" office:value="-0.0579089" calcext:value-type="float">
            <text:p>-0,0579089</text:p>
          </table:table-cell>
          <table:table-cell office:value-type="float" office:value="-0.00916216" calcext:value-type="float">
            <text:p>-0,00916216</text:p>
          </table:table-cell>
          <table:table-cell office:value-type="float" office:value="0.0116464" calcext:value-type="float">
            <text:p>0,0116464</text:p>
          </table:table-cell>
          <table:table-cell office:value-type="float" office:value="0.00607308" calcext:value-type="float">
            <text:p>0,00607308</text:p>
          </table:table-cell>
          <table:table-cell office:value-type="float" office:value="0.00134906" calcext:value-type="float">
            <text:p>0,00134906</text:p>
          </table:table-cell>
        </table:table-row>
        <table:table-row table:style-name="ro1">
          <table:table-cell office:value-type="float" office:value="0.00134906" calcext:value-type="float">
            <text:p>0,00134906</text:p>
          </table:table-cell>
          <table:table-cell office:value-type="float" office:value="-0.00529547" calcext:value-type="float">
            <text:p>-0,00529547</text:p>
          </table:table-cell>
          <table:table-cell office:value-type="float" office:value="-0.0203111" calcext:value-type="float">
            <text:p>-0,0203111</text:p>
          </table:table-cell>
          <table:table-cell office:value-type="float" office:value="-0.0104917" calcext:value-type="float">
            <text:p>-0,0104917</text:p>
          </table:table-cell>
          <table:table-cell office:value-type="float" office:value="0.0431762" calcext:value-type="float">
            <text:p>0,0431762</text:p>
          </table:table-cell>
          <table:table-cell office:value-type="float" office:value="0.0976001" calcext:value-type="float">
            <text:p>0,0976001</text:p>
          </table:table-cell>
          <table:table-cell office:value-type="float" office:value="0.0974613" calcext:value-type="float">
            <text:p>0,0974613</text:p>
          </table:table-cell>
          <table:table-cell office:value-type="float" office:value="0.0504378" calcext:value-type="float">
            <text:p>0,0504378</text:p>
          </table:table-cell>
          <table:table-cell office:value-type="float" office:value="0.0110296" calcext:value-type="float">
            <text:p>0,0110296</text:p>
          </table:table-cell>
          <table:table-cell office:value-type="float" office:value="0.00134906" calcext:value-type="float">
            <text:p>0,00134906</text:p>
          </table:table-cell>
        </table:table-row>
        <table:table-row table:style-name="ro1">
          <table:table-cell office:value-type="float" office:value="0.00134906" calcext:value-type="float">
            <text:p>0,00134906</text:p>
          </table:table-cell>
          <table:table-cell office:value-type="float" office:value="-0.00306341" calcext:value-type="float">
            <text:p>-0,00306341</text:p>
          </table:table-cell>
          <table:table-cell office:value-type="float" office:value="0.00229431" calcext:value-type="float">
            <text:p>0,00229431</text:p>
          </table:table-cell>
          <table:table-cell office:value-type="float" office:value="0.0378127" calcext:value-type="float">
            <text:p>0,0378127</text:p>
          </table:table-cell>
          <table:table-cell office:value-type="float" office:value="0.0887958" calcext:value-type="float">
            <text:p>0,0887958</text:p>
          </table:table-cell>
          <table:table-cell office:value-type="float" office:value="0.109159" calcext:value-type="float">
            <text:p>0,109159</text:p>
          </table:table-cell>
          <table:table-cell office:value-type="float" office:value="0.0797295" calcext:value-type="float">
            <text:p>0,0797295</text:p>
          </table:table-cell>
          <table:table-cell office:value-type="float" office:value="0.0331589" calcext:value-type="float">
            <text:p>0,0331589</text:p>
          </table:table-cell>
          <table:table-cell office:value-type="float" office:value="0.00743835" calcext:value-type="float">
            <text:p>0,00743835</text:p>
          </table:table-cell>
          <table:table-cell office:value-type="float" office:value="0.00134906" calcext:value-type="float">
            <text:p>0,00134906</text:p>
          </table:table-cell>
        </table:table-row>
        <table:table-row table:style-name="ro1">
          <table:table-cell office:value-type="float" office:value="0.00134906" calcext:value-type="float">
            <text:p>0,00134906</text:p>
          </table:table-cell>
          <table:table-cell office:value-type="float" office:value="-0.000182346" calcext:value-type="float">
            <text:p>-0,000182346</text:p>
          </table:table-cell>
          <table:table-cell office:value-type="float" office:value="0.00988291" calcext:value-type="float">
            <text:p>0,00988291</text:p>
          </table:table-cell>
          <table:table-cell office:value-type="float" office:value="0.0120263" calcext:value-type="float">
            <text:p>0,0120263</text:p>
          </table:table-cell>
          <table:table-cell office:value-type="float" office:value="-0.0147845" calcext:value-type="float">
            <text:p>-0,0147845</text:p>
          </table:table-cell>
          <table:table-cell office:value-type="float" office:value="-0.0501516" calcext:value-type="float">
            <text:p>-0,0501516</text:p>
          </table:table-cell>
          <table:table-cell office:value-type="float" office:value="-0.0547697" calcext:value-type="float">
            <text:p>-0,0547697</text:p>
          </table:table-cell>
          <table:table-cell office:value-type="float" office:value="-0.0264275" calcext:value-type="float">
            <text:p>-0,0264275</text:p>
          </table:table-cell>
          <table:table-cell office:value-type="float" office:value="-0.00112571" calcext:value-type="float">
            <text:p>-0,00112571</text:p>
          </table:table-cell>
          <table:table-cell office:value-type="float" office:value="0.00134906" calcext:value-type="float">
            <text:p>0,00134906</text:p>
          </table:table-cell>
        </table:table-row>
        <table:table-row table:style-name="ro1">
          <table:table-cell office:value-type="float" office:value="0.00134906" calcext:value-type="float">
            <text:p>0,00134906</text:p>
          </table:table-cell>
          <table:table-cell office:value-type="float" office:value="0.000770381" calcext:value-type="float">
            <text:p>0,000770381</text:p>
          </table:table-cell>
          <table:table-cell office:value-type="float" office:value="0.00946786" calcext:value-type="float">
            <text:p>0,00946786</text:p>
          </table:table-cell>
          <table:table-cell office:value-type="float" office:value="-0.00974662" calcext:value-type="float">
            <text:p>-0,00974662</text:p>
          </table:table-cell>
          <table:table-cell office:value-type="float" office:value="-0.075127" calcext:value-type="float">
            <text:p>-0,075127</text:p>
          </table:table-cell>
          <table:table-cell office:value-type="float" office:value="-0.132425" calcext:value-type="float">
            <text:p>-0,132425</text:p>
          </table:table-cell>
          <table:table-cell office:value-type="float" office:value="-0.119369" calcext:value-type="float">
            <text:p>-0,119369</text:p>
          </table:table-cell>
          <table:table-cell office:value-type="float" office:value="-0.0534097" calcext:value-type="float">
            <text:p>-0,0534097</text:p>
          </table:table-cell>
          <table:table-cell office:value-type="float" office:value="-0.0048096" calcext:value-type="float">
            <text:p>-0,0048096</text:p>
          </table:table-cell>
          <table:table-cell office:value-type="float" office:value="0.00134906" calcext:value-type="float">
            <text:p>0,00134906</text:p>
          </table:table-cell>
        </table:table-row>
        <table:table-row table:style-name="ro1">
          <table:table-cell office:value-type="float" office:value="0.00134906" calcext:value-type="float">
            <text:p>0,00134906</text:p>
          </table:table-cell>
          <table:table-cell office:value-type="float" office:value="-0.000780116" calcext:value-type="float">
            <text:p>-0,000780116</text:p>
          </table:table-cell>
          <table:table-cell office:value-type="float" office:value="0.00958441" calcext:value-type="float">
            <text:p>0,00958441</text:p>
          </table:table-cell>
          <table:table-cell office:value-type="float" office:value="0.0224189" calcext:value-type="float">
            <text:p>0,0224189</text:p>
          </table:table-cell>
          <table:table-cell office:value-type="float" office:value="0.0156716" calcext:value-type="float">
            <text:p>0,0156716</text:p>
          </table:table-cell>
          <table:table-cell office:value-type="float" office:value="-0.00789922" calcext:value-type="float">
            <text:p>-0,00789922</text:p>
          </table:table-cell>
          <table:table-cell office:value-type="float" office:value="-0.0213565" calcext:value-type="float">
            <text:p>-0,0213565</text:p>
          </table:table-cell>
          <table:table-cell office:value-type="float" office:value="-0.01248" calcext:value-type="float">
            <text:p>-0,01248</text:p>
          </table:table-cell>
          <table:table-cell office:value-type="float" office:value="0.000726226" calcext:value-type="float">
            <text:p>0,000726226</text:p>
          </table:table-cell>
          <table:table-cell office:value-type="float" office:value="0.00134906" calcext:value-type="float">
            <text:p>0,00134906</text:p>
          </table:table-cell>
        </table:table-row>
        <table:table-row table:style-name="ro1">
          <table:table-cell office:value-type="float" office:value="0.00134906" calcext:value-type="float">
            <text:p>0,00134906</text:p>
          </table:table-cell>
          <table:table-cell office:value-type="float" office:value="-0.00386797" calcext:value-type="float">
            <text:p>-0,00386797</text:p>
          </table:table-cell>
          <table:table-cell office:value-type="float" office:value="-0.00220501" calcext:value-type="float">
            <text:p>-0,00220501</text:p>
          </table:table-cell>
          <table:table-cell office:value-type="float" office:value="0.0338174" calcext:value-type="float">
            <text:p>0,0338174</text:p>
          </table:table-cell>
          <table:table-cell office:value-type="float" office:value="0.0950508" calcext:value-type="float">
            <text:p>0,0950508</text:p>
          </table:table-cell>
          <table:table-cell office:value-type="float" office:value="0.127263" calcext:value-type="float">
            <text:p>0,127263</text:p>
          </table:table-cell>
          <table:table-cell office:value-type="float" office:value="0.0987895" calcext:value-type="float">
            <text:p>0,0987895</text:p>
          </table:table-cell>
          <table:table-cell office:value-type="float" office:value="0.042773" calcext:value-type="float">
            <text:p>0,042773</text:p>
          </table:table-cell>
          <table:table-cell office:value-type="float" office:value="0.0088982" calcext:value-type="float">
            <text:p>0,0088982</text:p>
          </table:table-cell>
          <table:table-cell office:value-type="float" office:value="0.00134906" calcext:value-type="float">
            <text:p>0,00134906</text:p>
          </table:table-cell>
        </table:table-row>
        <table:table-row table:style-name="ro1">
          <table:table-cell office:value-type="float" office:value="0.00134906" calcext:value-type="float">
            <text:p>0,00134906</text:p>
          </table:table-cell>
          <table:table-cell office:value-type="float" office:value="-0.00537368" calcext:value-type="float">
            <text:p>-0,00537368</text:p>
          </table:table-cell>
          <table:table-cell office:value-type="float" office:value="-0.0257696" calcext:value-type="float">
            <text:p>-0,0257696</text:p>
          </table:table-cell>
          <table:table-cell office:value-type="float" office:value="-0.0299428" calcext:value-type="float">
            <text:p>-0,0299428</text:p>
          </table:table-cell>
          <table:table-cell office:value-type="float" office:value="0.0102926" calcext:value-type="float">
            <text:p>0,0102926</text:p>
          </table:table-cell>
          <table:table-cell office:value-type="float" office:value="0.0648682" calcext:value-type="float">
            <text:p>0,0648682</text:p>
          </table:table-cell>
          <table:table-cell office:value-type="float" office:value="0.0781102" calcext:value-type="float">
            <text:p>0,0781102</text:p>
          </table:table-cell>
          <table:table-cell office:value-type="float" office:value="0.0445975" calcext:value-type="float">
            <text:p>0,0445975</text:p>
          </table:table-cell>
          <table:table-cell office:value-type="float" office:value="0.0104178" calcext:value-type="float">
            <text:p>0,0104178</text:p>
          </table:table-cell>
          <table:table-cell office:value-type="float" office:value="0.00134906" calcext:value-type="float">
            <text:p>0,0013490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formula="of:=SUM([.A3:.J21])" office:value-type="float" office:value="0.3554168305" calcext:value-type="float">
            <text:p>0,3554168305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3">00/00/0000</text:date>, <text:time style:data-style-name="N2" text:time-value="22:54:52.46784031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2T22:38:13.775547968</meta:creation-date>
    <dc:date>2020-10-23T10:33:05.589886336</dc:date>
    <meta:editing-duration>PT11H20M54S</meta:editing-duration>
    <meta:editing-cycles>4</meta:editing-cycles>
    <meta:generator>LibreOffice/6.1.5.2$Linux_X86_64 LibreOffice_project/10$Build-2</meta:generator>
    <meta:document-statistic meta:table-count="5" meta:cell-count="2232" meta:object-count="0"/>
  </office:meta>
</office:document-meta>
</file>